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7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67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6" table:default-cell-style-name="ce2"/>
        <table:table-row table:style-name="ro2">
          <table:table-cell/>
          <table:table-cell table:style-name="ce1" office:value-type="string">
            <text:p>candidatos df 2006</text:p>
          </table:table-cell>
          <table:table-cell table:style-name="ce1" table:number-columns-repeated="2"/>
          <table:table-cell table:number-columns-repeated="5"/>
          <table:table-cell table:style-name="Default"/>
        </table:table-row>
        <table:table-row table:style-name="ro2">
          <table:table-cell table:number-columns-repeated="9"/>
          <table:table-cell table:style-name="Default"/>
        </table:table-row>
        <table:table-row table:style-name="ro3">
          <table:table-cell office:value-type="string">
            <text:p>ord</text:p>
          </table:table-cell>
          <table:table-cell office:value-type="string">
            <text:p>puesto</text:p>
          </table:table-cell>
          <table:table-cell office:value-type="string">
            <text:p>dist</text:p>
          </table:table-cell>
          <table:table-cell office:value-type="string">
            <text:p>pr/su</text:p>
          </table:table-cell>
          <table:table-cell office:value-type="string">
            <text:p>part</text:p>
          </table:table-cell>
          <table:table-cell office:value-type="string">
            <text:p>yr</text:p>
          </table:table-cell>
          <table:table-cell office:value-type="string">
            <text:p>nom</text:p>
          </table:table-cell>
          <table:table-cell office:value-type="string">
            <text:p>pater</text:p>
          </table:table-cell>
          <table:table-cell office:value-type="string">
            <text:p>mater</text:p>
          </table:table-cell>
          <table:table-cell table:style-name="Default" office:value-type="string">
            <text:p>registr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FE DE GOBIERNO</text:p>
          </table:table-cell>
          <table:table-cell table:number-columns-repeated="2" office:value-type="string">
            <text:p>.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DEMETRIO JAVIER </text:p>
          </table:table-cell>
          <table:table-cell office:value-type="string">
            <text:p>SODI </text:p>
          </table:table-cell>
          <table:table-cell office:value-type="string">
            <text:p>DE LA TIJERA</text:p>
          </table:table-cell>
          <table:table-cell table:style-name="Default" office:value-type="string">
            <text:p>09-Abr-0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JEFE DE GOBIERNO</text:p>
          </table:table-cell>
          <table:table-cell table:number-columns-repeated="2" office:value-type="string">
            <text:p>.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BEATRIZ ELENA </text:p>
          </table:table-cell>
          <table:table-cell office:value-type="string">
            <text:p>PAREDES </text:p>
          </table:table-cell>
          <table:table-cell office:value-type="string">
            <text:p>RANGEL</text:p>
          </table:table-cell>
          <table:table-cell table:style-name="Default" office:value-type="string">
            <text:p>09-Abr-0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JEFE DE GOBIERNO</text:p>
          </table:table-cell>
          <table:table-cell table:number-columns-repeated="2" office:value-type="string">
            <text:p>.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MARCELO LUIS <text:s/></text:p>
          </table:table-cell>
          <table:table-cell office:value-type="string">
            <text:p>EBRARD</text:p>
          </table:table-cell>
          <table:table-cell office:value-type="string">
            <text:p>CASAUBON</text:p>
          </table:table-cell>
          <table:table-cell table:style-name="Default" office:value-type="string">
            <text:p>09-Abr-0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JEFE DE GOBIERNO</text:p>
          </table:table-cell>
          <table:table-cell table:number-columns-repeated="2" office:value-type="string">
            <text:p>.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ALBERTO EMILIANO </text:p>
          </table:table-cell>
          <table:table-cell office:value-type="string">
            <text:p>CINTA </text:p>
          </table:table-cell>
          <table:table-cell office:value-type="string">
            <text:p>MARTINEZ</text:p>
          </table:table-cell>
          <table:table-cell table:style-name="Default" office:value-type="string">
            <text:p>09-Abr-0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JEFE DE GOBIERNO</text:p>
          </table:table-cell>
          <table:table-cell table:number-columns-repeated="2" office:value-type="string">
            <text:p>.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GUSTAVO JAVIER </text:p>
          </table:table-cell>
          <table:table-cell office:value-type="string">
            <text:p>JIMENEZ </text:p>
          </table:table-cell>
          <table:table-cell office:value-type="string">
            <text:p>PONS MEJIA</text:p>
          </table:table-cell>
          <table:table-cell table:style-name="Default" office:value-type="string">
            <text:p>09-Abr-0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MIGUEL ANGEL</text:p>
          </table:table-cell>
          <table:table-cell office:value-type="string">
            <text:p>TOSCANO </text:p>
          </table:table-cell>
          <table:table-cell office:value-type="string">
            <text:p>VELASCO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MARGARITA</text:p>
          </table:table-cell>
          <table:table-cell office:value-type="string">
            <text:p>SALDAÑA </text:p>
          </table:table-cell>
          <table:table-cell office:value-type="string">
            <text:p>HERNANDEZ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GERMAN</text:p>
          </table:table-cell>
          <table:table-cell office:value-type="string">
            <text:p>DE LA GARZA </text:p>
          </table:table-cell>
          <table:table-cell office:value-type="string">
            <text:p>ESTRADA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ARIA GUADALUPE CECILIA</text:p>
          </table:table-cell>
          <table:table-cell office:value-type="string">
            <text:p>ROMERO </text:p>
          </table:table-cell>
          <table:table-cell office:value-type="string">
            <text:p>CASTILLO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ARTURO</text:p>
          </table:table-cell>
          <table:table-cell office:value-type="string">
            <text:p>MADERO </text:p>
          </table:table-cell>
          <table:table-cell office:value-type="string">
            <text:p>GARZA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ARIO ALBERTO</text:p>
          </table:table-cell>
          <table:table-cell office:value-type="string">
            <text:p>PALACIOS </text:p>
          </table:table-cell>
          <table:table-cell office:value-type="string">
            <text:p>ACOSTA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GENARO</text:p>
          </table:table-cell>
          <table:table-cell office:value-type="string">
            <text:p>ROSALINO </text:p>
          </table:table-cell>
          <table:table-cell office:value-type="string">
            <text:p>GARCIA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ROBERTO JUAN MANUEL</text:p>
          </table:table-cell>
          <table:table-cell office:value-type="string">
            <text:p>RAYON</text:p>
          </table:table-cell>
          <table:table-cell office:value-type="string">
            <text:p><text:s/>RIOS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LEOPOLDO</text:p>
          </table:table-cell>
          <table:table-cell office:value-type="string">
            <text:p>RUIZ </text:p>
          </table:table-cell>
          <table:table-cell office:value-type="string">
            <text:p>GOMEZ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IRIS EDITH</text:p>
          </table:table-cell>
          <table:table-cell office:value-type="string">
            <text:p>SANTACRUZ </text:p>
          </table:table-cell>
          <table:table-cell office:value-type="string">
            <text:p>FABILA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GABRIELA</text:p>
          </table:table-cell>
          <table:table-cell office:value-type="string">
            <text:p>CUEVAS </text:p>
          </table:table-cell>
          <table:table-cell office:value-type="string">
            <text:p>BARRON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ALBERTO ABRAHAM</text:p>
          </table:table-cell>
          <table:table-cell office:value-type="string">
            <text:p>MELO </text:p>
          </table:table-cell>
          <table:table-cell office:value-type="string">
            <text:p>TORRES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ANTONIO</text:p>
          </table:table-cell>
          <table:table-cell office:value-type="string">
            <text:p>SIMANCAS </text:p>
          </table:table-cell>
          <table:table-cell office:value-type="string">
            <text:p>LOPEZ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ARMINDA</text:p>
          </table:table-cell>
          <table:table-cell office:value-type="string">
            <text:p>CALZADA </text:p>
          </table:table-cell>
          <table:table-cell office:value-type="string">
            <text:p>MARTINEZ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CARLOS MANUEL</text:p>
          </table:table-cell>
          <table:table-cell office:value-type="string">
            <text:p>MORALES <text:s/></text:p>
          </table:table-cell>
          <table:table-cell office:value-type="string">
            <text:p>OCAÑA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WENDY</text:p>
          </table:table-cell>
          <table:table-cell office:value-type="string">
            <text:p>GONZALEZ </text:p>
          </table:table-cell>
          <table:table-cell office:value-type="string">
            <text:p>URRUTI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GLORIA</text:p>
          </table:table-cell>
          <table:table-cell office:value-type="string">
            <text:p>BRASDEFER </text:p>
          </table:table-cell>
          <table:table-cell office:value-type="string">
            <text:p>HERNAND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RICARDO</text:p>
          </table:table-cell>
          <table:table-cell office:value-type="string">
            <text:p>BETANCOURT <text:s/></text:p>
          </table:table-cell>
          <table:table-cell office:value-type="string">
            <text:p>LINARE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MAURICIO</text:p>
          </table:table-cell>
          <table:table-cell office:value-type="string">
            <text:p>CHARFEN </text:p>
          </table:table-cell>
          <table:table-cell office:value-type="string">
            <text:p>PRI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OSE</text:p>
          </table:table-cell>
          <table:table-cell office:value-type="string">
            <text:p>MONROY </text:p>
          </table:table-cell>
          <table:table-cell office:value-type="string">
            <text:p>ZORRIVAS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FRANCISCO</text:p>
          </table:table-cell>
          <table:table-cell office:value-type="string">
            <text:p>GAZCON <text:s/></text:p>
          </table:table-cell>
          <table:table-cell office:value-type="string">
            <text:p>MARTIN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JUAN FRANCISCO</text:p>
          </table:table-cell>
          <table:table-cell office:value-type="string">
            <text:p>DIAZ </text:p>
          </table:table-cell>
          <table:table-cell office:value-type="string">
            <text:p>AGUIRRE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OSCAR JAVIER</text:p>
          </table:table-cell>
          <table:table-cell office:value-type="string">
            <text:p>JOFFRE</text:p>
          </table:table-cell>
          <table:table-cell office:value-type="string">
            <text:p><text:s/>VELAZQU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LETICIA</text:p>
          </table:table-cell>
          <table:table-cell office:value-type="string">
            <text:p>RODRIGUEZ </text:p>
          </table:table-cell>
          <table:table-cell office:value-type="string">
            <text:p>MOCTEZUM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OSE LUIS</text:p>
          </table:table-cell>
          <table:table-cell office:value-type="string">
            <text:p>HERNANDEZ </text:p>
          </table:table-cell>
          <table:table-cell office:value-type="string">
            <text:p>ROSAS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IGNACIO</text:p>
          </table:table-cell>
          <table:table-cell office:value-type="string">
            <text:p>AVALOS </text:p>
          </table:table-cell>
          <table:table-cell office:value-type="string">
            <text:p>CARDENAS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LUZ</text:p>
          </table:table-cell>
          <table:table-cell office:value-type="string">
            <text:p>LAJOUS </text:p>
          </table:table-cell>
          <table:table-cell office:value-type="string">
            <text:p>VARGA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ALEJANDRO</text:p>
          </table:table-cell>
          <table:table-cell office:value-type="string">
            <text:p>OLVERA </text:p>
          </table:table-cell>
          <table:table-cell office:value-type="string">
            <text:p>ACEVEDO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FIDEL <text:s/>LEONARDO</text:p>
          </table:table-cell>
          <table:table-cell office:value-type="string">
            <text:p>SUAREZ <text:s/></text:p>
          </table:table-cell>
          <table:table-cell office:value-type="string">
            <text:p>VIVANC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OSE LUIS</text:p>
          </table:table-cell>
          <table:table-cell office:value-type="string">
            <text:p>BARAJAS <text:s/></text:p>
          </table:table-cell>
          <table:table-cell office:value-type="string">
            <text:p>MEDIN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EDGARD</text:p>
          </table:table-cell>
          <table:table-cell office:value-type="string">
            <text:p>DELGADO <text:s/></text:p>
          </table:table-cell>
          <table:table-cell office:value-type="string">
            <text:p>AGUILAR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COSME MARIA TERESA</text:p>
          </table:table-cell>
          <table:table-cell office:value-type="string">
            <text:p>ALQUICIRA </text:p>
          </table:table-cell>
          <table:table-cell office:value-type="string">
            <text:p>CARMON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LEONEL</text:p>
          </table:table-cell>
          <table:table-cell office:value-type="string">
            <text:p>LUNA </text:p>
          </table:table-cell>
          <table:table-cell office:value-type="string">
            <text:p>ESTRAD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ALEJANDRO</text:p>
          </table:table-cell>
          <table:table-cell office:value-type="string">
            <text:p>CARBAJAL </text:p>
          </table:table-cell>
          <table:table-cell office:value-type="string">
            <text:p>GONZAL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MARIA ALEJANDRA</text:p>
          </table:table-cell>
          <table:table-cell office:value-type="string">
            <text:p>BARRALES </text:p>
          </table:table-cell>
          <table:table-cell office:value-type="string">
            <text:p>MAGDALEN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ANTONIO HEBERTO</text:p>
          </table:table-cell>
          <table:table-cell office:value-type="string">
            <text:p>CASTILLO </text:p>
          </table:table-cell>
          <table:table-cell office:value-type="string">
            <text:p>JUAR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REMEDIOS</text:p>
          </table:table-cell>
          <table:table-cell office:value-type="string">
            <text:p>LEDESMA </text:p>
          </table:table-cell>
          <table:table-cell office:value-type="string">
            <text:p>GARCI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JOSE LUIS</text:p>
          </table:table-cell>
          <table:table-cell office:value-type="string">
            <text:p>MUÑOZ </text:p>
          </table:table-cell>
          <table:table-cell office:value-type="string">
            <text:p>SORI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FRANCISCO</text:p>
          </table:table-cell>
          <table:table-cell office:value-type="string">
            <text:p>CHIGUIL </text:p>
          </table:table-cell>
          <table:table-cell office:value-type="string">
            <text:p>FIGUERO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ERASTO</text:p>
          </table:table-cell>
          <table:table-cell office:value-type="string">
            <text:p>ENSASTIGA </text:p>
          </table:table-cell>
          <table:table-cell office:value-type="string">
            <text:p>SANTIAG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HORACIO</text:p>
          </table:table-cell>
          <table:table-cell office:value-type="string">
            <text:p>MARTINEZ </text:p>
          </table:table-cell>
          <table:table-cell office:value-type="string">
            <text:p>MEZ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HECTOR</text:p>
          </table:table-cell>
          <table:table-cell office:value-type="string">
            <text:p>GUIJOSA </text:p>
          </table:table-cell>
          <table:table-cell office:value-type="string">
            <text:p>MOR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ROBERTO CARLOS</text:p>
          </table:table-cell>
          <table:table-cell office:value-type="string">
            <text:p>REYES </text:p>
          </table:table-cell>
          <table:table-cell office:value-type="string">
            <text:p>GAMI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JOSE LUIS</text:p>
          </table:table-cell>
          <table:table-cell office:value-type="string">
            <text:p>CABRERA </text:p>
          </table:table-cell>
          <table:table-cell office:value-type="string">
            <text:p>PADILL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GUILLERMO</text:p>
          </table:table-cell>
          <table:table-cell office:value-type="string">
            <text:p>SANCHEZ </text:p>
          </table:table-cell>
          <table:table-cell office:value-type="string">
            <text:p>TORRE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GILBERTO</text:p>
          </table:table-cell>
          <table:table-cell office:value-type="string">
            <text:p>ENSASTIGA </text:p>
          </table:table-cell>
          <table:table-cell office:value-type="string">
            <text:p>SANTIAGO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JULIO CESAR</text:p>
          </table:table-cell>
          <table:table-cell office:value-type="string">
            <text:p>MORENO </text:p>
          </table:table-cell>
          <table:table-cell office:value-type="string">
            <text:p>RIVER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URIEL</text:p>
          </table:table-cell>
          <table:table-cell office:value-type="string">
            <text:p>GONZALEZ </text:p>
          </table:table-cell>
          <table:table-cell office:value-type="string">
            <text:p>MONZON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LUIS HECTOR</text:p>
          </table:table-cell>
          <table:table-cell office:value-type="string">
            <text:p>CHAVEZ </text:p>
          </table:table-cell>
          <table:table-cell office:value-type="string">
            <text:p>GUZMAN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GABRIEL</text:p>
          </table:table-cell>
          <table:table-cell office:value-type="string">
            <text:p>LOPEZ </text:p>
          </table:table-cell>
          <table:table-cell office:value-type="string">
            <text:p>OLGUIN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CARLA ALICIA</text:p>
          </table:table-cell>
          <table:table-cell office:value-type="string">
            <text:p>ARRIETA</text:p>
          </table:table-cell>
          <table:table-cell office:value-type="string">
            <text:p><text:s/>ROJA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JUAN </text:p>
          </table:table-cell>
          <table:table-cell office:value-type="string">
            <text:p>PACHECO <text:s/></text:p>
          </table:table-cell>
          <table:table-cell office:value-type="string">
            <text:p>SALAZAR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MAXIMILIANO</text:p>
          </table:table-cell>
          <table:table-cell office:value-type="string">
            <text:p>REYES </text:p>
          </table:table-cell>
          <table:table-cell office:value-type="string">
            <text:p>ZUÑIG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ANTONIO</text:p>
          </table:table-cell>
          <table:table-cell office:value-type="string">
            <text:p>PAZ </text:p>
          </table:table-cell>
          <table:table-cell office:value-type="string">
            <text:p>MARTIN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SILVIA TERESA</text:p>
          </table:table-cell>
          <table:table-cell office:value-type="string">
            <text:p>JIMENEZ </text:p>
          </table:table-cell>
          <table:table-cell office:value-type="string">
            <text:p>GUTIERR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RAQUEL</text:p>
          </table:table-cell>
          <table:table-cell office:value-type="string">
            <text:p>ZAFRA <text:s/></text:p>
          </table:table-cell>
          <table:table-cell office:value-type="string">
            <text:p>VILLEGA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MARIO</text:p>
          </table:table-cell>
          <table:table-cell office:value-type="string">
            <text:p>BERUMEN </text:p>
          </table:table-cell>
          <table:table-cell office:value-type="string">
            <text:p>BAUTIST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FRANCISCO JAVIER</text:p>
          </table:table-cell>
          <table:table-cell office:value-type="string">
            <text:p>CERVANTES </text:p>
          </table:table-cell>
          <table:table-cell office:value-type="string">
            <text:p>GONZAL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GABRIELA</text:p>
          </table:table-cell>
          <table:table-cell office:value-type="string">
            <text:p>CUEVAS <text:s/></text:p>
          </table:table-cell>
          <table:table-cell office:value-type="string">
            <text:p>BARRON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FERNANDO</text:p>
          </table:table-cell>
          <table:table-cell office:value-type="string">
            <text:p>LOPEZ </text:p>
          </table:table-cell>
          <table:table-cell office:value-type="string">
            <text:p>CRU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BENJAMIN</text:p>
          </table:table-cell>
          <table:table-cell office:value-type="string">
            <text:p>ROMERO <text:s/></text:p>
          </table:table-cell>
          <table:table-cell office:value-type="string">
            <text:p>DUARTE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ALVARO</text:p>
          </table:table-cell>
          <table:table-cell office:value-type="string">
            <text:p>RAMIREZ </text:p>
          </table:table-cell>
          <table:table-cell office:value-type="string">
            <text:p>MARTIN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AXEL</text:p>
          </table:table-cell>
          <table:table-cell office:value-type="string">
            <text:p>VAZQUEZ </text:p>
          </table:table-cell>
          <table:table-cell office:value-type="string">
            <text:p>BURGUETTE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MAURICIO</text:p>
          </table:table-cell>
          <table:table-cell office:value-type="string">
            <text:p>ESCANDON </text:p>
          </table:table-cell>
          <table:table-cell office:value-type="string">
            <text:p>ROSA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JOSE MANUEL</text:p>
          </table:table-cell>
          <table:table-cell office:value-type="string">
            <text:p>DIAZ </text:p>
          </table:table-cell>
          <table:table-cell office:value-type="string">
            <text:p>ESPIN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PABLO ENRIQUE</text:p>
          </table:table-cell>
          <table:table-cell office:value-type="string">
            <text:p>LARA </text:p>
          </table:table-cell>
          <table:table-cell office:value-type="string">
            <text:p>CARRILL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ARMANDO</text:p>
          </table:table-cell>
          <table:table-cell office:value-type="string">
            <text:p>ARTEAGA </text:p>
          </table:table-cell>
          <table:table-cell office:value-type="string">
            <text:p>TENORI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LUIS RICARDO</text:p>
          </table:table-cell>
          <table:table-cell office:value-type="string">
            <text:p>GALGERA </text:p>
          </table:table-cell>
          <table:table-cell office:value-type="string">
            <text:p>BOLAÑO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NORA LUZ</text:p>
          </table:table-cell>
          <table:table-cell office:value-type="string">
            <text:p>CABRERA</text:p>
          </table:table-cell>
          <table:table-cell office:value-type="string">
            <text:p><text:s/>ORTI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ROSALINDA</text:p>
          </table:table-cell>
          <table:table-cell office:value-type="string">
            <text:p>AVILA </text:p>
          </table:table-cell>
          <table:table-cell office:value-type="string">
            <text:p>SELVAS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MIGUEL ANGEL</text:p>
          </table:table-cell>
          <table:table-cell office:value-type="string">
            <text:p>PEREZ <text:s/></text:p>
          </table:table-cell>
          <table:table-cell office:value-type="string">
            <text:p>SANCH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MARGARITA GUADALUPE</text:p>
          </table:table-cell>
          <table:table-cell office:value-type="string">
            <text:p>URIBE </text:p>
          </table:table-cell>
          <table:table-cell office:value-type="string">
            <text:p>ACEVES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ENRIQUE GUADALUPE</text:p>
          </table:table-cell>
          <table:table-cell office:value-type="string">
            <text:p>LOPEZ </text:p>
          </table:table-cell>
          <table:table-cell office:value-type="string">
            <text:p>MOR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GONZALO</text:p>
          </table:table-cell>
          <table:table-cell office:value-type="string">
            <text:p>MONROY</text:p>
          </table:table-cell>
          <table:table-cell office:value-type="string">
            <text:p><text:s/>AVIL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PEDRO RICARDO</text:p>
          </table:table-cell>
          <table:table-cell office:value-type="string">
            <text:p>VELASCO </text:p>
          </table:table-cell>
          <table:table-cell office:value-type="string">
            <text:p>TABOAD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ZIRCE LUZ</text:p>
          </table:table-cell>
          <table:table-cell office:value-type="string">
            <text:p>RINCON </text:p>
          </table:table-cell>
          <table:table-cell office:value-type="string">
            <text:p>MARTIN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ROSA AURORA</text:p>
          </table:table-cell>
          <table:table-cell office:value-type="string">
            <text:p>PEREZ </text:p>
          </table:table-cell>
          <table:table-cell office:value-type="string">
            <text:p>MUÑO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NORMA LAURA</text:p>
          </table:table-cell>
          <table:table-cell office:value-type="string">
            <text:p>ALVAREZ </text:p>
          </table:table-cell>
          <table:table-cell office:value-type="string">
            <text:p>CONTRERA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ALMA LETICIA</text:p>
          </table:table-cell>
          <table:table-cell office:value-type="string">
            <text:p>BONILLA </text:p>
          </table:table-cell>
          <table:table-cell office:value-type="string">
            <text:p>LOP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JEFE DELEGACIONAL</text:p>
          </table:table-cell>
          <table:table-cell table:number-columns-repeated="2" office:value-type="string">
            <text:p>.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ROBERTO GERARDO</text:p>
          </table:table-cell>
          <table:table-cell office:value-type="string">
            <text:p>CASTORENA </text:p>
          </table:table-cell>
          <table:table-cell office:value-type="string">
            <text:p>ZANELLA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IP. MAYORIA RELATIVA</text:p>
          </table:table-cell>
          <table:table-cell office:value-type="float" office:value="1">
            <text:p>1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ESPERANZA</text:p>
          </table:table-cell>
          <table:table-cell office:value-type="string">
            <text:p>CERVANTES</text:p>
          </table:table-cell>
          <table:table-cell office:value-type="string">
            <text:p><text:s/>GONZALEZ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IP. MAYORIA RELATIVA</text:p>
          </table:table-cell>
          <table:table-cell office:value-type="float" office:value="1">
            <text:p>1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ANUEL</text:p>
          </table:table-cell>
          <table:table-cell office:value-type="string">
            <text:p>CAMPOS </text:p>
          </table:table-cell>
          <table:table-cell office:value-type="string">
            <text:p>QUIROZ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IP. MAYORIA RELATIVA</text:p>
          </table:table-cell>
          <table:table-cell office:value-type="float" office:value="2">
            <text:p>2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IGUEL ANGEL</text:p>
          </table:table-cell>
          <table:table-cell office:value-type="string">
            <text:p>DE HARO <text:s/></text:p>
          </table:table-cell>
          <table:table-cell office:value-type="string">
            <text:p>PAYAN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IP. MAYORIA RELATIVA</text:p>
          </table:table-cell>
          <table:table-cell office:value-type="float" office:value="2">
            <text:p>2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LILIANA</text:p>
          </table:table-cell>
          <table:table-cell office:value-type="string">
            <text:p>PORRAS <text:s/></text:p>
          </table:table-cell>
          <table:table-cell office:value-type="string">
            <text:p>GOMEZ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IP. MAYORIA RELATIVA</text:p>
          </table:table-cell>
          <table:table-cell office:value-type="float" office:value="3">
            <text:p>3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IGUEL ANGEL</text:p>
          </table:table-cell>
          <table:table-cell office:value-type="string">
            <text:p>OCANO <text:s/></text:p>
          </table:table-cell>
          <table:table-cell office:value-type="string">
            <text:p>OPENGO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IP. MAYORIA RELATIVA</text:p>
          </table:table-cell>
          <table:table-cell office:value-type="float" office:value="3">
            <text:p>3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EVA</text:p>
          </table:table-cell>
          <table:table-cell office:value-type="string">
            <text:p>DIAZ </text:p>
          </table:table-cell>
          <table:table-cell office:value-type="string">
            <text:p>ALVARADO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IP. MAYORIA RELATIVA</text:p>
          </table:table-cell>
          <table:table-cell office:value-type="float" office:value="4">
            <text:p>4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ANDREA</text:p>
          </table:table-cell>
          <table:table-cell office:value-type="string">
            <text:p>GONZALEZ </text:p>
          </table:table-cell>
          <table:table-cell office:value-type="string">
            <text:p>CONTRERAS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IP. MAYORIA RELATIVA</text:p>
          </table:table-cell>
          <table:table-cell office:value-type="float" office:value="4">
            <text:p>4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JULIO CESAR</text:p>
          </table:table-cell>
          <table:table-cell office:value-type="string">
            <text:p>NAVARRO </text:p>
          </table:table-cell>
          <table:table-cell office:value-type="string">
            <text:p>VAZQUEZ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IP. MAYORIA RELATIVA</text:p>
          </table:table-cell>
          <table:table-cell office:value-type="float" office:value="5">
            <text:p>5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VICTOR MARTIN</text:p>
          </table:table-cell>
          <table:table-cell office:value-type="string">
            <text:p>ORDUÑA </text:p>
          </table:table-cell>
          <table:table-cell office:value-type="string">
            <text:p>MUÑOZ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IP. MAYORIA RELATIVA</text:p>
          </table:table-cell>
          <table:table-cell office:value-type="float" office:value="5">
            <text:p>5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RAUL</text:p>
          </table:table-cell>
          <table:table-cell office:value-type="string">
            <text:p>PAREDES </text:p>
          </table:table-cell>
          <table:table-cell office:value-type="string">
            <text:p>PEÑA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IP. MAYORIA RELATIVA</text:p>
          </table:table-cell>
          <table:table-cell office:value-type="float" office:value="6">
            <text:p>6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AYO ARTURO</text:p>
          </table:table-cell>
          <table:table-cell office:value-type="string">
            <text:p>BRAVO <text:s/></text:p>
          </table:table-cell>
          <table:table-cell office:value-type="string">
            <text:p>HERNANDEZ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IP. MAYORIA RELATIVA</text:p>
          </table:table-cell>
          <table:table-cell office:value-type="float" office:value="6">
            <text:p>6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GABRIEL ALVARO</text:p>
          </table:table-cell>
          <table:table-cell office:value-type="string">
            <text:p>CORDOVA </text:p>
          </table:table-cell>
          <table:table-cell office:value-type="string">
            <text:p>ESTEVA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IP. MAYORIA RELATIVA</text:p>
          </table:table-cell>
          <table:table-cell office:value-type="float" office:value="7">
            <text:p>7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FLAVIO GERARDO</text:p>
          </table:table-cell>
          <table:table-cell office:value-type="string">
            <text:p>ARAUZO </text:p>
          </table:table-cell>
          <table:table-cell office:value-type="string">
            <text:p>ELIZONDO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IP. MAYORIA RELATIVA</text:p>
          </table:table-cell>
          <table:table-cell office:value-type="float" office:value="7">
            <text:p>7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GLORIA</text:p>
          </table:table-cell>
          <table:table-cell office:value-type="string">
            <text:p>AYALA </text:p>
          </table:table-cell>
          <table:table-cell office:value-type="string">
            <text:p>VIEYRA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IP. MAYORIA RELATIVA</text:p>
          </table:table-cell>
          <table:table-cell office:value-type="float" office:value="8">
            <text:p>8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ARIA ISABEL</text:p>
          </table:table-cell>
          <table:table-cell office:value-type="string">
            <text:p>MONTOYA </text:p>
          </table:table-cell>
          <table:table-cell office:value-type="string">
            <text:p>RESENDIZ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IP. MAYORIA RELATIVA</text:p>
          </table:table-cell>
          <table:table-cell office:value-type="float" office:value="8">
            <text:p>8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GUSTAVO</text:p>
          </table:table-cell>
          <table:table-cell office:value-type="string">
            <text:p>AVIÑA </text:p>
          </table:table-cell>
          <table:table-cell office:value-type="string">
            <text:p>ZAVALA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IP. MAYORIA RELATIVA</text:p>
          </table:table-cell>
          <table:table-cell office:value-type="float" office:value="9">
            <text:p>9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ENRIQUE DE JESUS</text:p>
          </table:table-cell>
          <table:table-cell office:value-type="string">
            <text:p>CERVANTES </text:p>
          </table:table-cell>
          <table:table-cell office:value-type="string">
            <text:p>GARCIA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IP. MAYORIA RELATIVA</text:p>
          </table:table-cell>
          <table:table-cell office:value-type="float" office:value="9">
            <text:p>9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LAURA</text:p>
          </table:table-cell>
          <table:table-cell office:value-type="string">
            <text:p>RODRIGUEZ </text:p>
          </table:table-cell>
          <table:table-cell office:value-type="string">
            <text:p>LARA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IP. MAYORIA RELATIVA</text:p>
          </table:table-cell>
          <table:table-cell office:value-type="float" office:value="10">
            <text:p>10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SALVADOR</text:p>
          </table:table-cell>
          <table:table-cell office:value-type="string">
            <text:p>PADILLA </text:p>
          </table:table-cell>
          <table:table-cell office:value-type="string">
            <text:p>CANO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IP. MAYORIA RELATIVA</text:p>
          </table:table-cell>
          <table:table-cell office:value-type="float" office:value="10">
            <text:p>10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CARLOS ALBERTO</text:p>
          </table:table-cell>
          <table:table-cell office:value-type="string">
            <text:p>LANDA </text:p>
          </table:table-cell>
          <table:table-cell office:value-type="string">
            <text:p>SILVA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IP. MAYORIA RELATIVA</text:p>
          </table:table-cell>
          <table:table-cell office:value-type="float" office:value="11">
            <text:p>11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ARIA</text:p>
          </table:table-cell>
          <table:table-cell office:value-type="string">
            <text:p>ZARAGOZA <text:s/></text:p>
          </table:table-cell>
          <table:table-cell office:value-type="string">
            <text:p>SIGLER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IP. MAYORIA RELATIVA</text:p>
          </table:table-cell>
          <table:table-cell office:value-type="float" office:value="11">
            <text:p>11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JUAN</text:p>
          </table:table-cell>
          <table:table-cell office:value-type="string">
            <text:p>DIAZ <text:s/></text:p>
          </table:table-cell>
          <table:table-cell office:value-type="string">
            <text:p>REBOLLAR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IP. MAYORIA RELATIVA</text:p>
          </table:table-cell>
          <table:table-cell office:value-type="float" office:value="12">
            <text:p>12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EFRAIN</text:p>
          </table:table-cell>
          <table:table-cell office:value-type="string">
            <text:p>MORALES <text:s/></text:p>
          </table:table-cell>
          <table:table-cell office:value-type="string">
            <text:p>GOMEZ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IP. MAYORIA RELATIVA</text:p>
          </table:table-cell>
          <table:table-cell office:value-type="float" office:value="12">
            <text:p>12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CECILIA</text:p>
          </table:table-cell>
          <table:table-cell office:value-type="string">
            <text:p>LOPEZ </text:p>
          </table:table-cell>
          <table:table-cell office:value-type="string">
            <text:p>RAMIREZ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IP. MAYORIA RELATIVA</text:p>
          </table:table-cell>
          <table:table-cell office:value-type="float" office:value="13">
            <text:p>13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CARLOS</text:p>
          </table:table-cell>
          <table:table-cell office:value-type="string">
            <text:p>CALDERON </text:p>
          </table:table-cell>
          <table:table-cell office:value-type="string">
            <text:p>GONZALEZ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IP. MAYORIA RELATIVA</text:p>
          </table:table-cell>
          <table:table-cell office:value-type="float" office:value="13">
            <text:p>13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LUCIA</text:p>
          </table:table-cell>
          <table:table-cell office:value-type="string">
            <text:p>JUAREZ </text:p>
          </table:table-cell>
          <table:table-cell office:value-type="string">
            <text:p>MEJIA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IP. MAYORIA RELATIVA</text:p>
          </table:table-cell>
          <table:table-cell office:value-type="float" office:value="14">
            <text:p>14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ARGARITA MARIA</text:p>
          </table:table-cell>
          <table:table-cell office:value-type="string">
            <text:p>MARTINEZ <text:s/></text:p>
          </table:table-cell>
          <table:table-cell office:value-type="string">
            <text:p>FISHER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IP. MAYORIA RELATIVA</text:p>
          </table:table-cell>
          <table:table-cell office:value-type="float" office:value="14">
            <text:p>14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ARNE SIDNEY</text:p>
          </table:table-cell>
          <table:table-cell office:value-type="string">
            <text:p>AUS DEN RUTHEN</text:p>
          </table:table-cell>
          <table:table-cell office:value-type="string">
            <text:p>HAAG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IP. MAYORIA RELATIVA</text:p>
          </table:table-cell>
          <table:table-cell office:value-type="float" office:value="15">
            <text:p>15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SILVIA</text:p>
          </table:table-cell>
          <table:table-cell office:value-type="string">
            <text:p>ZULETA </text:p>
          </table:table-cell>
          <table:table-cell office:value-type="string">
            <text:p>VITE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IP. MAYORIA RELATIVA</text:p>
          </table:table-cell>
          <table:table-cell office:value-type="float" office:value="15">
            <text:p>15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AURICIO</text:p>
          </table:table-cell>
          <table:table-cell office:value-type="string">
            <text:p>VILLANUEVA </text:p>
          </table:table-cell>
          <table:table-cell office:value-type="string">
            <text:p>TORRES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IP. MAYORIA RELATIVA</text:p>
          </table:table-cell>
          <table:table-cell office:value-type="float" office:value="16">
            <text:p>16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ARGARITA</text:p>
          </table:table-cell>
          <table:table-cell office:value-type="string">
            <text:p>SANCHEZ </text:p>
          </table:table-cell>
          <table:table-cell office:value-type="string">
            <text:p>ESCOBAR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IP. MAYORIA RELATIVA</text:p>
          </table:table-cell>
          <table:table-cell office:value-type="float" office:value="16">
            <text:p>16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RICARDO</text:p>
          </table:table-cell>
          <table:table-cell office:value-type="string">
            <text:p>MARTINEZ <text:s/></text:p>
          </table:table-cell>
          <table:table-cell office:value-type="string">
            <text:p>ARANDA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IP. MAYORIA RELATIVA</text:p>
          </table:table-cell>
          <table:table-cell office:value-type="float" office:value="17">
            <text:p>17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JOSE ANTONIO</text:p>
          </table:table-cell>
          <table:table-cell office:value-type="string">
            <text:p>ZEPEDA </text:p>
          </table:table-cell>
          <table:table-cell office:value-type="string">
            <text:p>SEGURA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IP. MAYORIA RELATIVA</text:p>
          </table:table-cell>
          <table:table-cell office:value-type="float" office:value="17">
            <text:p>17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CAROLINA</text:p>
          </table:table-cell>
          <table:table-cell office:value-type="string">
            <text:p>REBOLLO </text:p>
          </table:table-cell>
          <table:table-cell office:value-type="string">
            <text:p>AGUILAR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IP. MAYORIA RELATIVA</text:p>
          </table:table-cell>
          <table:table-cell office:value-type="float" office:value="18">
            <text:p>18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JUAN GUSTAVO</text:p>
          </table:table-cell>
          <table:table-cell office:value-type="string">
            <text:p>SOLLANO </text:p>
          </table:table-cell>
          <table:table-cell office:value-type="string">
            <text:p>CIFUENTES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IP. MAYORIA RELATIVA</text:p>
          </table:table-cell>
          <table:table-cell office:value-type="float" office:value="18">
            <text:p>18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ARIA LUISA</text:p>
          </table:table-cell>
          <table:table-cell office:value-type="string">
            <text:p>GAXIOLA </text:p>
          </table:table-cell>
          <table:table-cell office:value-type="string">
            <text:p>Y DIGHERO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IP. MAYORIA RELATIVA</text:p>
          </table:table-cell>
          <table:table-cell office:value-type="float" office:value="19">
            <text:p>19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JOSE REYES</text:p>
          </table:table-cell>
          <table:table-cell office:value-type="string">
            <text:p>GARCIA </text:p>
          </table:table-cell>
          <table:table-cell office:value-type="string">
            <text:p>ALCANTARA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IP. MAYORIA RELATIVA</text:p>
          </table:table-cell>
          <table:table-cell office:value-type="float" office:value="19">
            <text:p>19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EVELYN VERONICA</text:p>
          </table:table-cell>
          <table:table-cell office:value-type="string">
            <text:p>FIGUEROA </text:p>
          </table:table-cell>
          <table:table-cell office:value-type="string">
            <text:p>REYES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IP. MAYORIA RELATIVA</text:p>
          </table:table-cell>
          <table:table-cell office:value-type="float" office:value="20">
            <text:p>20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ALFREDO</text:p>
          </table:table-cell>
          <table:table-cell office:value-type="string">
            <text:p>VINALAY </text:p>
          </table:table-cell>
          <table:table-cell office:value-type="string">
            <text:p>MORA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IP. MAYORIA RELATIVA</text:p>
          </table:table-cell>
          <table:table-cell office:value-type="float" office:value="20">
            <text:p>20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ARIA DE LOS ANGELES</text:p>
          </table:table-cell>
          <table:table-cell office:value-type="string">
            <text:p>ARRONTE </text:p>
          </table:table-cell>
          <table:table-cell office:value-type="string">
            <text:p>HOLGUIN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IP. MAYORIA RELATIVA</text:p>
          </table:table-cell>
          <table:table-cell office:value-type="float" office:value="21">
            <text:p>21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JUAN CARLOS</text:p>
          </table:table-cell>
          <table:table-cell office:value-type="string">
            <text:p>GARCIA </text:p>
          </table:table-cell>
          <table:table-cell office:value-type="string">
            <text:p>GONZALEZ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IP. MAYORIA RELATIVA</text:p>
          </table:table-cell>
          <table:table-cell office:value-type="float" office:value="21">
            <text:p>21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PATRICIA</text:p>
          </table:table-cell>
          <table:table-cell office:value-type="string">
            <text:p>GOMEZ </text:p>
          </table:table-cell>
          <table:table-cell office:value-type="string">
            <text:p>HERNANDEZ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IP. MAYORIA RELATIVA</text:p>
          </table:table-cell>
          <table:table-cell office:value-type="float" office:value="22">
            <text:p>22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ARIA EULALIA</text:p>
          </table:table-cell>
          <table:table-cell office:value-type="string">
            <text:p>HERNANDEZ </text:p>
          </table:table-cell>
          <table:table-cell office:value-type="string">
            <text:p>BAEZ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IP. MAYORIA RELATIVA</text:p>
          </table:table-cell>
          <table:table-cell office:value-type="float" office:value="22">
            <text:p>22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JORGE</text:p>
          </table:table-cell>
          <table:table-cell office:value-type="string">
            <text:p>ALDANA </text:p>
          </table:table-cell>
          <table:table-cell office:value-type="string">
            <text:p>GALARZA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IP. MAYORIA RELATIVA</text:p>
          </table:table-cell>
          <table:table-cell office:value-type="float" office:value="23">
            <text:p>23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JOSE LUIS</text:p>
          </table:table-cell>
          <table:table-cell office:value-type="string">
            <text:p>NIEVES </text:p>
          </table:table-cell>
          <table:table-cell office:value-type="string">
            <text:p>BUENO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IP. MAYORIA RELATIVA</text:p>
          </table:table-cell>
          <table:table-cell office:value-type="float" office:value="23">
            <text:p>23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MIRIAM</text:p>
          </table:table-cell>
          <table:table-cell office:value-type="string">
            <text:p>LECHUGA </text:p>
          </table:table-cell>
          <table:table-cell office:value-type="string">
            <text:p>AGUIRRE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IP. MAYORIA RELATIVA</text:p>
          </table:table-cell>
          <table:table-cell office:value-type="float" office:value="24">
            <text:p>24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ERICK EDMUNDO</text:p>
          </table:table-cell>
          <table:table-cell office:value-type="string">
            <text:p>RUIZ </text:p>
          </table:table-cell>
          <table:table-cell office:value-type="string">
            <text:p>RODRIGUEZ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IP. MAYORIA RELATIVA</text:p>
          </table:table-cell>
          <table:table-cell office:value-type="float" office:value="24">
            <text:p>24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GUILLERMO URIEL</text:p>
          </table:table-cell>
          <table:table-cell office:value-type="string">
            <text:p>ROBLES </text:p>
          </table:table-cell>
          <table:table-cell office:value-type="string">
            <text:p>MARTINEZ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IP. MAYORIA RELATIVA</text:p>
          </table:table-cell>
          <table:table-cell office:value-type="float" office:value="25">
            <text:p>25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PABLO ENRIQUE</text:p>
          </table:table-cell>
          <table:table-cell office:value-type="string">
            <text:p>REYES </text:p>
          </table:table-cell>
          <table:table-cell office:value-type="string">
            <text:p>REYES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IP. MAYORIA RELATIVA</text:p>
          </table:table-cell>
          <table:table-cell office:value-type="float" office:value="25">
            <text:p>25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AMERICA YAZMIN</text:p>
          </table:table-cell>
          <table:table-cell office:value-type="string">
            <text:p>GUTIERREZ </text:p>
          </table:table-cell>
          <table:table-cell office:value-type="string">
            <text:p>BUSTAMANTE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IP. MAYORIA RELATIVA</text:p>
          </table:table-cell>
          <table:table-cell office:value-type="float" office:value="26">
            <text:p>26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ENRIQUE</text:p>
          </table:table-cell>
          <table:table-cell office:value-type="string">
            <text:p>REYES <text:s/></text:p>
          </table:table-cell>
          <table:table-cell office:value-type="string">
            <text:p>AGUILAR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IP. MAYORIA RELATIVA</text:p>
          </table:table-cell>
          <table:table-cell office:value-type="float" office:value="26">
            <text:p>26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JORGE PAUL</text:p>
          </table:table-cell>
          <table:table-cell office:value-type="string">
            <text:p>RIVERA <text:s/></text:p>
          </table:table-cell>
          <table:table-cell office:value-type="string">
            <text:p>BAHENA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IP. MAYORIA RELATIVA</text:p>
          </table:table-cell>
          <table:table-cell office:value-type="float" office:value="27">
            <text:p>27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EZEQUIEL</text:p>
          </table:table-cell>
          <table:table-cell office:value-type="string">
            <text:p>RETIZ </text:p>
          </table:table-cell>
          <table:table-cell office:value-type="string">
            <text:p>GUTIERREZ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IP. MAYORIA RELATIVA</text:p>
          </table:table-cell>
          <table:table-cell office:value-type="float" office:value="27">
            <text:p>27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EMMA CECILIA</text:p>
          </table:table-cell>
          <table:table-cell office:value-type="string">
            <text:p>MARTINEZ </text:p>
          </table:table-cell>
          <table:table-cell office:value-type="string">
            <text:p>CAPACETA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IP. MAYORIA RELATIVA</text:p>
          </table:table-cell>
          <table:table-cell office:value-type="float" office:value="28">
            <text:p>28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VIOLETA MARGARITA</text:p>
          </table:table-cell>
          <table:table-cell office:value-type="string">
            <text:p>VAZQUEZ </text:p>
          </table:table-cell>
          <table:table-cell office:value-type="string">
            <text:p>OSORNO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IP. MAYORIA RELATIVA</text:p>
          </table:table-cell>
          <table:table-cell office:value-type="float" office:value="28">
            <text:p>28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JOSE LUIS</text:p>
          </table:table-cell>
          <table:table-cell office:value-type="string">
            <text:p>MARTINEZ </text:p>
          </table:table-cell>
          <table:table-cell office:value-type="string">
            <text:p>ALONSO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IP. MAYORIA RELATIVA</text:p>
          </table:table-cell>
          <table:table-cell office:value-type="float" office:value="29">
            <text:p>29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JOSE MANUEL</text:p>
          </table:table-cell>
          <table:table-cell office:value-type="string">
            <text:p>DIAZ </text:p>
          </table:table-cell>
          <table:table-cell office:value-type="string">
            <text:p>OLIVERA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IP. MAYORIA RELATIVA</text:p>
          </table:table-cell>
          <table:table-cell office:value-type="float" office:value="29">
            <text:p>29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GONZALO</text:p>
          </table:table-cell>
          <table:table-cell office:value-type="string">
            <text:p>ALTAMIRANO </text:p>
          </table:table-cell>
          <table:table-cell office:value-type="string">
            <text:p>HERES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IP. MAYORIA RELATIVA</text:p>
          </table:table-cell>
          <table:table-cell office:value-type="float" office:value="30">
            <text:p>30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JULIO ARTURO</text:p>
          </table:table-cell>
          <table:table-cell office:value-type="string">
            <text:p>MENESES </text:p>
          </table:table-cell>
          <table:table-cell office:value-type="string">
            <text:p>CAZARES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IP. MAYORIA RELATIVA</text:p>
          </table:table-cell>
          <table:table-cell office:value-type="float" office:value="30">
            <text:p>30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CLANDIA EUGENIA</text:p>
          </table:table-cell>
          <table:table-cell office:value-type="string">
            <text:p>GOMEZ </text:p>
          </table:table-cell>
          <table:table-cell office:value-type="string">
            <text:p>CABELLO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IP. MAYORIA RELATIVA</text:p>
          </table:table-cell>
          <table:table-cell office:value-type="float" office:value="31">
            <text:p>31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MARIA <text:s/>DE LOURDES</text:p>
          </table:table-cell>
          <table:table-cell office:value-type="string">
            <text:p>ZEA </text:p>
          </table:table-cell>
          <table:table-cell office:value-type="string">
            <text:p>ROSALES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IP. MAYORIA RELATIVA</text:p>
          </table:table-cell>
          <table:table-cell office:value-type="float" office:value="31">
            <text:p>31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OMAR ISRAEL</text:p>
          </table:table-cell>
          <table:table-cell office:value-type="string">
            <text:p>GALVAN </text:p>
          </table:table-cell>
          <table:table-cell office:value-type="string">
            <text:p>TOLEDANO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IP. MAYORIA RELATIVA</text:p>
          </table:table-cell>
          <table:table-cell office:value-type="float" office:value="32">
            <text:p>32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ENRIQUE</text:p>
          </table:table-cell>
          <table:table-cell office:value-type="string">
            <text:p>QUIROZ </text:p>
          </table:table-cell>
          <table:table-cell office:value-type="string">
            <text:p>RIVAS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IP. MAYORIA RELATIVA</text:p>
          </table:table-cell>
          <table:table-cell office:value-type="float" office:value="32">
            <text:p>32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KARLA PAOLA</text:p>
          </table:table-cell>
          <table:table-cell office:value-type="string">
            <text:p>ROSETE <text:s/></text:p>
          </table:table-cell>
          <table:table-cell office:value-type="string">
            <text:p>MARQUEZ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IP. MAYORIA RELATIVA</text:p>
          </table:table-cell>
          <table:table-cell office:value-type="float" office:value="33">
            <text:p>33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ALFONSO</text:p>
          </table:table-cell>
          <table:table-cell office:value-type="string">
            <text:p>LANZAGORTA </text:p>
          </table:table-cell>
          <table:table-cell office:value-type="string">
            <text:p>ANGELES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IP. MAYORIA RELATIVA</text:p>
          </table:table-cell>
          <table:table-cell office:value-type="float" office:value="33">
            <text:p>33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AMALIA</text:p>
          </table:table-cell>
          <table:table-cell office:value-type="string">
            <text:p>ORDAZ </text:p>
          </table:table-cell>
          <table:table-cell office:value-type="string">
            <text:p>RODRIGUEZ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IP. MAYORIA RELATIVA</text:p>
          </table:table-cell>
          <table:table-cell office:value-type="float" office:value="34">
            <text:p>34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CELIA DOLORES</text:p>
          </table:table-cell>
          <table:table-cell office:value-type="string">
            <text:p>RAMIREZ </text:p>
          </table:table-cell>
          <table:table-cell office:value-type="string">
            <text:p>RIOJA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IP. MAYORIA RELATIVA</text:p>
          </table:table-cell>
          <table:table-cell office:value-type="float" office:value="34">
            <text:p>34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ARTURO</text:p>
          </table:table-cell>
          <table:table-cell office:value-type="string">
            <text:p>JIMENEZ </text:p>
          </table:table-cell>
          <table:table-cell office:value-type="string">
            <text:p>JIMENEZ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IP. MAYORIA RELATIVA</text:p>
          </table:table-cell>
          <table:table-cell office:value-type="float" office:value="35">
            <text:p>35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LUIS GUILLERMO</text:p>
          </table:table-cell>
          <table:table-cell office:value-type="string">
            <text:p>PALMA </text:p>
          </table:table-cell>
          <table:table-cell office:value-type="string">
            <text:p>GUZMAN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IP. MAYORIA RELATIVA</text:p>
          </table:table-cell>
          <table:table-cell office:value-type="float" office:value="35">
            <text:p>35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LOURDES</text:p>
          </table:table-cell>
          <table:table-cell office:value-type="string">
            <text:p>VALDEZ <text:s/></text:p>
          </table:table-cell>
          <table:table-cell office:value-type="string">
            <text:p>CUEVAS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IP. MAYORIA RELATIVA</text:p>
          </table:table-cell>
          <table:table-cell office:value-type="float" office:value="36">
            <text:p>36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CARLOS</text:p>
          </table:table-cell>
          <table:table-cell office:value-type="string">
            <text:p>ROJAS </text:p>
          </table:table-cell>
          <table:table-cell office:value-type="string">
            <text:p>SALAZAR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IP. MAYORIA RELATIVA</text:p>
          </table:table-cell>
          <table:table-cell office:value-type="float" office:value="36">
            <text:p>36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OLINKA FATIMA</text:p>
          </table:table-cell>
          <table:table-cell office:value-type="string">
            <text:p>VITE </text:p>
          </table:table-cell>
          <table:table-cell office:value-type="string">
            <text:p>HERNANDEZ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IP. MAYORIA RELATIVA</text:p>
          </table:table-cell>
          <table:table-cell office:value-type="float" office:value="37">
            <text:p>37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LUIS MANUEL</text:p>
          </table:table-cell>
          <table:table-cell office:value-type="string">
            <text:p>GUERRA </text:p>
          </table:table-cell>
          <table:table-cell office:value-type="string">
            <text:p>GARDUÑO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IP. MAYORIA RELATIVA</text:p>
          </table:table-cell>
          <table:table-cell office:value-type="float" office:value="37">
            <text:p>37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LILIANA</text:p>
          </table:table-cell>
          <table:table-cell office:value-type="string">
            <text:p>CAMACHO </text:p>
          </table:table-cell>
          <table:table-cell office:value-type="string">
            <text:p>BERNAL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IP. MAYORIA RELATIVA</text:p>
          </table:table-cell>
          <table:table-cell office:value-type="float" office:value="38">
            <text:p>38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JORGE</text:p>
          </table:table-cell>
          <table:table-cell office:value-type="string">
            <text:p>JIMENEZ </text:p>
          </table:table-cell>
          <table:table-cell office:value-type="string">
            <text:p>CRUZ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IP. MAYORIA RELATIVA</text:p>
          </table:table-cell>
          <table:table-cell office:value-type="float" office:value="38">
            <text:p>38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LUISA FERNANDA</text:p>
          </table:table-cell>
          <table:table-cell office:value-type="string">
            <text:p>GONZALEZ </text:p>
          </table:table-cell>
          <table:table-cell office:value-type="string">
            <text:p>ERRASTI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IP. MAYORIA RELATIVA</text:p>
          </table:table-cell>
          <table:table-cell office:value-type="float" office:value="39">
            <text:p>39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FRANCISCO JAVIER</text:p>
          </table:table-cell>
          <table:table-cell office:value-type="string">
            <text:p>HERNANDEZ <text:s/></text:p>
          </table:table-cell>
          <table:table-cell/>
          <table:table-cell office:value-type="string">
            <text:p>15-May-06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IP. MAYORIA RELATIVA</text:p>
          </table:table-cell>
          <table:table-cell office:value-type="float" office:value="39">
            <text:p>39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SONIA IVONNE</text:p>
          </table:table-cell>
          <table:table-cell office:value-type="string">
            <text:p>ZARATE </text:p>
          </table:table-cell>
          <table:table-cell office:value-type="string">
            <text:p>MORO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IP. MAYORIA RELATIVA</text:p>
          </table:table-cell>
          <table:table-cell office:value-type="float" office:value="40">
            <text:p>40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MARTHA</text:p>
          </table:table-cell>
          <table:table-cell office:value-type="string">
            <text:p>GONZALEZ </text:p>
          </table:table-cell>
          <table:table-cell office:value-type="string">
            <text:p>BAÑUELOS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IP. MAYORIA RELATIVA</text:p>
          </table:table-cell>
          <table:table-cell office:value-type="float" office:value="40">
            <text:p>40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MARIANO</text:p>
          </table:table-cell>
          <table:table-cell office:value-type="string">
            <text:p>AHUATZI </text:p>
          </table:table-cell>
          <table:table-cell office:value-type="string">
            <text:p>RODRIGU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string">
            <text:p>DIP. MAYORIA RELATIVA</text:p>
          </table:table-cell>
          <table:table-cell office:value-type="float" office:value="1">
            <text:p>1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ANDRES</text:p>
          </table:table-cell>
          <table:table-cell office:value-type="string">
            <text:p>ANAYA </text:p>
          </table:table-cell>
          <table:table-cell office:value-type="string">
            <text:p>MACIAS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string">
            <text:p>DIP. MAYORIA RELATIVA</text:p>
          </table:table-cell>
          <table:table-cell office:value-type="float" office:value="1">
            <text:p>1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MARTINA</text:p>
          </table:table-cell>
          <table:table-cell office:value-type="string">
            <text:p>ALCANTARA </text:p>
          </table:table-cell>
          <table:table-cell office:value-type="string">
            <text:p>MUÑO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DIP. MAYORIA RELATIVA</text:p>
          </table:table-cell>
          <table:table-cell office:value-type="float" office:value="2">
            <text:p>2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ONATHAN</text:p>
          </table:table-cell>
          <table:table-cell office:value-type="string">
            <text:p>CRESPI </text:p>
          </table:table-cell>
          <table:table-cell office:value-type="string">
            <text:p>MARTIN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string">
            <text:p>DIP. MAYORIA RELATIVA</text:p>
          </table:table-cell>
          <table:table-cell office:value-type="float" office:value="2">
            <text:p>2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ESUS</text:p>
          </table:table-cell>
          <table:table-cell office:value-type="string">
            <text:p>REYES </text:p>
          </table:table-cell>
          <table:table-cell office:value-type="string">
            <text:p>PER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DIP. MAYORIA RELATIVA</text:p>
          </table:table-cell>
          <table:table-cell office:value-type="float" office:value="3">
            <text:p>3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OSE ANTONIO</text:p>
          </table:table-cell>
          <table:table-cell office:value-type="string">
            <text:p>ARZATE </text:p>
          </table:table-cell>
          <table:table-cell office:value-type="string">
            <text:p><text:s/>FLORE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string">
            <text:p>DIP. MAYORIA RELATIVA</text:p>
          </table:table-cell>
          <table:table-cell office:value-type="float" office:value="3">
            <text:p>3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UAN FRANCISCO</text:p>
          </table:table-cell>
          <table:table-cell office:value-type="string">
            <text:p>HERNANDEZ </text:p>
          </table:table-cell>
          <table:table-cell office:value-type="string">
            <text:p>GONZAL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DIP. MAYORIA RELATIVA</text:p>
          </table:table-cell>
          <table:table-cell office:value-type="float" office:value="4">
            <text:p>4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OAQUIN</text:p>
          </table:table-cell>
          <table:table-cell office:value-type="string">
            <text:p>LOPEZ </text:p>
          </table:table-cell>
          <table:table-cell office:value-type="string">
            <text:p>MARTIN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string">
            <text:p>DIP. MAYORIA RELATIVA</text:p>
          </table:table-cell>
          <table:table-cell office:value-type="float" office:value="4">
            <text:p>4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MARCELA</text:p>
          </table:table-cell>
          <table:table-cell office:value-type="string">
            <text:p>SERRANO </text:p>
          </table:table-cell>
          <table:table-cell office:value-type="string">
            <text:p>RAMIR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DIP. MAYORIA RELATIVA</text:p>
          </table:table-cell>
          <table:table-cell office:value-type="float" office:value="5">
            <text:p>5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LUIS ANTONIO</text:p>
          </table:table-cell>
          <table:table-cell office:value-type="string">
            <text:p>CARMONA </text:p>
          </table:table-cell>
          <table:table-cell office:value-type="string">
            <text:p>SANCH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string">
            <text:p>DIP. MAYORIA RELATIVA</text:p>
          </table:table-cell>
          <table:table-cell office:value-type="float" office:value="5">
            <text:p>5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OSE MAXIMINO</text:p>
          </table:table-cell>
          <table:table-cell office:value-type="string">
            <text:p>ROJAS <text:s/></text:p>
          </table:table-cell>
          <table:table-cell office:value-type="string">
            <text:p>ESPINOS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string">
            <text:p>DIP. MAYORIA RELATIVA</text:p>
          </table:table-cell>
          <table:table-cell office:value-type="float" office:value="6">
            <text:p>6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ROBERTO</text:p>
          </table:table-cell>
          <table:table-cell office:value-type="string">
            <text:p>ZAMORANO </text:p>
          </table:table-cell>
          <table:table-cell office:value-type="string">
            <text:p>PINED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 office:value-type="string">
            <text:p>DIP. MAYORIA RELATIVA</text:p>
          </table:table-cell>
          <table:table-cell office:value-type="float" office:value="6">
            <text:p>6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GLORIA</text:p>
          </table:table-cell>
          <table:table-cell office:value-type="string">
            <text:p>SOTELO </text:p>
          </table:table-cell>
          <table:table-cell office:value-type="string">
            <text:p>SALAZAR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string">
            <text:p>DIP. MAYORIA RELATIVA</text:p>
          </table:table-cell>
          <table:table-cell office:value-type="float" office:value="7">
            <text:p>7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CARLOS ANTONIO</text:p>
          </table:table-cell>
          <table:table-cell office:value-type="string">
            <text:p>ACOSTA </text:p>
          </table:table-cell>
          <table:table-cell office:value-type="string">
            <text:p>OCAMP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string">
            <text:p>DIP. MAYORIA RELATIVA</text:p>
          </table:table-cell>
          <table:table-cell office:value-type="float" office:value="7">
            <text:p>7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MARIA GUADALUPE</text:p>
          </table:table-cell>
          <table:table-cell office:value-type="string">
            <text:p>FAVELA </text:p>
          </table:table-cell>
          <table:table-cell office:value-type="string">
            <text:p>GARCI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string">
            <text:p>DIP. MAYORIA RELATIVA</text:p>
          </table:table-cell>
          <table:table-cell office:value-type="float" office:value="8">
            <text:p>8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FERNANDO</text:p>
          </table:table-cell>
          <table:table-cell office:value-type="string">
            <text:p>GOMEZ </text:p>
          </table:table-cell>
          <table:table-cell office:value-type="string">
            <text:p>RODRIGU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string">
            <text:p>DIP. MAYORIA RELATIVA</text:p>
          </table:table-cell>
          <table:table-cell office:value-type="float" office:value="8">
            <text:p>8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IGNACIO</text:p>
          </table:table-cell>
          <table:table-cell office:value-type="string">
            <text:p>ROJAS </text:p>
          </table:table-cell>
          <table:table-cell office:value-type="string">
            <text:p>VARGA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string">
            <text:p>DIP. MAYORIA RELATIVA</text:p>
          </table:table-cell>
          <table:table-cell office:value-type="float" office:value="9">
            <text:p>9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JOSE MARIA</text:p>
          </table:table-cell>
          <table:table-cell office:value-type="string">
            <text:p>TAPIA </text:p>
          </table:table-cell>
          <table:table-cell office:value-type="string">
            <text:p>FRANC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string">
            <text:p>DIP. MAYORIA RELATIVA</text:p>
          </table:table-cell>
          <table:table-cell office:value-type="float" office:value="9">
            <text:p>9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OSE</text:p>
          </table:table-cell>
          <table:table-cell office:value-type="string">
            <text:p>FERRO </text:p>
          </table:table-cell>
          <table:table-cell office:value-type="string">
            <text:p>CRU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string">
            <text:p>DIP. MAYORIA RELATIVA</text:p>
          </table:table-cell>
          <table:table-cell office:value-type="float" office:value="10">
            <text:p>10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MICHELE VIANEY</text:p>
          </table:table-cell>
          <table:table-cell office:value-type="string">
            <text:p>VALENCIA </text:p>
          </table:table-cell>
          <table:table-cell office:value-type="string">
            <text:p>TRUJILL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string">
            <text:p>DIP. MAYORIA RELATIVA</text:p>
          </table:table-cell>
          <table:table-cell office:value-type="float" office:value="10">
            <text:p>10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MARIA DE LA SALUD</text:p>
          </table:table-cell>
          <table:table-cell office:value-type="string">
            <text:p>GARCIA </text:p>
          </table:table-cell>
          <table:table-cell office:value-type="string">
            <text:p>GUTIERR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string">
            <text:p>DIP. MAYORIA RELATIVA</text:p>
          </table:table-cell>
          <table:table-cell office:value-type="float" office:value="11">
            <text:p>11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ARMANDO</text:p>
          </table:table-cell>
          <table:table-cell office:value-type="string">
            <text:p>BARAJAS</text:p>
          </table:table-cell>
          <table:table-cell office:value-type="string">
            <text:p><text:s/>RUI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string">
            <text:p>DIP. MAYORIA RELATIVA</text:p>
          </table:table-cell>
          <table:table-cell office:value-type="float" office:value="11">
            <text:p>11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MARCELA</text:p>
          </table:table-cell>
          <table:table-cell office:value-type="string">
            <text:p>UBILLA </text:p>
          </table:table-cell>
          <table:table-cell office:value-type="string">
            <text:p>NERI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string">
            <text:p>DIP. MAYORIA RELATIVA</text:p>
          </table:table-cell>
          <table:table-cell office:value-type="float" office:value="12">
            <text:p>12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BENJAMIN</text:p>
          </table:table-cell>
          <table:table-cell office:value-type="string">
            <text:p>REYES </text:p>
          </table:table-cell>
          <table:table-cell office:value-type="string">
            <text:p>ALVAR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string">
            <text:p>DIP. MAYORIA RELATIVA</text:p>
          </table:table-cell>
          <table:table-cell office:value-type="float" office:value="12">
            <text:p>12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EUGENIA</text:p>
          </table:table-cell>
          <table:table-cell office:value-type="string">
            <text:p>LOPEZ </text:p>
          </table:table-cell>
          <table:table-cell office:value-type="string">
            <text:p>PICHARD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string">
            <text:p>DIP. MAYORIA RELATIVA</text:p>
          </table:table-cell>
          <table:table-cell office:value-type="float" office:value="13">
            <text:p>13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JOSE AGUSTIN GILBERTO</text:p>
          </table:table-cell>
          <table:table-cell office:value-type="string">
            <text:p>RUIZ </text:p>
          </table:table-cell>
          <table:table-cell office:value-type="string">
            <text:p>NOGUER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string">
            <text:p>DIP. MAYORIA RELATIVA</text:p>
          </table:table-cell>
          <table:table-cell office:value-type="float" office:value="13">
            <text:p>13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MARIA DEL CARMEN</text:p>
          </table:table-cell>
          <table:table-cell office:value-type="string">
            <text:p>ARELLANO </text:p>
          </table:table-cell>
          <table:table-cell office:value-type="string">
            <text:p>ALCANTAR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string">
            <text:p>DIP. MAYORIA RELATIVA</text:p>
          </table:table-cell>
          <table:table-cell office:value-type="float" office:value="14">
            <text:p>14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MANUEL RODRIGO</text:p>
          </table:table-cell>
          <table:table-cell office:value-type="string">
            <text:p>GAYOSSO </text:p>
          </table:table-cell>
          <table:table-cell office:value-type="string">
            <text:p>CEPED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string">
            <text:p>DIP. MAYORIA RELATIVA</text:p>
          </table:table-cell>
          <table:table-cell office:value-type="float" office:value="14">
            <text:p>14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ARCHIVALDO LORENZO</text:p>
          </table:table-cell>
          <table:table-cell office:value-type="string">
            <text:p>REYES </text:p>
          </table:table-cell>
          <table:table-cell office:value-type="string">
            <text:p>RETANA HEREDI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string">
            <text:p>DIP. MAYORIA RELATIVA</text:p>
          </table:table-cell>
          <table:table-cell office:value-type="float" office:value="15">
            <text:p>15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NORMA ANGELICA</text:p>
          </table:table-cell>
          <table:table-cell office:value-type="string">
            <text:p>RUBIO </text:p>
          </table:table-cell>
          <table:table-cell office:value-type="string">
            <text:p>MORALES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string">
            <text:p>DIP. MAYORIA RELATIVA</text:p>
          </table:table-cell>
          <table:table-cell office:value-type="float" office:value="15">
            <text:p>15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ALEJANDRO</text:p>
          </table:table-cell>
          <table:table-cell office:value-type="string">
            <text:p>LOPEZ</text:p>
          </table:table-cell>
          <table:table-cell office:value-type="string">
            <text:p><text:s/>CHAV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string">
            <text:p>DIP. MAYORIA RELATIVA</text:p>
          </table:table-cell>
          <table:table-cell office:value-type="float" office:value="16">
            <text:p>16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GABRIEL ZITO</text:p>
          </table:table-cell>
          <table:table-cell office:value-type="string">
            <text:p>MONDRAGON </text:p>
          </table:table-cell>
          <table:table-cell office:value-type="string">
            <text:p>HERNAND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string">
            <text:p>DIP. MAYORIA RELATIVA</text:p>
          </table:table-cell>
          <table:table-cell office:value-type="float" office:value="16">
            <text:p>16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REBECA</text:p>
          </table:table-cell>
          <table:table-cell office:value-type="string">
            <text:p>RAMIREZ </text:p>
          </table:table-cell>
          <table:table-cell office:value-type="string">
            <text:p>VILLEGA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string">
            <text:p>DIP. MAYORIA RELATIVA</text:p>
          </table:table-cell>
          <table:table-cell office:value-type="float" office:value="17">
            <text:p>17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OSE LUIS</text:p>
          </table:table-cell>
          <table:table-cell office:value-type="string">
            <text:p>MATABUENA </text:p>
          </table:table-cell>
          <table:table-cell office:value-type="string">
            <text:p>RAMIR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string">
            <text:p>DIP. MAYORIA RELATIVA</text:p>
          </table:table-cell>
          <table:table-cell office:value-type="float" office:value="17">
            <text:p>17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MARIA COVADONGA</text:p>
          </table:table-cell>
          <table:table-cell office:value-type="string">
            <text:p>PEREZ <text:s/></text:p>
          </table:table-cell>
          <table:table-cell office:value-type="string">
            <text:p>VILLEGA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string">
            <text:p>DIP. MAYORIA RELATIVA</text:p>
          </table:table-cell>
          <table:table-cell office:value-type="float" office:value="18">
            <text:p>18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TERESITA</text:p>
          </table:table-cell>
          <table:table-cell office:value-type="string">
            <text:p>CASTELLANOS </text:p>
          </table:table-cell>
          <table:table-cell office:value-type="string">
            <text:p>ROBLE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DIP. MAYORIA RELATIVA</text:p>
          </table:table-cell>
          <table:table-cell office:value-type="float" office:value="18">
            <text:p>18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JESUS GUADALUPE</text:p>
          </table:table-cell>
          <table:table-cell office:value-type="string">
            <text:p>ARELLANO </text:p>
          </table:table-cell>
          <table:table-cell office:value-type="string">
            <text:p>GUTIERR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string">
            <text:p>DIP. MAYORIA RELATIVA</text:p>
          </table:table-cell>
          <table:table-cell office:value-type="float" office:value="19">
            <text:p>19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ADALBERTO DANIEL</text:p>
          </table:table-cell>
          <table:table-cell office:value-type="string">
            <text:p>BLAS </text:p>
          </table:table-cell>
          <table:table-cell office:value-type="string">
            <text:p>BAUTIST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string">
            <text:p>DIP. MAYORIA RELATIVA</text:p>
          </table:table-cell>
          <table:table-cell office:value-type="float" office:value="19">
            <text:p>19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CLEMENTE</text:p>
          </table:table-cell>
          <table:table-cell office:value-type="string">
            <text:p>LOPEZ </text:p>
          </table:table-cell>
          <table:table-cell office:value-type="string">
            <text:p>GARCI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04">
            <text:p>204</text:p>
          </table:table-cell>
          <table:table-cell office:value-type="string">
            <text:p>DIP. MAYORIA RELATIVA</text:p>
          </table:table-cell>
          <table:table-cell office:value-type="float" office:value="20">
            <text:p>20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LESLIE ZAHILL</text:p>
          </table:table-cell>
          <table:table-cell office:value-type="string">
            <text:p>PACHECO <text:s/></text:p>
          </table:table-cell>
          <table:table-cell office:value-type="string">
            <text:p>ZAVAL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05">
            <text:p>205</text:p>
          </table:table-cell>
          <table:table-cell office:value-type="string">
            <text:p>DIP. MAYORIA RELATIVA</text:p>
          </table:table-cell>
          <table:table-cell office:value-type="float" office:value="20">
            <text:p>20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GERARDO</text:p>
          </table:table-cell>
          <table:table-cell office:value-type="string">
            <text:p>IBARRA </text:p>
          </table:table-cell>
          <table:table-cell office:value-type="string">
            <text:p>VARGA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06">
            <text:p>206</text:p>
          </table:table-cell>
          <table:table-cell office:value-type="string">
            <text:p>DIP. MAYORIA RELATIVA</text:p>
          </table:table-cell>
          <table:table-cell office:value-type="float" office:value="21">
            <text:p>21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BELEM ALEJANDRA</text:p>
          </table:table-cell>
          <table:table-cell office:value-type="string">
            <text:p>MALDONADO </text:p>
          </table:table-cell>
          <table:table-cell office:value-type="string">
            <text:p>SOTO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07">
            <text:p>207</text:p>
          </table:table-cell>
          <table:table-cell office:value-type="string">
            <text:p>DIP. MAYORIA RELATIVA</text:p>
          </table:table-cell>
          <table:table-cell office:value-type="float" office:value="21">
            <text:p>21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RENATO</text:p>
          </table:table-cell>
          <table:table-cell office:value-type="string">
            <text:p>SANCHEZ </text:p>
          </table:table-cell>
          <table:table-cell office:value-type="string">
            <text:p>PONCE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08">
            <text:p>208</text:p>
          </table:table-cell>
          <table:table-cell office:value-type="string">
            <text:p>DIP. MAYORIA RELATIVA</text:p>
          </table:table-cell>
          <table:table-cell office:value-type="float" office:value="22">
            <text:p>22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CONSUELO</text:p>
          </table:table-cell>
          <table:table-cell office:value-type="string">
            <text:p>GARCIA </text:p>
          </table:table-cell>
          <table:table-cell office:value-type="string">
            <text:p>ALAMILL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09">
            <text:p>209</text:p>
          </table:table-cell>
          <table:table-cell office:value-type="string">
            <text:p>DIP. MAYORIA RELATIVA</text:p>
          </table:table-cell>
          <table:table-cell office:value-type="float" office:value="22">
            <text:p>22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UDITH</text:p>
          </table:table-cell>
          <table:table-cell office:value-type="string">
            <text:p>GARCIA </text:p>
          </table:table-cell>
          <table:table-cell office:value-type="string">
            <text:p>RAMIR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10">
            <text:p>210</text:p>
          </table:table-cell>
          <table:table-cell office:value-type="string">
            <text:p>DIP. MAYORIA RELATIVA</text:p>
          </table:table-cell>
          <table:table-cell office:value-type="float" office:value="23">
            <text:p>23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JOSE PABLO</text:p>
          </table:table-cell>
          <table:table-cell office:value-type="string">
            <text:p>ORGAZ</text:p>
          </table:table-cell>
          <table:table-cell office:value-type="string">
            <text:p><text:s/>TAPI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11">
            <text:p>211</text:p>
          </table:table-cell>
          <table:table-cell office:value-type="string">
            <text:p>DIP. MAYORIA RELATIVA</text:p>
          </table:table-cell>
          <table:table-cell office:value-type="float" office:value="23">
            <text:p>23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MIGUEL ANGEL</text:p>
          </table:table-cell>
          <table:table-cell office:value-type="string">
            <text:p>ADAN</text:p>
          </table:table-cell>
          <table:table-cell office:value-type="string">
            <text:p><text:s/>GOM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12">
            <text:p>212</text:p>
          </table:table-cell>
          <table:table-cell office:value-type="string">
            <text:p>DIP. MAYORIA RELATIVA</text:p>
          </table:table-cell>
          <table:table-cell office:value-type="float" office:value="24">
            <text:p>24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LUZ MARIA</text:p>
          </table:table-cell>
          <table:table-cell office:value-type="string">
            <text:p>ALVAREZ </text:p>
          </table:table-cell>
          <table:table-cell office:value-type="string">
            <text:p>LOP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13">
            <text:p>213</text:p>
          </table:table-cell>
          <table:table-cell office:value-type="string">
            <text:p>DIP. MAYORIA RELATIVA</text:p>
          </table:table-cell>
          <table:table-cell office:value-type="float" office:value="24">
            <text:p>24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MARTHA</text:p>
          </table:table-cell>
          <table:table-cell office:value-type="string">
            <text:p>ALVAREZ </text:p>
          </table:table-cell>
          <table:table-cell office:value-type="string">
            <text:p>LOP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14">
            <text:p>214</text:p>
          </table:table-cell>
          <table:table-cell office:value-type="string">
            <text:p>DIP. MAYORIA RELATIVA</text:p>
          </table:table-cell>
          <table:table-cell office:value-type="float" office:value="25">
            <text:p>25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BALAM HACAVITZ</text:p>
          </table:table-cell>
          <table:table-cell office:value-type="string">
            <text:p>MUÑOZ </text:p>
          </table:table-cell>
          <table:table-cell office:value-type="string">
            <text:p>HERNAND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15">
            <text:p>215</text:p>
          </table:table-cell>
          <table:table-cell office:value-type="string">
            <text:p>DIP. MAYORIA RELATIVA</text:p>
          </table:table-cell>
          <table:table-cell office:value-type="float" office:value="25">
            <text:p>25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ESTELA</text:p>
          </table:table-cell>
          <table:table-cell office:value-type="string">
            <text:p>LEMUS </text:p>
          </table:table-cell>
          <table:table-cell office:value-type="string">
            <text:p>CARAPI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16">
            <text:p>216</text:p>
          </table:table-cell>
          <table:table-cell office:value-type="string">
            <text:p>DIP. MAYORIA RELATIVA</text:p>
          </table:table-cell>
          <table:table-cell office:value-type="float" office:value="26">
            <text:p>26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DAVID</text:p>
          </table:table-cell>
          <table:table-cell office:value-type="string">
            <text:p>FERREIRA </text:p>
          </table:table-cell>
          <table:table-cell office:value-type="string">
            <text:p>DE SANTIAG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17">
            <text:p>217</text:p>
          </table:table-cell>
          <table:table-cell office:value-type="string">
            <text:p>DIP. MAYORIA RELATIVA</text:p>
          </table:table-cell>
          <table:table-cell office:value-type="float" office:value="26">
            <text:p>26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MARIA DE LOURDES</text:p>
          </table:table-cell>
          <table:table-cell office:value-type="string">
            <text:p>ZETINA <text:s/></text:p>
          </table:table-cell>
          <table:table-cell office:value-type="string">
            <text:p>PACHEC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18">
            <text:p>218</text:p>
          </table:table-cell>
          <table:table-cell office:value-type="string">
            <text:p>DIP. MAYORIA RELATIVA</text:p>
          </table:table-cell>
          <table:table-cell office:value-type="float" office:value="27">
            <text:p>27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LILIA ANA</text:p>
          </table:table-cell>
          <table:table-cell office:value-type="string">
            <text:p>CISNEROS </text:p>
          </table:table-cell>
          <table:table-cell office:value-type="string">
            <text:p>LUJAN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19">
            <text:p>219</text:p>
          </table:table-cell>
          <table:table-cell office:value-type="string">
            <text:p>DIP. MAYORIA RELATIVA</text:p>
          </table:table-cell>
          <table:table-cell office:value-type="float" office:value="27">
            <text:p>27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MARIA DEL CARMEN BEATRIZ</text:p>
          </table:table-cell>
          <table:table-cell office:value-type="string">
            <text:p>MARTINEZ </text:p>
          </table:table-cell>
          <table:table-cell office:value-type="string">
            <text:p><text:s/>MUÑOZ DE COTE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20">
            <text:p>220</text:p>
          </table:table-cell>
          <table:table-cell office:value-type="string">
            <text:p>DIP. MAYORIA RELATIVA</text:p>
          </table:table-cell>
          <table:table-cell office:value-type="float" office:value="28">
            <text:p>28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LULIO</text:p>
          </table:table-cell>
          <table:table-cell office:value-type="string">
            <text:p>VALENZUELA </text:p>
          </table:table-cell>
          <table:table-cell office:value-type="string">
            <text:p>HERRER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21">
            <text:p>221</text:p>
          </table:table-cell>
          <table:table-cell office:value-type="string">
            <text:p>DIP. MAYORIA RELATIVA</text:p>
          </table:table-cell>
          <table:table-cell office:value-type="float" office:value="28">
            <text:p>28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SEVERA</text:p>
          </table:table-cell>
          <table:table-cell office:value-type="string">
            <text:p>RODRIGUEZ </text:p>
          </table:table-cell>
          <table:table-cell office:value-type="string">
            <text:p>BLANCO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22">
            <text:p>222</text:p>
          </table:table-cell>
          <table:table-cell office:value-type="string">
            <text:p>DIP. MAYORIA RELATIVA</text:p>
          </table:table-cell>
          <table:table-cell office:value-type="float" office:value="29">
            <text:p>29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MARIA GUADALUPE</text:p>
          </table:table-cell>
          <table:table-cell office:value-type="string">
            <text:p>ESQUEDA <text:s/></text:p>
          </table:table-cell>
          <table:table-cell office:value-type="string">
            <text:p>ORT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23">
            <text:p>223</text:p>
          </table:table-cell>
          <table:table-cell office:value-type="string">
            <text:p>DIP. MAYORIA RELATIVA</text:p>
          </table:table-cell>
          <table:table-cell office:value-type="float" office:value="29">
            <text:p>29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ANTONIO</text:p>
          </table:table-cell>
          <table:table-cell office:value-type="string">
            <text:p>MORALES </text:p>
          </table:table-cell>
          <table:table-cell office:value-type="string">
            <text:p>CORI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24">
            <text:p>224</text:p>
          </table:table-cell>
          <table:table-cell office:value-type="string">
            <text:p>DIP. MAYORIA RELATIVA</text:p>
          </table:table-cell>
          <table:table-cell office:value-type="float" office:value="30">
            <text:p>30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ALIN NAYELY</text:p>
          </table:table-cell>
          <table:table-cell office:value-type="string">
            <text:p>DE JESUS </text:p>
          </table:table-cell>
          <table:table-cell office:value-type="string">
            <text:p>SANCH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25">
            <text:p>225</text:p>
          </table:table-cell>
          <table:table-cell office:value-type="string">
            <text:p>DIP. MAYORIA RELATIVA</text:p>
          </table:table-cell>
          <table:table-cell office:value-type="float" office:value="30">
            <text:p>30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ANTONIO RENE</text:p>
          </table:table-cell>
          <table:table-cell office:value-type="string">
            <text:p>DE JESUS</text:p>
          </table:table-cell>
          <table:table-cell office:value-type="string">
            <text:p><text:s/>SANCH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26">
            <text:p>226</text:p>
          </table:table-cell>
          <table:table-cell office:value-type="string">
            <text:p>DIP. MAYORIA RELATIVA</text:p>
          </table:table-cell>
          <table:table-cell office:value-type="float" office:value="31">
            <text:p>31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BENITO</text:p>
          </table:table-cell>
          <table:table-cell office:value-type="string">
            <text:p>OCAMPO </text:p>
          </table:table-cell>
          <table:table-cell office:value-type="string">
            <text:p>OLIVARES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27">
            <text:p>227</text:p>
          </table:table-cell>
          <table:table-cell office:value-type="string">
            <text:p>DIP. MAYORIA RELATIVA</text:p>
          </table:table-cell>
          <table:table-cell office:value-type="float" office:value="31">
            <text:p>31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OSE LUIS</text:p>
          </table:table-cell>
          <table:table-cell office:value-type="string">
            <text:p>GALEANA </text:p>
          </table:table-cell>
          <table:table-cell office:value-type="string">
            <text:p>BELTRAN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28">
            <text:p>228</text:p>
          </table:table-cell>
          <table:table-cell office:value-type="string">
            <text:p>DIP. MAYORIA RELATIVA</text:p>
          </table:table-cell>
          <table:table-cell office:value-type="float" office:value="32">
            <text:p>32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MARIA LUISA</text:p>
          </table:table-cell>
          <table:table-cell office:value-type="string">
            <text:p>RIVERA </text:p>
          </table:table-cell>
          <table:table-cell office:value-type="string">
            <text:p>MOLIN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29">
            <text:p>229</text:p>
          </table:table-cell>
          <table:table-cell office:value-type="string">
            <text:p>DIP. MAYORIA RELATIVA</text:p>
          </table:table-cell>
          <table:table-cell office:value-type="float" office:value="32">
            <text:p>32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FERNANDO FIDEL</text:p>
          </table:table-cell>
          <table:table-cell office:value-type="string">
            <text:p>FERNANDEZ </text:p>
          </table:table-cell>
          <table:table-cell office:value-type="string">
            <text:p>REYES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30">
            <text:p>230</text:p>
          </table:table-cell>
          <table:table-cell office:value-type="string">
            <text:p>DIP. MAYORIA RELATIVA</text:p>
          </table:table-cell>
          <table:table-cell office:value-type="float" office:value="33">
            <text:p>33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OSE LUIS</text:p>
          </table:table-cell>
          <table:table-cell office:value-type="string">
            <text:p>VELEZ </text:p>
          </table:table-cell>
          <table:table-cell office:value-type="string">
            <text:p>LEBRIJ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31">
            <text:p>231</text:p>
          </table:table-cell>
          <table:table-cell office:value-type="string">
            <text:p>DIP. MAYORIA RELATIVA</text:p>
          </table:table-cell>
          <table:table-cell office:value-type="float" office:value="33">
            <text:p>33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ALBERTO</text:p>
          </table:table-cell>
          <table:table-cell office:value-type="string">
            <text:p>GARCIA </text:p>
          </table:table-cell>
          <table:table-cell office:value-type="string">
            <text:p>CARDENA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32">
            <text:p>232</text:p>
          </table:table-cell>
          <table:table-cell office:value-type="string">
            <text:p>DIP. MAYORIA RELATIVA</text:p>
          </table:table-cell>
          <table:table-cell office:value-type="float" office:value="34">
            <text:p>34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MARIA DE LOURDES</text:p>
          </table:table-cell>
          <table:table-cell office:value-type="string">
            <text:p>MEZA </text:p>
          </table:table-cell>
          <table:table-cell office:value-type="string">
            <text:p>ROMER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33">
            <text:p>233</text:p>
          </table:table-cell>
          <table:table-cell office:value-type="string">
            <text:p>DIP. MAYORIA RELATIVA</text:p>
          </table:table-cell>
          <table:table-cell office:value-type="float" office:value="34">
            <text:p>34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SERGIO</text:p>
          </table:table-cell>
          <table:table-cell office:value-type="string">
            <text:p>ARANDA </text:p>
          </table:table-cell>
          <table:table-cell office:value-type="string">
            <text:p>MEL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34">
            <text:p>234</text:p>
          </table:table-cell>
          <table:table-cell office:value-type="string">
            <text:p>DIP. MAYORIA RELATIVA</text:p>
          </table:table-cell>
          <table:table-cell office:value-type="float" office:value="35">
            <text:p>35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HUGO PEDRO</text:p>
          </table:table-cell>
          <table:table-cell office:value-type="string">
            <text:p>ULLOA</text:p>
          </table:table-cell>
          <table:table-cell office:value-type="string">
            <text:p><text:s/>LUG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35">
            <text:p>235</text:p>
          </table:table-cell>
          <table:table-cell office:value-type="string">
            <text:p>DIP. MAYORIA RELATIVA</text:p>
          </table:table-cell>
          <table:table-cell office:value-type="float" office:value="35">
            <text:p>35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OSE LUIS</text:p>
          </table:table-cell>
          <table:table-cell office:value-type="string">
            <text:p>DELGADO </text:p>
          </table:table-cell>
          <table:table-cell office:value-type="string">
            <text:p>LIR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36">
            <text:p>236</text:p>
          </table:table-cell>
          <table:table-cell office:value-type="string">
            <text:p>DIP. MAYORIA RELATIVA</text:p>
          </table:table-cell>
          <table:table-cell office:value-type="float" office:value="36">
            <text:p>36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EDUARDO</text:p>
          </table:table-cell>
          <table:table-cell office:value-type="string">
            <text:p>TINTOR </text:p>
          </table:table-cell>
          <table:table-cell office:value-type="string">
            <text:p>CERON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37">
            <text:p>237</text:p>
          </table:table-cell>
          <table:table-cell office:value-type="string">
            <text:p>DIP. MAYORIA RELATIVA</text:p>
          </table:table-cell>
          <table:table-cell office:value-type="float" office:value="36">
            <text:p>36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OMAR SARAIN</text:p>
          </table:table-cell>
          <table:table-cell office:value-type="string">
            <text:p>FRAGOSO </text:p>
          </table:table-cell>
          <table:table-cell office:value-type="string">
            <text:p>GALICI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38">
            <text:p>238</text:p>
          </table:table-cell>
          <table:table-cell office:value-type="string">
            <text:p>DIP. MAYORIA RELATIVA</text:p>
          </table:table-cell>
          <table:table-cell office:value-type="float" office:value="37">
            <text:p>37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SONIA</text:p>
          </table:table-cell>
          <table:table-cell office:value-type="string">
            <text:p>SALAZAR </text:p>
          </table:table-cell>
          <table:table-cell office:value-type="string">
            <text:p>HAM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39">
            <text:p>239</text:p>
          </table:table-cell>
          <table:table-cell office:value-type="string">
            <text:p>DIP. MAYORIA RELATIVA</text:p>
          </table:table-cell>
          <table:table-cell office:value-type="float" office:value="37">
            <text:p>37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LUCILA</text:p>
          </table:table-cell>
          <table:table-cell office:value-type="string">
            <text:p>DE LA CRUZ</text:p>
          </table:table-cell>
          <table:table-cell office:value-type="string">
            <text:p><text:s/>VALENCI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40">
            <text:p>240</text:p>
          </table:table-cell>
          <table:table-cell office:value-type="string">
            <text:p>DIP. MAYORIA RELATIVA</text:p>
          </table:table-cell>
          <table:table-cell office:value-type="float" office:value="38">
            <text:p>38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ORGE YUNIS</text:p>
          </table:table-cell>
          <table:table-cell office:value-type="string">
            <text:p>RAFFUL <text:s/></text:p>
          </table:table-cell>
          <table:table-cell office:value-type="string">
            <text:p>ZEPED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41">
            <text:p>241</text:p>
          </table:table-cell>
          <table:table-cell office:value-type="string">
            <text:p>DIP. MAYORIA RELATIVA</text:p>
          </table:table-cell>
          <table:table-cell office:value-type="float" office:value="38">
            <text:p>38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LEONOR</text:p>
          </table:table-cell>
          <table:table-cell office:value-type="string">
            <text:p>GOMEZ </text:p>
          </table:table-cell>
          <table:table-cell office:value-type="string">
            <text:p>OTEGUI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42">
            <text:p>242</text:p>
          </table:table-cell>
          <table:table-cell office:value-type="string">
            <text:p>DIP. MAYORIA RELATIVA</text:p>
          </table:table-cell>
          <table:table-cell office:value-type="float" office:value="39">
            <text:p>39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ROBERTO</text:p>
          </table:table-cell>
          <table:table-cell office:value-type="string">
            <text:p>VILLEGAS </text:p>
          </table:table-cell>
          <table:table-cell office:value-type="string">
            <text:p>OCAÑ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43">
            <text:p>243</text:p>
          </table:table-cell>
          <table:table-cell office:value-type="string">
            <text:p>DIP. MAYORIA RELATIVA</text:p>
          </table:table-cell>
          <table:table-cell office:value-type="float" office:value="39">
            <text:p>39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OSE ULISES</text:p>
          </table:table-cell>
          <table:table-cell office:value-type="string">
            <text:p>CEDILLO </text:p>
          </table:table-cell>
          <table:table-cell office:value-type="string">
            <text:p>RANGEL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44">
            <text:p>244</text:p>
          </table:table-cell>
          <table:table-cell office:value-type="string">
            <text:p>DIP. MAYORIA RELATIVA</text:p>
          </table:table-cell>
          <table:table-cell office:value-type="float" office:value="40">
            <text:p>40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BENJAMIN</text:p>
          </table:table-cell>
          <table:table-cell office:value-type="string">
            <text:p>SANCHEZ <text:s/></text:p>
          </table:table-cell>
          <table:table-cell office:value-type="string">
            <text:p>SANDOVAL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45">
            <text:p>245</text:p>
          </table:table-cell>
          <table:table-cell office:value-type="string">
            <text:p>DIP. MAYORIA RELATIVA</text:p>
          </table:table-cell>
          <table:table-cell office:value-type="float" office:value="40">
            <text:p>40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ADRIAN</text:p>
          </table:table-cell>
          <table:table-cell office:value-type="string">
            <text:p>CORTES</text:p>
          </table:table-cell>
          <table:table-cell office:value-type="string">
            <text:p><text:s/>RUI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46">
            <text:p>246</text:p>
          </table:table-cell>
          <table:table-cell office:value-type="string">
            <text:p>DIP. MAYORIA RELATIVA</text:p>
          </table:table-cell>
          <table:table-cell office:value-type="float" office:value="1">
            <text:p>1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RAMON</text:p>
          </table:table-cell>
          <table:table-cell office:value-type="string">
            <text:p>JIMENEZ</text:p>
          </table:table-cell>
          <table:table-cell office:value-type="string">
            <text:p><text:s/>LOP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47">
            <text:p>247</text:p>
          </table:table-cell>
          <table:table-cell office:value-type="string">
            <text:p>DIP. MAYORIA RELATIVA</text:p>
          </table:table-cell>
          <table:table-cell office:value-type="float" office:value="1">
            <text:p>1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ELEAZAR</text:p>
          </table:table-cell>
          <table:table-cell office:value-type="string">
            <text:p>RUBIO <text:s/></text:p>
          </table:table-cell>
          <table:table-cell office:value-type="string">
            <text:p>ALDARAN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48">
            <text:p>248</text:p>
          </table:table-cell>
          <table:table-cell office:value-type="string">
            <text:p>DIP. MAYORIA RELATIVA</text:p>
          </table:table-cell>
          <table:table-cell office:value-type="float" office:value="2">
            <text:p>2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ANTONIO</text:p>
          </table:table-cell>
          <table:table-cell office:value-type="string">
            <text:p>LIMA </text:p>
          </table:table-cell>
          <table:table-cell office:value-type="string">
            <text:p>BARRIOS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49">
            <text:p>249</text:p>
          </table:table-cell>
          <table:table-cell office:value-type="string">
            <text:p>DIP. MAYORIA RELATIVA</text:p>
          </table:table-cell>
          <table:table-cell office:value-type="float" office:value="2">
            <text:p>2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ROCIO AIME</text:p>
          </table:table-cell>
          <table:table-cell office:value-type="string">
            <text:p>ZUÑIGA</text:p>
          </table:table-cell>
          <table:table-cell office:value-type="string">
            <text:p><text:s/>ORTI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50">
            <text:p>250</text:p>
          </table:table-cell>
          <table:table-cell office:value-type="string">
            <text:p>DIP. MAYORIA RELATIVA</text:p>
          </table:table-cell>
          <table:table-cell office:value-type="float" office:value="3">
            <text:p>3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ENRIQUE</text:p>
          </table:table-cell>
          <table:table-cell office:value-type="string">
            <text:p>VARGAS </text:p>
          </table:table-cell>
          <table:table-cell office:value-type="string">
            <text:p>ANAY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51">
            <text:p>251</text:p>
          </table:table-cell>
          <table:table-cell office:value-type="string">
            <text:p>DIP. MAYORIA RELATIVA</text:p>
          </table:table-cell>
          <table:table-cell office:value-type="float" office:value="3">
            <text:p>3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OSCAR</text:p>
          </table:table-cell>
          <table:table-cell office:value-type="string">
            <text:p>ROMERO <text:s/></text:p>
          </table:table-cell>
          <table:table-cell office:value-type="string">
            <text:p>LOP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52">
            <text:p>252</text:p>
          </table:table-cell>
          <table:table-cell office:value-type="string">
            <text:p>DIP. MAYORIA RELATIVA</text:p>
          </table:table-cell>
          <table:table-cell office:value-type="float" office:value="4">
            <text:p>4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ISAIAS</text:p>
          </table:table-cell>
          <table:table-cell office:value-type="string">
            <text:p>VILLA </text:p>
          </table:table-cell>
          <table:table-cell office:value-type="string">
            <text:p>GONZAL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53">
            <text:p>253</text:p>
          </table:table-cell>
          <table:table-cell office:value-type="string">
            <text:p>DIP. MAYORIA RELATIVA</text:p>
          </table:table-cell>
          <table:table-cell office:value-type="float" office:value="4">
            <text:p>4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AARON</text:p>
          </table:table-cell>
          <table:table-cell office:value-type="string">
            <text:p>ROMERO </text:p>
          </table:table-cell>
          <table:table-cell office:value-type="string">
            <text:p>MALDONAD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54">
            <text:p>254</text:p>
          </table:table-cell>
          <table:table-cell office:value-type="string">
            <text:p>DIP. MAYORIA RELATIVA</text:p>
          </table:table-cell>
          <table:table-cell office:value-type="float" office:value="5">
            <text:p>5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BALFRE</text:p>
          </table:table-cell>
          <table:table-cell office:value-type="string">
            <text:p>VARGAS </text:p>
          </table:table-cell>
          <table:table-cell office:value-type="string">
            <text:p>CORT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55">
            <text:p>255</text:p>
          </table:table-cell>
          <table:table-cell office:value-type="string">
            <text:p>DIP. MAYORIA RELATIVA</text:p>
          </table:table-cell>
          <table:table-cell office:value-type="float" office:value="5">
            <text:p>5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MAXIMO JUSTINO</text:p>
          </table:table-cell>
          <table:table-cell office:value-type="string">
            <text:p>CERON </text:p>
          </table:table-cell>
          <table:table-cell office:value-type="string">
            <text:p>MARTIN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56">
            <text:p>256</text:p>
          </table:table-cell>
          <table:table-cell office:value-type="string">
            <text:p>DIP. MAYORIA RELATIVA</text:p>
          </table:table-cell>
          <table:table-cell office:value-type="float" office:value="6">
            <text:p>6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JUAN</text:p>
          </table:table-cell>
          <table:table-cell office:value-type="string">
            <text:p>BUSTOS </text:p>
          </table:table-cell>
          <table:table-cell office:value-type="string">
            <text:p>PASCUAL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57">
            <text:p>257</text:p>
          </table:table-cell>
          <table:table-cell office:value-type="string">
            <text:p>DIP. MAYORIA RELATIVA</text:p>
          </table:table-cell>
          <table:table-cell office:value-type="float" office:value="6">
            <text:p>6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JOAQUIN PATRICIO</text:p>
          </table:table-cell>
          <table:table-cell office:value-type="string">
            <text:p>AVILA </text:p>
          </table:table-cell>
          <table:table-cell office:value-type="string">
            <text:p>LUN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58">
            <text:p>258</text:p>
          </table:table-cell>
          <table:table-cell office:value-type="string">
            <text:p>DIP. MAYORIA RELATIVA</text:p>
          </table:table-cell>
          <table:table-cell office:value-type="float" office:value="7">
            <text:p>7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NAZARIO</text:p>
          </table:table-cell>
          <table:table-cell office:value-type="string">
            <text:p>NORBERTO </text:p>
          </table:table-cell>
          <table:table-cell office:value-type="string">
            <text:p>SANCH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59">
            <text:p>259</text:p>
          </table:table-cell>
          <table:table-cell office:value-type="string">
            <text:p>DIP. MAYORIA RELATIVA</text:p>
          </table:table-cell>
          <table:table-cell office:value-type="float" office:value="7">
            <text:p>7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JAVIER</text:p>
          </table:table-cell>
          <table:table-cell office:value-type="string">
            <text:p>MARTINEZ </text:p>
          </table:table-cell>
          <table:table-cell office:value-type="string">
            <text:p>SOLAN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60">
            <text:p>260</text:p>
          </table:table-cell>
          <table:table-cell office:value-type="string">
            <text:p>DIP. MAYORIA RELATIVA</text:p>
          </table:table-cell>
          <table:table-cell office:value-type="float" office:value="8">
            <text:p>8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IMELDA</text:p>
          </table:table-cell>
          <table:table-cell office:value-type="string">
            <text:p>MENDOZA </text:p>
          </table:table-cell>
          <table:table-cell office:value-type="string">
            <text:p>ROMER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61">
            <text:p>261</text:p>
          </table:table-cell>
          <table:table-cell office:value-type="string">
            <text:p>DIP. MAYORIA RELATIVA</text:p>
          </table:table-cell>
          <table:table-cell office:value-type="float" office:value="8">
            <text:p>8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EDGAR </text:p>
          </table:table-cell>
          <table:table-cell office:value-type="string">
            <text:p>TORRES </text:p>
          </table:table-cell>
          <table:table-cell office:value-type="string">
            <text:p>BALTAZAR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62">
            <text:p>262</text:p>
          </table:table-cell>
          <table:table-cell office:value-type="string">
            <text:p>DIP. MAYORIA RELATIVA</text:p>
          </table:table-cell>
          <table:table-cell office:value-type="float" office:value="9">
            <text:p>9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JOSE CRISTOBAL</text:p>
          </table:table-cell>
          <table:table-cell office:value-type="string">
            <text:p>RAMIREZ</text:p>
          </table:table-cell>
          <table:table-cell office:value-type="string">
            <text:p><text:s/>PINO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63">
            <text:p>263</text:p>
          </table:table-cell>
          <table:table-cell office:value-type="string">
            <text:p>DIP. MAYORIA RELATIVA</text:p>
          </table:table-cell>
          <table:table-cell office:value-type="float" office:value="9">
            <text:p>9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JOSE RODRIGO</text:p>
          </table:table-cell>
          <table:table-cell office:value-type="string">
            <text:p>UGARTE </text:p>
          </table:table-cell>
          <table:table-cell office:value-type="string">
            <text:p>MOLIN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64">
            <text:p>264</text:p>
          </table:table-cell>
          <table:table-cell office:value-type="string">
            <text:p>DIP. MAYORIA RELATIVA</text:p>
          </table:table-cell>
          <table:table-cell office:value-type="float" office:value="10">
            <text:p>10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TOMAS</text:p>
          </table:table-cell>
          <table:table-cell office:value-type="string">
            <text:p>PLIEGO </text:p>
          </table:table-cell>
          <table:table-cell office:value-type="string">
            <text:p>CALV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65">
            <text:p>265</text:p>
          </table:table-cell>
          <table:table-cell office:value-type="string">
            <text:p>DIP. MAYORIA RELATIVA</text:p>
          </table:table-cell>
          <table:table-cell office:value-type="float" office:value="10">
            <text:p>10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ARTURO</text:p>
          </table:table-cell>
          <table:table-cell office:value-type="string">
            <text:p>ZAMORA <text:s/></text:p>
          </table:table-cell>
          <table:table-cell office:value-type="string">
            <text:p>FLORE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66">
            <text:p>266</text:p>
          </table:table-cell>
          <table:table-cell office:value-type="string">
            <text:p>DIP. MAYORIA RELATIVA</text:p>
          </table:table-cell>
          <table:table-cell office:value-type="float" office:value="11">
            <text:p>11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ESTHELA</text:p>
          </table:table-cell>
          <table:table-cell office:value-type="string">
            <text:p>DAMIAN </text:p>
          </table:table-cell>
          <table:table-cell office:value-type="string">
            <text:p>PERALT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67">
            <text:p>267</text:p>
          </table:table-cell>
          <table:table-cell office:value-type="string">
            <text:p>DIP. MAYORIA RELATIVA</text:p>
          </table:table-cell>
          <table:table-cell office:value-type="float" office:value="11">
            <text:p>11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MARICELA</text:p>
          </table:table-cell>
          <table:table-cell office:value-type="string">
            <text:p>SANCHEZ</text:p>
          </table:table-cell>
          <table:table-cell office:value-type="string">
            <text:p><text:s/>CABRER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68">
            <text:p>268</text:p>
          </table:table-cell>
          <table:table-cell office:value-type="string">
            <text:p>DIP. MAYORIA RELATIVA</text:p>
          </table:table-cell>
          <table:table-cell office:value-type="float" office:value="12">
            <text:p>12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LAURA</text:p>
          </table:table-cell>
          <table:table-cell office:value-type="string">
            <text:p>PIÑA </text:p>
          </table:table-cell>
          <table:table-cell office:value-type="string">
            <text:p>OLMED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69">
            <text:p>269</text:p>
          </table:table-cell>
          <table:table-cell office:value-type="string">
            <text:p>DIP. MAYORIA RELATIVA</text:p>
          </table:table-cell>
          <table:table-cell office:value-type="float" office:value="12">
            <text:p>12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MARIA LYDIA</text:p>
          </table:table-cell>
          <table:table-cell office:value-type="string">
            <text:p>HERNANDEZ </text:p>
          </table:table-cell>
          <table:table-cell office:value-type="string">
            <text:p>CASTILL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70">
            <text:p>270</text:p>
          </table:table-cell>
          <table:table-cell office:value-type="string">
            <text:p>DIP. MAYORIA RELATIVA</text:p>
          </table:table-cell>
          <table:table-cell office:value-type="float" office:value="13">
            <text:p>13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AGUSTIN</text:p>
          </table:table-cell>
          <table:table-cell office:value-type="string">
            <text:p>GUERRERO </text:p>
          </table:table-cell>
          <table:table-cell office:value-type="string">
            <text:p>CASTILL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71">
            <text:p>271</text:p>
          </table:table-cell>
          <table:table-cell office:value-type="string">
            <text:p>DIP. MAYORIA RELATIVA</text:p>
          </table:table-cell>
          <table:table-cell office:value-type="float" office:value="13">
            <text:p>13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RICARDO</text:p>
          </table:table-cell>
          <table:table-cell office:value-type="string">
            <text:p>GONZALEZ </text:p>
          </table:table-cell>
          <table:table-cell office:value-type="string">
            <text:p>DEL ANGEL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72">
            <text:p>272</text:p>
          </table:table-cell>
          <table:table-cell office:value-type="string">
            <text:p>DIP. MAYORIA RELATIVA</text:p>
          </table:table-cell>
          <table:table-cell office:value-type="float" office:value="14">
            <text:p>14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ORLANDO GABRIEL</text:p>
          </table:table-cell>
          <table:table-cell office:value-type="string">
            <text:p>DELGADO </text:p>
          </table:table-cell>
          <table:table-cell office:value-type="string">
            <text:p>SELLEY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73">
            <text:p>273</text:p>
          </table:table-cell>
          <table:table-cell office:value-type="string">
            <text:p>DIP. MAYORIA RELATIVA</text:p>
          </table:table-cell>
          <table:table-cell office:value-type="float" office:value="14">
            <text:p>14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EDITH PATRICIA</text:p>
          </table:table-cell>
          <table:table-cell office:value-type="string">
            <text:p>LORENZANA <text:s/></text:p>
          </table:table-cell>
          <table:table-cell office:value-type="string">
            <text:p>ZAMOR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74">
            <text:p>274</text:p>
          </table:table-cell>
          <table:table-cell office:value-type="string">
            <text:p>DIP. MAYORIA RELATIVA</text:p>
          </table:table-cell>
          <table:table-cell office:value-type="float" office:value="15">
            <text:p>15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DANIEL</text:p>
          </table:table-cell>
          <table:table-cell office:value-type="string">
            <text:p>ORDOÑEZ</text:p>
          </table:table-cell>
          <table:table-cell office:value-type="string">
            <text:p><text:s/>HERNAND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75">
            <text:p>275</text:p>
          </table:table-cell>
          <table:table-cell office:value-type="string">
            <text:p>DIP. MAYORIA RELATIVA</text:p>
          </table:table-cell>
          <table:table-cell office:value-type="float" office:value="15">
            <text:p>15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JUAN MANUEL</text:p>
          </table:table-cell>
          <table:table-cell office:value-type="string">
            <text:p>OROZCO </text:p>
          </table:table-cell>
          <table:table-cell office:value-type="string">
            <text:p>CARMON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76">
            <text:p>276</text:p>
          </table:table-cell>
          <table:table-cell office:value-type="string">
            <text:p>DIP. MAYORIA RELATIVA</text:p>
          </table:table-cell>
          <table:table-cell office:value-type="float" office:value="16">
            <text:p>16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RICARDO BENITO</text:p>
          </table:table-cell>
          <table:table-cell office:value-type="string">
            <text:p>ANTONIO </text:p>
          </table:table-cell>
          <table:table-cell office:value-type="string">
            <text:p>LEON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77">
            <text:p>277</text:p>
          </table:table-cell>
          <table:table-cell office:value-type="string">
            <text:p>DIP. MAYORIA RELATIVA</text:p>
          </table:table-cell>
          <table:table-cell office:value-type="float" office:value="16">
            <text:p>16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ARTURO</text:p>
          </table:table-cell>
          <table:table-cell office:value-type="string">
            <text:p>RESENDIZ </text:p>
          </table:table-cell>
          <table:table-cell office:value-type="string">
            <text:p>MARTIN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78">
            <text:p>278</text:p>
          </table:table-cell>
          <table:table-cell office:value-type="string">
            <text:p>DIP. MAYORIA RELATIVA</text:p>
          </table:table-cell>
          <table:table-cell office:value-type="float" office:value="17">
            <text:p>17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ELI</text:p>
          </table:table-cell>
          <table:table-cell office:value-type="string">
            <text:p>EVANGELISTA </text:p>
          </table:table-cell>
          <table:table-cell office:value-type="string">
            <text:p>MARTIN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79">
            <text:p>279</text:p>
          </table:table-cell>
          <table:table-cell office:value-type="string">
            <text:p>DIP. MAYORIA RELATIVA</text:p>
          </table:table-cell>
          <table:table-cell office:value-type="float" office:value="17">
            <text:p>17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CECILIA DEL CARMEN</text:p>
          </table:table-cell>
          <table:table-cell office:value-type="string">
            <text:p>OLIVOS </text:p>
          </table:table-cell>
          <table:table-cell office:value-type="string">
            <text:p>SANTOYO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80">
            <text:p>280</text:p>
          </table:table-cell>
          <table:table-cell office:value-type="string">
            <text:p>DIP. MAYORIA RELATIVA</text:p>
          </table:table-cell>
          <table:table-cell office:value-type="float" office:value="18">
            <text:p>18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JUAN RICARDO</text:p>
          </table:table-cell>
          <table:table-cell office:value-type="string">
            <text:p>GARCIA </text:p>
          </table:table-cell>
          <table:table-cell office:value-type="string">
            <text:p>HERNAND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81">
            <text:p>281</text:p>
          </table:table-cell>
          <table:table-cell office:value-type="string">
            <text:p>DIP. MAYORIA RELATIVA</text:p>
          </table:table-cell>
          <table:table-cell office:value-type="float" office:value="18">
            <text:p>18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CARLOS</text:p>
          </table:table-cell>
          <table:table-cell office:value-type="string">
            <text:p>CORONADO </text:p>
          </table:table-cell>
          <table:table-cell office:value-type="string">
            <text:p>ORTI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82">
            <text:p>282</text:p>
          </table:table-cell>
          <table:table-cell office:value-type="string">
            <text:p>DIP. MAYORIA RELATIVA</text:p>
          </table:table-cell>
          <table:table-cell office:value-type="float" office:value="19">
            <text:p>19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MARIA ELBA</text:p>
          </table:table-cell>
          <table:table-cell office:value-type="string">
            <text:p>GARFIAS </text:p>
          </table:table-cell>
          <table:table-cell office:value-type="string">
            <text:p>MALDONAD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83">
            <text:p>283</text:p>
          </table:table-cell>
          <table:table-cell office:value-type="string">
            <text:p>DIP. MAYORIA RELATIVA</text:p>
          </table:table-cell>
          <table:table-cell office:value-type="float" office:value="19">
            <text:p>19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HILARIO</text:p>
          </table:table-cell>
          <table:table-cell office:value-type="string">
            <text:p>NOLASCO </text:p>
          </table:table-cell>
          <table:table-cell office:value-type="string">
            <text:p>OCHO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84">
            <text:p>284</text:p>
          </table:table-cell>
          <table:table-cell office:value-type="string">
            <text:p>DIP. MAYORIA RELATIVA</text:p>
          </table:table-cell>
          <table:table-cell office:value-type="float" office:value="20">
            <text:p>20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ADRIAN</text:p>
          </table:table-cell>
          <table:table-cell office:value-type="string">
            <text:p>RUBALCAVA </text:p>
          </table:table-cell>
          <table:table-cell office:value-type="string">
            <text:p>SUAR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85">
            <text:p>285</text:p>
          </table:table-cell>
          <table:table-cell office:value-type="string">
            <text:p>DIP. MAYORIA RELATIVA</text:p>
          </table:table-cell>
          <table:table-cell office:value-type="float" office:value="20">
            <text:p>20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JOSE ANTONIO</text:p>
          </table:table-cell>
          <table:table-cell office:value-type="string">
            <text:p>URBINA </text:p>
          </table:table-cell>
          <table:table-cell office:value-type="string">
            <text:p>CORON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86">
            <text:p>286</text:p>
          </table:table-cell>
          <table:table-cell office:value-type="string">
            <text:p>DIP. MAYORIA RELATIVA</text:p>
          </table:table-cell>
          <table:table-cell office:value-type="float" office:value="21">
            <text:p>21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RAUL ALEJANDRO CUAUHTEMOC</text:p>
          </table:table-cell>
          <table:table-cell office:value-type="string">
            <text:p>RAMIREZ </text:p>
          </table:table-cell>
          <table:table-cell office:value-type="string">
            <text:p>RODRIGU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87">
            <text:p>287</text:p>
          </table:table-cell>
          <table:table-cell office:value-type="string">
            <text:p>DIP. MAYORIA RELATIVA</text:p>
          </table:table-cell>
          <table:table-cell office:value-type="float" office:value="21">
            <text:p>21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ANDREA</text:p>
          </table:table-cell>
          <table:table-cell office:value-type="string">
            <text:p>ORTEGA </text:p>
          </table:table-cell>
          <table:table-cell office:value-type="string">
            <text:p>GONZAL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88">
            <text:p>288</text:p>
          </table:table-cell>
          <table:table-cell office:value-type="string">
            <text:p>DIP. MAYORIA RELATIVA</text:p>
          </table:table-cell>
          <table:table-cell office:value-type="float" office:value="22">
            <text:p>22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VICTOR HUGO</text:p>
          </table:table-cell>
          <table:table-cell office:value-type="string">
            <text:p>CIRIGO </text:p>
          </table:table-cell>
          <table:table-cell office:value-type="string">
            <text:p>VASQU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89">
            <text:p>289</text:p>
          </table:table-cell>
          <table:table-cell office:value-type="string">
            <text:p>DIP. MAYORIA RELATIVA</text:p>
          </table:table-cell>
          <table:table-cell office:value-type="float" office:value="22">
            <text:p>22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MARIBEL</text:p>
          </table:table-cell>
          <table:table-cell office:value-type="string">
            <text:p>ZAMORA </text:p>
          </table:table-cell>
          <table:table-cell office:value-type="string">
            <text:p>GRANADOS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90">
            <text:p>290</text:p>
          </table:table-cell>
          <table:table-cell office:value-type="string">
            <text:p>DIP. MAYORIA RELATIVA</text:p>
          </table:table-cell>
          <table:table-cell office:value-type="float" office:value="23">
            <text:p>23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DANIEL</text:p>
          </table:table-cell>
          <table:table-cell office:value-type="string">
            <text:p>SALAZAR <text:s/></text:p>
          </table:table-cell>
          <table:table-cell office:value-type="string">
            <text:p>NUÑ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91">
            <text:p>291</text:p>
          </table:table-cell>
          <table:table-cell office:value-type="string">
            <text:p>DIP. MAYORIA RELATIVA</text:p>
          </table:table-cell>
          <table:table-cell office:value-type="float" office:value="23">
            <text:p>23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ABRIL JANNETTE</text:p>
          </table:table-cell>
          <table:table-cell office:value-type="string">
            <text:p>TRUJILLO </text:p>
          </table:table-cell>
          <table:table-cell office:value-type="string">
            <text:p>VAZQU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92">
            <text:p>292</text:p>
          </table:table-cell>
          <table:table-cell office:value-type="string">
            <text:p>DIP. MAYORIA RELATIVA</text:p>
          </table:table-cell>
          <table:table-cell office:value-type="float" office:value="24">
            <text:p>24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SERGIO MIGUEL</text:p>
          </table:table-cell>
          <table:table-cell office:value-type="string">
            <text:p>CEDILLO </text:p>
          </table:table-cell>
          <table:table-cell office:value-type="string">
            <text:p>FERNAND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93">
            <text:p>293</text:p>
          </table:table-cell>
          <table:table-cell office:value-type="string">
            <text:p>DIP. MAYORIA RELATIVA</text:p>
          </table:table-cell>
          <table:table-cell office:value-type="float" office:value="24">
            <text:p>24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JAIME</text:p>
          </table:table-cell>
          <table:table-cell office:value-type="string">
            <text:p>JIMENEZ </text:p>
          </table:table-cell>
          <table:table-cell office:value-type="string">
            <text:p>BURGOS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94">
            <text:p>294</text:p>
          </table:table-cell>
          <table:table-cell office:value-type="string">
            <text:p>DIP. MAYORIA RELATIVA</text:p>
          </table:table-cell>
          <table:table-cell office:value-type="float" office:value="25">
            <text:p>25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HUMBERTO</text:p>
          </table:table-cell>
          <table:table-cell office:value-type="string">
            <text:p>MORGAN <text:s/></text:p>
          </table:table-cell>
          <table:table-cell office:value-type="string">
            <text:p>COLON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95">
            <text:p>295</text:p>
          </table:table-cell>
          <table:table-cell office:value-type="string">
            <text:p>DIP. MAYORIA RELATIVA</text:p>
          </table:table-cell>
          <table:table-cell office:value-type="float" office:value="25">
            <text:p>25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LUIS EDUARDO</text:p>
          </table:table-cell>
          <table:table-cell office:value-type="string">
            <text:p>ROCHA </text:p>
          </table:table-cell>
          <table:table-cell office:value-type="string">
            <text:p>CRU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96">
            <text:p>296</text:p>
          </table:table-cell>
          <table:table-cell office:value-type="string">
            <text:p>DIP. MAYORIA RELATIVA</text:p>
          </table:table-cell>
          <table:table-cell office:value-type="float" office:value="26">
            <text:p>26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ARTURO</text:p>
          </table:table-cell>
          <table:table-cell office:value-type="string">
            <text:p>SANTANA </text:p>
          </table:table-cell>
          <table:table-cell office:value-type="string">
            <text:p>ALFARO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97">
            <text:p>297</text:p>
          </table:table-cell>
          <table:table-cell office:value-type="string">
            <text:p>DIP. MAYORIA RELATIVA</text:p>
          </table:table-cell>
          <table:table-cell office:value-type="float" office:value="26">
            <text:p>26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MARIA NATIVIDAD PATRICIA</text:p>
          </table:table-cell>
          <table:table-cell office:value-type="string">
            <text:p>RAZO </text:p>
          </table:table-cell>
          <table:table-cell office:value-type="string">
            <text:p>VAZQU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98">
            <text:p>298</text:p>
          </table:table-cell>
          <table:table-cell office:value-type="string">
            <text:p>DIP. MAYORIA RELATIVA</text:p>
          </table:table-cell>
          <table:table-cell office:value-type="float" office:value="27">
            <text:p>27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MARIA ELSA</text:p>
          </table:table-cell>
          <table:table-cell office:value-type="string">
            <text:p>PONCE <text:s/></text:p>
          </table:table-cell>
          <table:table-cell office:value-type="string">
            <text:p>OROZC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299">
            <text:p>299</text:p>
          </table:table-cell>
          <table:table-cell office:value-type="string">
            <text:p>DIP. MAYORIA RELATIVA</text:p>
          </table:table-cell>
          <table:table-cell office:value-type="float" office:value="27">
            <text:p>27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SARA</text:p>
          </table:table-cell>
          <table:table-cell office:value-type="string">
            <text:p>MARTINEZ </text:p>
          </table:table-cell>
          <table:table-cell office:value-type="string">
            <text:p>VILLEGA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office:value-type="string">
            <text:p>DIP. MAYORIA RELATIVA</text:p>
          </table:table-cell>
          <table:table-cell office:value-type="float" office:value="28">
            <text:p>28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JUAN CARLOS</text:p>
          </table:table-cell>
          <table:table-cell office:value-type="string">
            <text:p>BELTRAN <text:s/></text:p>
          </table:table-cell>
          <table:table-cell office:value-type="string">
            <text:p>CORDER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01">
            <text:p>301</text:p>
          </table:table-cell>
          <table:table-cell office:value-type="string">
            <text:p>DIP. MAYORIA RELATIVA</text:p>
          </table:table-cell>
          <table:table-cell office:value-type="float" office:value="28">
            <text:p>28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MARIA DE LOURDES</text:p>
          </table:table-cell>
          <table:table-cell office:value-type="string">
            <text:p>MENDEZ </text:p>
          </table:table-cell>
          <table:table-cell office:value-type="string">
            <text:p>GALVAN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02">
            <text:p>302</text:p>
          </table:table-cell>
          <table:table-cell office:value-type="string">
            <text:p>DIP. MAYORIA RELATIVA</text:p>
          </table:table-cell>
          <table:table-cell office:value-type="float" office:value="29">
            <text:p>29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SAMUEL</text:p>
          </table:table-cell>
          <table:table-cell office:value-type="string">
            <text:p>HERNANDEZ</text:p>
          </table:table-cell>
          <table:table-cell office:value-type="string">
            <text:p><text:s/>ABARC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03">
            <text:p>303</text:p>
          </table:table-cell>
          <table:table-cell office:value-type="string">
            <text:p>DIP. MAYORIA RELATIVA</text:p>
          </table:table-cell>
          <table:table-cell office:value-type="float" office:value="29">
            <text:p>29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MARGARITO</text:p>
          </table:table-cell>
          <table:table-cell office:value-type="string">
            <text:p>REYES <text:s/></text:p>
          </table:table-cell>
          <table:table-cell office:value-type="string">
            <text:p>AGUIRRE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04">
            <text:p>304</text:p>
          </table:table-cell>
          <table:table-cell office:value-type="string">
            <text:p>DIP. MAYORIA RELATIVA</text:p>
          </table:table-cell>
          <table:table-cell office:value-type="float" office:value="30">
            <text:p>30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MAURICIO ALONSO</text:p>
          </table:table-cell>
          <table:table-cell office:value-type="string">
            <text:p>TOLEDO <text:s/></text:p>
          </table:table-cell>
          <table:table-cell office:value-type="string">
            <text:p>GUTIERR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05">
            <text:p>305</text:p>
          </table:table-cell>
          <table:table-cell office:value-type="string">
            <text:p>DIP. MAYORIA RELATIVA</text:p>
          </table:table-cell>
          <table:table-cell office:value-type="float" office:value="30">
            <text:p>30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MIGUEL ANGEL</text:p>
          </table:table-cell>
          <table:table-cell office:value-type="string">
            <text:p>HERNANDEZ </text:p>
          </table:table-cell>
          <table:table-cell office:value-type="string">
            <text:p>HERNAND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06">
            <text:p>306</text:p>
          </table:table-cell>
          <table:table-cell office:value-type="string">
            <text:p>DIP. MAYORIA RELATIVA</text:p>
          </table:table-cell>
          <table:table-cell office:value-type="float" office:value="31">
            <text:p>31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MIGUEL</text:p>
          </table:table-cell>
          <table:table-cell office:value-type="string">
            <text:p>SOSA</text:p>
          </table:table-cell>
          <table:table-cell office:value-type="string">
            <text:p><text:s/>TAN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07">
            <text:p>307</text:p>
          </table:table-cell>
          <table:table-cell office:value-type="string">
            <text:p>DIP. MAYORIA RELATIVA</text:p>
          </table:table-cell>
          <table:table-cell office:value-type="float" office:value="31">
            <text:p>31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JUAN CARLOS</text:p>
          </table:table-cell>
          <table:table-cell office:value-type="string">
            <text:p>TRILLO </text:p>
          </table:table-cell>
          <table:table-cell office:value-type="string">
            <text:p>DOMINGU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08">
            <text:p>308</text:p>
          </table:table-cell>
          <table:table-cell office:value-type="string">
            <text:p>DIP. MAYORIA RELATIVA</text:p>
          </table:table-cell>
          <table:table-cell office:value-type="float" office:value="32">
            <text:p>32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JOSÉ LUIS </text:p>
          </table:table-cell>
          <table:table-cell office:value-type="string">
            <text:p>MORUA </text:p>
          </table:table-cell>
          <table:table-cell office:value-type="string">
            <text:p>JASSO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09">
            <text:p>309</text:p>
          </table:table-cell>
          <table:table-cell office:value-type="string">
            <text:p>DIP. MAYORIA RELATIVA</text:p>
          </table:table-cell>
          <table:table-cell office:value-type="float" office:value="32">
            <text:p>32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JOSE ALFREDO</text:p>
          </table:table-cell>
          <table:table-cell office:value-type="string">
            <text:p>HERNANDEZ </text:p>
          </table:table-cell>
          <table:table-cell office:value-type="string">
            <text:p>LEAL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10">
            <text:p>310</text:p>
          </table:table-cell>
          <table:table-cell office:value-type="string">
            <text:p>DIP. MAYORIA RELATIVA</text:p>
          </table:table-cell>
          <table:table-cell office:value-type="float" office:value="33">
            <text:p>33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LETICIA</text:p>
          </table:table-cell>
          <table:table-cell office:value-type="string">
            <text:p>QUEZADA </text:p>
          </table:table-cell>
          <table:table-cell office:value-type="string">
            <text:p>CONTRERA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DIP. MAYORIA RELATIVA</text:p>
          </table:table-cell>
          <table:table-cell office:value-type="float" office:value="33">
            <text:p>33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ILIANA</text:p>
          </table:table-cell>
          <table:table-cell office:value-type="string">
            <text:p>ARAIZA </text:p>
          </table:table-cell>
          <table:table-cell office:value-type="string">
            <text:p>MOT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12">
            <text:p>312</text:p>
          </table:table-cell>
          <table:table-cell office:value-type="string">
            <text:p>DIP. MAYORIA RELATIVA</text:p>
          </table:table-cell>
          <table:table-cell office:value-type="float" office:value="34">
            <text:p>34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SERGIO</text:p>
          </table:table-cell>
          <table:table-cell office:value-type="string">
            <text:p>AVILA</text:p>
          </table:table-cell>
          <table:table-cell office:value-type="string">
            <text:p><text:s/>ROJAS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DIP. MAYORIA RELATIVA</text:p>
          </table:table-cell>
          <table:table-cell office:value-type="float" office:value="34">
            <text:p>34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MIRIAM ROSARIO</text:p>
          </table:table-cell>
          <table:table-cell office:value-type="string">
            <text:p>GOMEZ </text:p>
          </table:table-cell>
          <table:table-cell office:value-type="string">
            <text:p>VALENZUEL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DIP. MAYORIA RELATIVA</text:p>
          </table:table-cell>
          <table:table-cell office:value-type="float" office:value="35">
            <text:p>35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EDY</text:p>
          </table:table-cell>
          <table:table-cell office:value-type="string">
            <text:p>ORTIZ </text:p>
          </table:table-cell>
          <table:table-cell office:value-type="string">
            <text:p>PIÑ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15">
            <text:p>315</text:p>
          </table:table-cell>
          <table:table-cell office:value-type="string">
            <text:p>DIP. MAYORIA RELATIVA</text:p>
          </table:table-cell>
          <table:table-cell office:value-type="float" office:value="35">
            <text:p>35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ANGELINA</text:p>
          </table:table-cell>
          <table:table-cell office:value-type="string">
            <text:p>MENDEZ </text:p>
          </table:table-cell>
          <table:table-cell office:value-type="string">
            <text:p>ALVAR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16">
            <text:p>316</text:p>
          </table:table-cell>
          <table:table-cell office:value-type="string">
            <text:p>DIP. MAYORIA RELATIVA</text:p>
          </table:table-cell>
          <table:table-cell office:value-type="float" office:value="36">
            <text:p>36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NANCY</text:p>
          </table:table-cell>
          <table:table-cell office:value-type="string">
            <text:p>CARDENAS </text:p>
          </table:table-cell>
          <table:table-cell office:value-type="string">
            <text:p>SANCH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DIP. MAYORIA RELATIVA</text:p>
          </table:table-cell>
          <table:table-cell office:value-type="float" office:value="36">
            <text:p>36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JUAN CARLOS</text:p>
          </table:table-cell>
          <table:table-cell office:value-type="string">
            <text:p>HERNANDEZ </text:p>
          </table:table-cell>
          <table:table-cell office:value-type="string">
            <text:p>VALENTIN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18">
            <text:p>318</text:p>
          </table:table-cell>
          <table:table-cell office:value-type="string">
            <text:p>DIP. MAYORIA RELATIVA</text:p>
          </table:table-cell>
          <table:table-cell office:value-type="float" office:value="37">
            <text:p>37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HIPOLITO</text:p>
          </table:table-cell>
          <table:table-cell office:value-type="string">
            <text:p>BRAVO </text:p>
          </table:table-cell>
          <table:table-cell office:value-type="string">
            <text:p>LOP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19">
            <text:p>319</text:p>
          </table:table-cell>
          <table:table-cell office:value-type="string">
            <text:p>DIP. MAYORIA RELATIVA</text:p>
          </table:table-cell>
          <table:table-cell office:value-type="float" office:value="37">
            <text:p>37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JOSE LUIS</text:p>
          </table:table-cell>
          <table:table-cell office:value-type="string">
            <text:p>MEGCHUN </text:p>
          </table:table-cell>
          <table:table-cell office:value-type="string">
            <text:p>GONZAL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20">
            <text:p>320</text:p>
          </table:table-cell>
          <table:table-cell office:value-type="string">
            <text:p>DIP. MAYORIA RELATIVA</text:p>
          </table:table-cell>
          <table:table-cell office:value-type="float" office:value="38">
            <text:p>38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SALVADOR PABLO</text:p>
          </table:table-cell>
          <table:table-cell office:value-type="string">
            <text:p>MARTINEZ </text:p>
          </table:table-cell>
          <table:table-cell office:value-type="string">
            <text:p>DELLA ROCC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21">
            <text:p>321</text:p>
          </table:table-cell>
          <table:table-cell office:value-type="string">
            <text:p>DIP. MAYORIA RELATIVA</text:p>
          </table:table-cell>
          <table:table-cell office:value-type="float" office:value="38">
            <text:p>38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INTI</text:p>
          </table:table-cell>
          <table:table-cell office:value-type="string">
            <text:p>MUÑOZ </text:p>
          </table:table-cell>
          <table:table-cell office:value-type="string">
            <text:p>SANTINI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22">
            <text:p>322</text:p>
          </table:table-cell>
          <table:table-cell office:value-type="string">
            <text:p>DIP. MAYORIA RELATIVA</text:p>
          </table:table-cell>
          <table:table-cell office:value-type="float" office:value="39">
            <text:p>39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AVELINO</text:p>
          </table:table-cell>
          <table:table-cell office:value-type="string">
            <text:p>MENDEZ </text:p>
          </table:table-cell>
          <table:table-cell office:value-type="string">
            <text:p>RANGEL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23">
            <text:p>323</text:p>
          </table:table-cell>
          <table:table-cell office:value-type="string">
            <text:p>DIP. MAYORIA RELATIVA</text:p>
          </table:table-cell>
          <table:table-cell office:value-type="float" office:value="39">
            <text:p>39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MARTIN</text:p>
          </table:table-cell>
          <table:table-cell office:value-type="string">
            <text:p>ROSALES </text:p>
          </table:table-cell>
          <table:table-cell office:value-type="string">
            <text:p>ROMERO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24">
            <text:p>324</text:p>
          </table:table-cell>
          <table:table-cell office:value-type="string">
            <text:p>DIP. MAYORIA RELATIVA</text:p>
          </table:table-cell>
          <table:table-cell office:value-type="float" office:value="40">
            <text:p>40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CARLOS</text:p>
          </table:table-cell>
          <table:table-cell office:value-type="string">
            <text:p>HERNANDEZ </text:p>
          </table:table-cell>
          <table:table-cell office:value-type="string">
            <text:p>MIRON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25">
            <text:p>325</text:p>
          </table:table-cell>
          <table:table-cell office:value-type="string">
            <text:p>DIP. MAYORIA RELATIVA</text:p>
          </table:table-cell>
          <table:table-cell office:value-type="float" office:value="40">
            <text:p>40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JESUS</text:p>
          </table:table-cell>
          <table:table-cell office:value-type="string">
            <text:p>ESQUIVEL </text:p>
          </table:table-cell>
          <table:table-cell office:value-type="string">
            <text:p>CARRILLO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26">
            <text:p>326</text:p>
          </table:table-cell>
          <table:table-cell office:value-type="string">
            <text:p>DIP. MAYORIA RELATIVA</text:p>
          </table:table-cell>
          <table:table-cell office:value-type="float" office:value="1">
            <text:p>1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HUMBERTO EDUARDO</text:p>
          </table:table-cell>
          <table:table-cell office:value-type="string">
            <text:p>GARCIA </text:p>
          </table:table-cell>
          <table:table-cell office:value-type="string">
            <text:p>NUÑ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27">
            <text:p>327</text:p>
          </table:table-cell>
          <table:table-cell office:value-type="string">
            <text:p>DIP. MAYORIA RELATIVA</text:p>
          </table:table-cell>
          <table:table-cell office:value-type="float" office:value="1">
            <text:p>1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HECTOR</text:p>
          </table:table-cell>
          <table:table-cell office:value-type="string">
            <text:p>OCAÑA <text:s/></text:p>
          </table:table-cell>
          <table:table-cell office:value-type="string">
            <text:p>CASTR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28">
            <text:p>328</text:p>
          </table:table-cell>
          <table:table-cell office:value-type="string">
            <text:p>DIP. MAYORIA RELATIVA</text:p>
          </table:table-cell>
          <table:table-cell office:value-type="float" office:value="2">
            <text:p>2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EDUARDO</text:p>
          </table:table-cell>
          <table:table-cell office:value-type="string">
            <text:p>JIMENEZ </text:p>
          </table:table-cell>
          <table:table-cell office:value-type="string">
            <text:p>SALAZAR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29">
            <text:p>329</text:p>
          </table:table-cell>
          <table:table-cell office:value-type="string">
            <text:p>DIP. MAYORIA RELATIVA</text:p>
          </table:table-cell>
          <table:table-cell office:value-type="float" office:value="2">
            <text:p>2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PABLO</text:p>
          </table:table-cell>
          <table:table-cell office:value-type="string">
            <text:p>RUVALCABA</text:p>
          </table:table-cell>
          <table:table-cell office:value-type="string">
            <text:p><text:s/>HERNAND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30">
            <text:p>330</text:p>
          </table:table-cell>
          <table:table-cell office:value-type="string">
            <text:p>DIP. MAYORIA RELATIVA</text:p>
          </table:table-cell>
          <table:table-cell office:value-type="float" office:value="3">
            <text:p>3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JESUS ABRAHAM</text:p>
          </table:table-cell>
          <table:table-cell office:value-type="string">
            <text:p>MARTINEZ </text:p>
          </table:table-cell>
          <table:table-cell office:value-type="string">
            <text:p>RODRIGU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31">
            <text:p>331</text:p>
          </table:table-cell>
          <table:table-cell office:value-type="string">
            <text:p>DIP. MAYORIA RELATIVA</text:p>
          </table:table-cell>
          <table:table-cell office:value-type="float" office:value="3">
            <text:p>3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MIGUEL ANGEL</text:p>
          </table:table-cell>
          <table:table-cell office:value-type="string">
            <text:p>FLORES </text:p>
          </table:table-cell>
          <table:table-cell office:value-type="string">
            <text:p>DELGADO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32">
            <text:p>332</text:p>
          </table:table-cell>
          <table:table-cell office:value-type="string">
            <text:p>DIP. MAYORIA RELATIVA</text:p>
          </table:table-cell>
          <table:table-cell office:value-type="float" office:value="4">
            <text:p>4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GRACIELA ELISA</text:p>
          </table:table-cell>
          <table:table-cell office:value-type="string">
            <text:p>SILVA <text:s/></text:p>
          </table:table-cell>
          <table:table-cell office:value-type="string">
            <text:p>JIMEN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33">
            <text:p>333</text:p>
          </table:table-cell>
          <table:table-cell office:value-type="string">
            <text:p>DIP. MAYORIA RELATIVA</text:p>
          </table:table-cell>
          <table:table-cell office:value-type="float" office:value="4">
            <text:p>4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SERGIO</text:p>
          </table:table-cell>
          <table:table-cell office:value-type="string">
            <text:p>FLORES <text:s/></text:p>
          </table:table-cell>
          <table:table-cell office:value-type="string">
            <text:p>MONTE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34">
            <text:p>334</text:p>
          </table:table-cell>
          <table:table-cell office:value-type="string">
            <text:p>DIP. MAYORIA RELATIVA</text:p>
          </table:table-cell>
          <table:table-cell office:value-type="float" office:value="5">
            <text:p>5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PATRICIA LORENA</text:p>
          </table:table-cell>
          <table:table-cell office:value-type="string">
            <text:p>OJEDA <text:s/></text:p>
          </table:table-cell>
          <table:table-cell office:value-type="string">
            <text:p>VASCONCELO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35">
            <text:p>335</text:p>
          </table:table-cell>
          <table:table-cell office:value-type="string">
            <text:p>DIP. MAYORIA RELATIVA</text:p>
          </table:table-cell>
          <table:table-cell office:value-type="float" office:value="5">
            <text:p>5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ARMANDO</text:p>
          </table:table-cell>
          <table:table-cell office:value-type="string">
            <text:p>RANGEL <text:s/></text:p>
          </table:table-cell>
          <table:table-cell office:value-type="string">
            <text:p>MONROY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36">
            <text:p>336</text:p>
          </table:table-cell>
          <table:table-cell office:value-type="string">
            <text:p>DIP. MAYORIA RELATIVA</text:p>
          </table:table-cell>
          <table:table-cell office:value-type="float" office:value="6">
            <text:p>6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ROSA MARIA</text:p>
          </table:table-cell>
          <table:table-cell office:value-type="string">
            <text:p>MORAN <text:s/></text:p>
          </table:table-cell>
          <table:table-cell office:value-type="string">
            <text:p>FERNAND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37">
            <text:p>337</text:p>
          </table:table-cell>
          <table:table-cell office:value-type="string">
            <text:p>DIP. MAYORIA RELATIVA</text:p>
          </table:table-cell>
          <table:table-cell office:value-type="float" office:value="6">
            <text:p>6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UBALDO</text:p>
          </table:table-cell>
          <table:table-cell office:value-type="string">
            <text:p>MARQUEZ </text:p>
          </table:table-cell>
          <table:table-cell office:value-type="string">
            <text:p>FIGUERO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38">
            <text:p>338</text:p>
          </table:table-cell>
          <table:table-cell office:value-type="string">
            <text:p>DIP. MAYORIA RELATIVA</text:p>
          </table:table-cell>
          <table:table-cell office:value-type="float" office:value="7">
            <text:p>7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GERARDO</text:p>
          </table:table-cell>
          <table:table-cell office:value-type="string">
            <text:p>TOLEDO </text:p>
          </table:table-cell>
          <table:table-cell office:value-type="string">
            <text:p>CORONEL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39">
            <text:p>339</text:p>
          </table:table-cell>
          <table:table-cell office:value-type="string">
            <text:p>DIP. MAYORIA RELATIVA</text:p>
          </table:table-cell>
          <table:table-cell office:value-type="float" office:value="7">
            <text:p>7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JOSE CARLOS</text:p>
          </table:table-cell>
          <table:table-cell office:value-type="string">
            <text:p>SEVILLA </text:p>
          </table:table-cell>
          <table:table-cell office:value-type="string">
            <text:p>ARAN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40">
            <text:p>340</text:p>
          </table:table-cell>
          <table:table-cell office:value-type="string">
            <text:p>DIP. MAYORIA RELATIVA</text:p>
          </table:table-cell>
          <table:table-cell office:value-type="float" office:value="8">
            <text:p>8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ALICIA</text:p>
          </table:table-cell>
          <table:table-cell office:value-type="string">
            <text:p>PALMA <text:s/></text:p>
          </table:table-cell>
          <table:table-cell office:value-type="string">
            <text:p>NARANJ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41">
            <text:p>341</text:p>
          </table:table-cell>
          <table:table-cell office:value-type="string">
            <text:p>DIP. MAYORIA RELATIVA</text:p>
          </table:table-cell>
          <table:table-cell office:value-type="float" office:value="8">
            <text:p>8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MARIA ALBERTINA</text:p>
          </table:table-cell>
          <table:table-cell office:value-type="string">
            <text:p>CAGIGAS </text:p>
          </table:table-cell>
          <table:table-cell office:value-type="string">
            <text:p>HUARTE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42">
            <text:p>342</text:p>
          </table:table-cell>
          <table:table-cell office:value-type="string">
            <text:p>DIP. MAYORIA RELATIVA</text:p>
          </table:table-cell>
          <table:table-cell office:value-type="float" office:value="9">
            <text:p>9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FELIPE</text:p>
          </table:table-cell>
          <table:table-cell office:value-type="string">
            <text:p>QUINTANA </text:p>
          </table:table-cell>
          <table:table-cell office:value-type="string">
            <text:p>VILLALOBO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43">
            <text:p>343</text:p>
          </table:table-cell>
          <table:table-cell office:value-type="string">
            <text:p>DIP. MAYORIA RELATIVA</text:p>
          </table:table-cell>
          <table:table-cell office:value-type="float" office:value="9">
            <text:p>9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OTHON</text:p>
          </table:table-cell>
          <table:table-cell office:value-type="string">
            <text:p>VENTURA </text:p>
          </table:table-cell>
          <table:table-cell office:value-type="string">
            <text:p>LOP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44">
            <text:p>344</text:p>
          </table:table-cell>
          <table:table-cell office:value-type="string">
            <text:p>DIP. MAYORIA RELATIVA</text:p>
          </table:table-cell>
          <table:table-cell office:value-type="float" office:value="10">
            <text:p>10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OSCAR OCTAVIO</text:p>
          </table:table-cell>
          <table:table-cell office:value-type="string">
            <text:p>SANCHEZ <text:s/></text:p>
          </table:table-cell>
          <table:table-cell office:value-type="string">
            <text:p>CABRER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45">
            <text:p>345</text:p>
          </table:table-cell>
          <table:table-cell office:value-type="string">
            <text:p>DIP. MAYORIA RELATIVA</text:p>
          </table:table-cell>
          <table:table-cell office:value-type="float" office:value="10">
            <text:p>10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AGUSTIN</text:p>
          </table:table-cell>
          <table:table-cell office:value-type="string">
            <text:p>DEL RAZO </text:p>
          </table:table-cell>
          <table:table-cell office:value-type="string">
            <text:p>CORTES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46">
            <text:p>346</text:p>
          </table:table-cell>
          <table:table-cell office:value-type="string">
            <text:p>DIP. MAYORIA RELATIVA</text:p>
          </table:table-cell>
          <table:table-cell office:value-type="float" office:value="11">
            <text:p>11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JESUS</text:p>
          </table:table-cell>
          <table:table-cell office:value-type="string">
            <text:p>PEREZ </text:p>
          </table:table-cell>
          <table:table-cell office:value-type="string">
            <text:p>MARTIN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47">
            <text:p>347</text:p>
          </table:table-cell>
          <table:table-cell office:value-type="string">
            <text:p>DIP. MAYORIA RELATIVA</text:p>
          </table:table-cell>
          <table:table-cell office:value-type="float" office:value="11">
            <text:p>11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SILVIA ARALEN</text:p>
          </table:table-cell>
          <table:table-cell office:value-type="string">
            <text:p>ESPINOZA </text:p>
          </table:table-cell>
          <table:table-cell office:value-type="string">
            <text:p>LOZAD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48">
            <text:p>348</text:p>
          </table:table-cell>
          <table:table-cell office:value-type="string">
            <text:p>DIP. MAYORIA RELATIVA</text:p>
          </table:table-cell>
          <table:table-cell office:value-type="float" office:value="12">
            <text:p>12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ALEJANDRO</text:p>
          </table:table-cell>
          <table:table-cell office:value-type="string">
            <text:p>WESCHE </text:p>
          </table:table-cell>
          <table:table-cell office:value-type="string">
            <text:p>HERNAND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49">
            <text:p>349</text:p>
          </table:table-cell>
          <table:table-cell office:value-type="string">
            <text:p>DIP. MAYORIA RELATIVA</text:p>
          </table:table-cell>
          <table:table-cell office:value-type="float" office:value="12">
            <text:p>12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PATRICIA</text:p>
          </table:table-cell>
          <table:table-cell office:value-type="string">
            <text:p>PEREZ </text:p>
          </table:table-cell>
          <table:table-cell office:value-type="string">
            <text:p>GAON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50">
            <text:p>350</text:p>
          </table:table-cell>
          <table:table-cell office:value-type="string">
            <text:p>DIP. MAYORIA RELATIVA</text:p>
          </table:table-cell>
          <table:table-cell office:value-type="float" office:value="13">
            <text:p>13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ALEJANDRO</text:p>
          </table:table-cell>
          <table:table-cell office:value-type="string">
            <text:p>DE LA VEGA <text:s/></text:p>
          </table:table-cell>
          <table:table-cell office:value-type="string">
            <text:p>ALFAR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51">
            <text:p>351</text:p>
          </table:table-cell>
          <table:table-cell office:value-type="string">
            <text:p>DIP. MAYORIA RELATIVA</text:p>
          </table:table-cell>
          <table:table-cell office:value-type="float" office:value="13">
            <text:p>13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GONZALO JAVIER</text:p>
          </table:table-cell>
          <table:table-cell office:value-type="string">
            <text:p>SUAREZ </text:p>
          </table:table-cell>
          <table:table-cell office:value-type="string">
            <text:p>PRADO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52">
            <text:p>352</text:p>
          </table:table-cell>
          <table:table-cell office:value-type="string">
            <text:p>DIP. MAYORIA RELATIVA</text:p>
          </table:table-cell>
          <table:table-cell office:value-type="float" office:value="14">
            <text:p>14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LORENZA</text:p>
          </table:table-cell>
          <table:table-cell office:value-type="string">
            <text:p>TOVAR <text:s/></text:p>
          </table:table-cell>
          <table:table-cell office:value-type="string">
            <text:p>DE TERES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53">
            <text:p>353</text:p>
          </table:table-cell>
          <table:table-cell office:value-type="string">
            <text:p>DIP. MAYORIA RELATIVA</text:p>
          </table:table-cell>
          <table:table-cell office:value-type="float" office:value="14">
            <text:p>14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KARLA DANIELA</text:p>
          </table:table-cell>
          <table:table-cell office:value-type="string">
            <text:p>BELTRAN </text:p>
          </table:table-cell>
          <table:table-cell office:value-type="string">
            <text:p>VAZQU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54">
            <text:p>354</text:p>
          </table:table-cell>
          <table:table-cell office:value-type="string">
            <text:p>DIP. MAYORIA RELATIVA</text:p>
          </table:table-cell>
          <table:table-cell office:value-type="float" office:value="15">
            <text:p>15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EDITH</text:p>
          </table:table-cell>
          <table:table-cell office:value-type="string">
            <text:p>FERIA </text:p>
          </table:table-cell>
          <table:table-cell office:value-type="string">
            <text:p>CAZAR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55">
            <text:p>355</text:p>
          </table:table-cell>
          <table:table-cell office:value-type="string">
            <text:p>DIP. MAYORIA RELATIVA</text:p>
          </table:table-cell>
          <table:table-cell office:value-type="float" office:value="15">
            <text:p>15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PATRICIA</text:p>
          </table:table-cell>
          <table:table-cell office:value-type="string">
            <text:p>PEDRAZA</text:p>
          </table:table-cell>
          <table:table-cell office:value-type="string">
            <text:p><text:s/>ZUÑIG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56">
            <text:p>356</text:p>
          </table:table-cell>
          <table:table-cell office:value-type="string">
            <text:p>DIP. MAYORIA RELATIVA</text:p>
          </table:table-cell>
          <table:table-cell office:value-type="float" office:value="16">
            <text:p>16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J. JESUS</text:p>
          </table:table-cell>
          <table:table-cell office:value-type="string">
            <text:p>GARCIA </text:p>
          </table:table-cell>
          <table:table-cell office:value-type="string">
            <text:p>VALENCI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57">
            <text:p>357</text:p>
          </table:table-cell>
          <table:table-cell office:value-type="string">
            <text:p>DIP. MAYORIA RELATIVA</text:p>
          </table:table-cell>
          <table:table-cell office:value-type="float" office:value="16">
            <text:p>16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MARIA ELVIA</text:p>
          </table:table-cell>
          <table:table-cell office:value-type="string">
            <text:p>PEREZ <text:s/></text:p>
          </table:table-cell>
          <table:table-cell office:value-type="string">
            <text:p>ALCANTAR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58">
            <text:p>358</text:p>
          </table:table-cell>
          <table:table-cell office:value-type="string">
            <text:p>DIP. MAYORIA RELATIVA</text:p>
          </table:table-cell>
          <table:table-cell office:value-type="float" office:value="17">
            <text:p>17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SONIA</text:p>
          </table:table-cell>
          <table:table-cell office:value-type="string">
            <text:p>VALENCIA </text:p>
          </table:table-cell>
          <table:table-cell office:value-type="string">
            <text:p>ANDRADE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59">
            <text:p>359</text:p>
          </table:table-cell>
          <table:table-cell office:value-type="string">
            <text:p>DIP. MAYORIA RELATIVA</text:p>
          </table:table-cell>
          <table:table-cell office:value-type="float" office:value="17">
            <text:p>17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NORA</text:p>
          </table:table-cell>
          <table:table-cell office:value-type="string">
            <text:p>ESCUDERO </text:p>
          </table:table-cell>
          <table:table-cell office:value-type="string">
            <text:p>GALINDO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60">
            <text:p>360</text:p>
          </table:table-cell>
          <table:table-cell office:value-type="string">
            <text:p>DIP. MAYORIA RELATIVA</text:p>
          </table:table-cell>
          <table:table-cell office:value-type="float" office:value="18">
            <text:p>18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JOSE RAUL</text:p>
          </table:table-cell>
          <table:table-cell office:value-type="string">
            <text:p>VEGA </text:p>
          </table:table-cell>
          <table:table-cell office:value-type="string">
            <text:p>COVARRUBIA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61">
            <text:p>361</text:p>
          </table:table-cell>
          <table:table-cell office:value-type="string">
            <text:p>DIP. MAYORIA RELATIVA</text:p>
          </table:table-cell>
          <table:table-cell office:value-type="float" office:value="18">
            <text:p>18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FELIX</text:p>
          </table:table-cell>
          <table:table-cell office:value-type="string">
            <text:p>SANDOVAL </text:p>
          </table:table-cell>
          <table:table-cell office:value-type="string">
            <text:p>GARCI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62">
            <text:p>362</text:p>
          </table:table-cell>
          <table:table-cell office:value-type="string">
            <text:p>DIP. MAYORIA RELATIVA</text:p>
          </table:table-cell>
          <table:table-cell office:value-type="float" office:value="19">
            <text:p>19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PORFIRIO</text:p>
          </table:table-cell>
          <table:table-cell office:value-type="string">
            <text:p>VILLALOBOS </text:p>
          </table:table-cell>
          <table:table-cell office:value-type="string">
            <text:p>ALEJ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63">
            <text:p>363</text:p>
          </table:table-cell>
          <table:table-cell office:value-type="string">
            <text:p>DIP. MAYORIA RELATIVA</text:p>
          </table:table-cell>
          <table:table-cell office:value-type="float" office:value="19">
            <text:p>19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RICARDO ISRAEL</text:p>
          </table:table-cell>
          <table:table-cell office:value-type="string">
            <text:p>RIVERA </text:p>
          </table:table-cell>
          <table:table-cell office:value-type="string">
            <text:p>ZAFR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64">
            <text:p>364</text:p>
          </table:table-cell>
          <table:table-cell office:value-type="string">
            <text:p>DIP. MAYORIA RELATIVA</text:p>
          </table:table-cell>
          <table:table-cell office:value-type="float" office:value="20">
            <text:p>20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VICTOR NOE</text:p>
          </table:table-cell>
          <table:table-cell office:value-type="string">
            <text:p>MENESES </text:p>
          </table:table-cell>
          <table:table-cell office:value-type="string">
            <text:p>MONTIEL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65">
            <text:p>365</text:p>
          </table:table-cell>
          <table:table-cell office:value-type="string">
            <text:p>DIP. MAYORIA RELATIVA</text:p>
          </table:table-cell>
          <table:table-cell office:value-type="float" office:value="20">
            <text:p>20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GILBETH PAULINA</text:p>
          </table:table-cell>
          <table:table-cell office:value-type="string">
            <text:p>FIGUEROA </text:p>
          </table:table-cell>
          <table:table-cell office:value-type="string">
            <text:p>VON HAUCKE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66">
            <text:p>366</text:p>
          </table:table-cell>
          <table:table-cell office:value-type="string">
            <text:p>DIP. MAYORIA RELATIVA</text:p>
          </table:table-cell>
          <table:table-cell office:value-type="float" office:value="21">
            <text:p>21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OTERO JORGE ALFREDO</text:p>
          </table:table-cell>
          <table:table-cell office:value-type="string">
            <text:p>GONZALEZ </text:p>
          </table:table-cell>
          <table:table-cell office:value-type="string">
            <text:p>DE LA VEG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67">
            <text:p>367</text:p>
          </table:table-cell>
          <table:table-cell office:value-type="string">
            <text:p>DIP. MAYORIA RELATIVA</text:p>
          </table:table-cell>
          <table:table-cell office:value-type="float" office:value="21">
            <text:p>21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ANDRES EMILIANO</text:p>
          </table:table-cell>
          <table:table-cell office:value-type="string">
            <text:p>CASTELLANOS </text:p>
          </table:table-cell>
          <table:table-cell office:value-type="string">
            <text:p>COLON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68">
            <text:p>368</text:p>
          </table:table-cell>
          <table:table-cell office:value-type="string">
            <text:p>DIP. MAYORIA RELATIVA</text:p>
          </table:table-cell>
          <table:table-cell office:value-type="float" office:value="22">
            <text:p>22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RAUL</text:p>
          </table:table-cell>
          <table:table-cell office:value-type="string">
            <text:p>TELLO </text:p>
          </table:table-cell>
          <table:table-cell office:value-type="string">
            <text:p>BECERRIL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69">
            <text:p>369</text:p>
          </table:table-cell>
          <table:table-cell office:value-type="string">
            <text:p>DIP. MAYORIA RELATIVA</text:p>
          </table:table-cell>
          <table:table-cell office:value-type="float" office:value="22">
            <text:p>22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RICARDO JOSE</text:p>
          </table:table-cell>
          <table:table-cell office:value-type="string">
            <text:p>CONTRERAS </text:p>
          </table:table-cell>
          <table:table-cell office:value-type="string">
            <text:p>PONCE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70">
            <text:p>370</text:p>
          </table:table-cell>
          <table:table-cell office:value-type="string">
            <text:p>DIP. MAYORIA RELATIVA</text:p>
          </table:table-cell>
          <table:table-cell office:value-type="float" office:value="23">
            <text:p>23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MATILDE</text:p>
          </table:table-cell>
          <table:table-cell office:value-type="string">
            <text:p>DE ANDA </text:p>
          </table:table-cell>
          <table:table-cell office:value-type="string">
            <text:p>HIDALG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71">
            <text:p>371</text:p>
          </table:table-cell>
          <table:table-cell office:value-type="string">
            <text:p>DIP. MAYORIA RELATIVA</text:p>
          </table:table-cell>
          <table:table-cell office:value-type="float" office:value="23">
            <text:p>23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MARIO</text:p>
          </table:table-cell>
          <table:table-cell office:value-type="string">
            <text:p>PEREZ <text:s/></text:p>
          </table:table-cell>
          <table:table-cell office:value-type="string">
            <text:p>MADRIGAL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72">
            <text:p>372</text:p>
          </table:table-cell>
          <table:table-cell office:value-type="string">
            <text:p>DIP. MAYORIA RELATIVA</text:p>
          </table:table-cell>
          <table:table-cell office:value-type="float" office:value="24">
            <text:p>24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PABLO</text:p>
          </table:table-cell>
          <table:table-cell office:value-type="string">
            <text:p>MARTIN <text:s/></text:p>
          </table:table-cell>
          <table:table-cell office:value-type="string">
            <text:p>CASTILL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73">
            <text:p>373</text:p>
          </table:table-cell>
          <table:table-cell office:value-type="string">
            <text:p>DIP. MAYORIA RELATIVA</text:p>
          </table:table-cell>
          <table:table-cell office:value-type="float" office:value="24">
            <text:p>24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ROBERTO CARLOS</text:p>
          </table:table-cell>
          <table:table-cell office:value-type="string">
            <text:p>FUENTES <text:s/></text:p>
          </table:table-cell>
          <table:table-cell office:value-type="string">
            <text:p>VARGA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74">
            <text:p>374</text:p>
          </table:table-cell>
          <table:table-cell office:value-type="string">
            <text:p>DIP. MAYORIA RELATIVA</text:p>
          </table:table-cell>
          <table:table-cell office:value-type="float" office:value="25">
            <text:p>25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WARREN ANDRES</text:p>
          </table:table-cell>
          <table:table-cell office:value-type="string">
            <text:p>TORRES </text:p>
          </table:table-cell>
          <table:table-cell office:value-type="string">
            <text:p>SEPTIEN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75">
            <text:p>375</text:p>
          </table:table-cell>
          <table:table-cell office:value-type="string">
            <text:p>DIP. MAYORIA RELATIVA</text:p>
          </table:table-cell>
          <table:table-cell office:value-type="float" office:value="25">
            <text:p>25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DANIEL</text:p>
          </table:table-cell>
          <table:table-cell office:value-type="string">
            <text:p>SANCHEZ </text:p>
          </table:table-cell>
          <table:table-cell office:value-type="string">
            <text:p>RELLO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76">
            <text:p>376</text:p>
          </table:table-cell>
          <table:table-cell office:value-type="string">
            <text:p>DIP. MAYORIA RELATIVA</text:p>
          </table:table-cell>
          <table:table-cell office:value-type="float" office:value="26">
            <text:p>26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ESTELA</text:p>
          </table:table-cell>
          <table:table-cell office:value-type="string">
            <text:p>LOPEZ <text:s/></text:p>
          </table:table-cell>
          <table:table-cell office:value-type="string">
            <text:p>MENDOZ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77">
            <text:p>377</text:p>
          </table:table-cell>
          <table:table-cell office:value-type="string">
            <text:p>DIP. MAYORIA RELATIVA</text:p>
          </table:table-cell>
          <table:table-cell office:value-type="float" office:value="26">
            <text:p>26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VICTOR</text:p>
          </table:table-cell>
          <table:table-cell office:value-type="string">
            <text:p>HERNANDEZ </text:p>
          </table:table-cell>
          <table:table-cell office:value-type="string">
            <text:p>SANCH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78">
            <text:p>378</text:p>
          </table:table-cell>
          <table:table-cell office:value-type="string">
            <text:p>DIP. MAYORIA RELATIVA</text:p>
          </table:table-cell>
          <table:table-cell office:value-type="float" office:value="27">
            <text:p>27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PILAR FRANCISCO</text:p>
          </table:table-cell>
          <table:table-cell office:value-type="string">
            <text:p>MEJIA</text:p>
          </table:table-cell>
          <table:table-cell office:value-type="string">
            <text:p><text:s/>GALAN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79">
            <text:p>379</text:p>
          </table:table-cell>
          <table:table-cell office:value-type="string">
            <text:p>DIP. MAYORIA RELATIVA</text:p>
          </table:table-cell>
          <table:table-cell office:value-type="float" office:value="27">
            <text:p>27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JOSE ANTONIO</text:p>
          </table:table-cell>
          <table:table-cell office:value-type="string">
            <text:p>SANDOVAL <text:s/></text:p>
          </table:table-cell>
          <table:table-cell office:value-type="string">
            <text:p>LOP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80">
            <text:p>380</text:p>
          </table:table-cell>
          <table:table-cell office:value-type="string">
            <text:p>DIP. MAYORIA RELATIVA</text:p>
          </table:table-cell>
          <table:table-cell office:value-type="float" office:value="28">
            <text:p>28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GREGORIO MIGUEL</text:p>
          </table:table-cell>
          <table:table-cell office:value-type="string">
            <text:p>SANTIAGO </text:p>
          </table:table-cell>
          <table:table-cell office:value-type="string">
            <text:p>CORRALE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81">
            <text:p>381</text:p>
          </table:table-cell>
          <table:table-cell office:value-type="string">
            <text:p>DIP. MAYORIA RELATIVA</text:p>
          </table:table-cell>
          <table:table-cell office:value-type="float" office:value="28">
            <text:p>28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MARIBEL</text:p>
          </table:table-cell>
          <table:table-cell office:value-type="string">
            <text:p>PEREZ <text:s/></text:p>
          </table:table-cell>
          <table:table-cell office:value-type="string">
            <text:p>BRISEÑ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82">
            <text:p>382</text:p>
          </table:table-cell>
          <table:table-cell office:value-type="string">
            <text:p>DIP. MAYORIA RELATIVA</text:p>
          </table:table-cell>
          <table:table-cell office:value-type="float" office:value="29">
            <text:p>29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FELIPE DE JESUS</text:p>
          </table:table-cell>
          <table:table-cell office:value-type="string">
            <text:p>GODINEZ <text:s/></text:p>
          </table:table-cell>
          <table:table-cell office:value-type="string">
            <text:p>AVALO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83">
            <text:p>383</text:p>
          </table:table-cell>
          <table:table-cell office:value-type="string">
            <text:p>DIP. MAYORIA RELATIVA</text:p>
          </table:table-cell>
          <table:table-cell office:value-type="float" office:value="29">
            <text:p>29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MUNIR</text:p>
          </table:table-cell>
          <table:table-cell office:value-type="string">
            <text:p>MINA </text:p>
          </table:table-cell>
          <table:table-cell office:value-type="string">
            <text:p>MARTEN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84">
            <text:p>384</text:p>
          </table:table-cell>
          <table:table-cell office:value-type="string">
            <text:p>DIP. MAYORIA RELATIVA</text:p>
          </table:table-cell>
          <table:table-cell office:value-type="float" office:value="30">
            <text:p>30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CARLOS MARIO</text:p>
          </table:table-cell>
          <table:table-cell office:value-type="string">
            <text:p>MORALES </text:p>
          </table:table-cell>
          <table:table-cell office:value-type="string">
            <text:p>RENTERI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85">
            <text:p>385</text:p>
          </table:table-cell>
          <table:table-cell office:value-type="string">
            <text:p>DIP. MAYORIA RELATIVA</text:p>
          </table:table-cell>
          <table:table-cell office:value-type="float" office:value="30">
            <text:p>30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MARIA DEL ROSARIO</text:p>
          </table:table-cell>
          <table:table-cell office:value-type="string">
            <text:p>ROCHA </text:p>
          </table:table-cell>
          <table:table-cell office:value-type="string">
            <text:p>BALGAÑON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86">
            <text:p>386</text:p>
          </table:table-cell>
          <table:table-cell office:value-type="string">
            <text:p>DIP. MAYORIA RELATIVA</text:p>
          </table:table-cell>
          <table:table-cell office:value-type="float" office:value="31">
            <text:p>31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ROMAN HERMINIO</text:p>
          </table:table-cell>
          <table:table-cell office:value-type="string">
            <text:p>JIMENEZ </text:p>
          </table:table-cell>
          <table:table-cell office:value-type="string">
            <text:p>SANTAMARI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87">
            <text:p>387</text:p>
          </table:table-cell>
          <table:table-cell office:value-type="string">
            <text:p>DIP. MAYORIA RELATIVA</text:p>
          </table:table-cell>
          <table:table-cell office:value-type="float" office:value="31">
            <text:p>31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J. GUADALUPE</text:p>
          </table:table-cell>
          <table:table-cell office:value-type="string">
            <text:p>LOPEZ </text:p>
          </table:table-cell>
          <table:table-cell office:value-type="string">
            <text:p>MERCAD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88">
            <text:p>388</text:p>
          </table:table-cell>
          <table:table-cell office:value-type="string">
            <text:p>DIP. MAYORIA RELATIVA</text:p>
          </table:table-cell>
          <table:table-cell office:value-type="float" office:value="32">
            <text:p>32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JUAN</text:p>
          </table:table-cell>
          <table:table-cell office:value-type="string">
            <text:p>MENDEZ </text:p>
          </table:table-cell>
          <table:table-cell office:value-type="string">
            <text:p>MEJI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89">
            <text:p>389</text:p>
          </table:table-cell>
          <table:table-cell office:value-type="string">
            <text:p>DIP. MAYORIA RELATIVA</text:p>
          </table:table-cell>
          <table:table-cell office:value-type="float" office:value="32">
            <text:p>32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ROSA AMELIA GUADALUPE</text:p>
          </table:table-cell>
          <table:table-cell office:value-type="string">
            <text:p>NARANJO <text:s/></text:p>
          </table:table-cell>
          <table:table-cell office:value-type="string">
            <text:p>ROBLE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90">
            <text:p>390</text:p>
          </table:table-cell>
          <table:table-cell office:value-type="string">
            <text:p>DIP. MAYORIA RELATIVA</text:p>
          </table:table-cell>
          <table:table-cell office:value-type="float" office:value="33">
            <text:p>33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CINTA AUDIFFRED</text:p>
          </table:table-cell>
          <table:table-cell office:value-type="string">
            <text:p><text:s/>ANA </text:p>
          </table:table-cell>
          <table:table-cell office:value-type="string">
            <text:p>PAUL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91">
            <text:p>391</text:p>
          </table:table-cell>
          <table:table-cell office:value-type="string">
            <text:p>DIP. MAYORIA RELATIVA</text:p>
          </table:table-cell>
          <table:table-cell office:value-type="float" office:value="33">
            <text:p>33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LIDIA DELFINA</text:p>
          </table:table-cell>
          <table:table-cell office:value-type="string">
            <text:p>ZEDILLO</text:p>
          </table:table-cell>
          <table:table-cell office:value-type="string">
            <text:p><text:s/>NUÑ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92">
            <text:p>392</text:p>
          </table:table-cell>
          <table:table-cell office:value-type="string">
            <text:p>DIP. MAYORIA RELATIVA</text:p>
          </table:table-cell>
          <table:table-cell office:value-type="float" office:value="34">
            <text:p>34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MOISES ANGEL</text:p>
          </table:table-cell>
          <table:table-cell office:value-type="string">
            <text:p>LINO </text:p>
          </table:table-cell>
          <table:table-cell office:value-type="string">
            <text:p>LINARES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93">
            <text:p>393</text:p>
          </table:table-cell>
          <table:table-cell office:value-type="string">
            <text:p>DIP. MAYORIA RELATIVA</text:p>
          </table:table-cell>
          <table:table-cell office:value-type="float" office:value="34">
            <text:p>34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MARCO ANTONIO</text:p>
          </table:table-cell>
          <table:table-cell office:value-type="string">
            <text:p>GARCIA </text:p>
          </table:table-cell>
          <table:table-cell office:value-type="string">
            <text:p>GATIC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94">
            <text:p>394</text:p>
          </table:table-cell>
          <table:table-cell office:value-type="string">
            <text:p>DIP. MAYORIA RELATIVA</text:p>
          </table:table-cell>
          <table:table-cell office:value-type="float" office:value="35">
            <text:p>35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ORALIA</text:p>
          </table:table-cell>
          <table:table-cell office:value-type="string">
            <text:p>RUIZ </text:p>
          </table:table-cell>
          <table:table-cell office:value-type="string">
            <text:p>MIRAND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95">
            <text:p>395</text:p>
          </table:table-cell>
          <table:table-cell office:value-type="string">
            <text:p>DIP. MAYORIA RELATIVA</text:p>
          </table:table-cell>
          <table:table-cell office:value-type="float" office:value="35">
            <text:p>35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MARIA TERESA</text:p>
          </table:table-cell>
          <table:table-cell office:value-type="string">
            <text:p>LOPEZ </text:p>
          </table:table-cell>
          <table:table-cell office:value-type="string">
            <text:p>MERLIN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96">
            <text:p>396</text:p>
          </table:table-cell>
          <table:table-cell office:value-type="string">
            <text:p>DIP. MAYORIA RELATIVA</text:p>
          </table:table-cell>
          <table:table-cell office:value-type="float" office:value="36">
            <text:p>36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JOAQUIN</text:p>
          </table:table-cell>
          <table:table-cell office:value-type="string">
            <text:p>GOMEZ </text:p>
          </table:table-cell>
          <table:table-cell office:value-type="string">
            <text:p>ABAD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97">
            <text:p>397</text:p>
          </table:table-cell>
          <table:table-cell office:value-type="string">
            <text:p>DIP. MAYORIA RELATIVA</text:p>
          </table:table-cell>
          <table:table-cell office:value-type="float" office:value="36">
            <text:p>36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MARCO ANTONIO</text:p>
          </table:table-cell>
          <table:table-cell office:value-type="string">
            <text:p>BOBADILLA </text:p>
          </table:table-cell>
          <table:table-cell office:value-type="string">
            <text:p>GUTIERR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98">
            <text:p>398</text:p>
          </table:table-cell>
          <table:table-cell office:value-type="string">
            <text:p>DIP. MAYORIA RELATIVA</text:p>
          </table:table-cell>
          <table:table-cell office:value-type="float" office:value="37">
            <text:p>37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CLAUDIO ALFONSO</text:p>
          </table:table-cell>
          <table:table-cell office:value-type="string">
            <text:p>SUASTEGUI </text:p>
          </table:table-cell>
          <table:table-cell office:value-type="string">
            <text:p>VILLANUEV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399">
            <text:p>399</text:p>
          </table:table-cell>
          <table:table-cell office:value-type="string">
            <text:p>DIP. MAYORIA RELATIVA</text:p>
          </table:table-cell>
          <table:table-cell office:value-type="float" office:value="37">
            <text:p>37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SANTIAGO</text:p>
          </table:table-cell>
          <table:table-cell office:value-type="string">
            <text:p>TREVIÑO </text:p>
          </table:table-cell>
          <table:table-cell office:value-type="string">
            <text:p>RAMIR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00">
            <text:p>400</text:p>
          </table:table-cell>
          <table:table-cell office:value-type="string">
            <text:p>DIP. MAYORIA RELATIVA</text:p>
          </table:table-cell>
          <table:table-cell office:value-type="float" office:value="38">
            <text:p>38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OSCAR RAMON</text:p>
          </table:table-cell>
          <table:table-cell office:value-type="string">
            <text:p>HARADA </text:p>
          </table:table-cell>
          <table:table-cell office:value-type="string">
            <text:p>AGUILAR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01">
            <text:p>401</text:p>
          </table:table-cell>
          <table:table-cell office:value-type="string">
            <text:p>DIP. MAYORIA RELATIVA</text:p>
          </table:table-cell>
          <table:table-cell office:value-type="float" office:value="38">
            <text:p>38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ROBERTO</text:p>
          </table:table-cell>
          <table:table-cell office:value-type="string">
            <text:p>TORRES </text:p>
          </table:table-cell>
          <table:table-cell office:value-type="string">
            <text:p>BONILL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02">
            <text:p>402</text:p>
          </table:table-cell>
          <table:table-cell office:value-type="string">
            <text:p>DIP. MAYORIA RELATIVA</text:p>
          </table:table-cell>
          <table:table-cell office:value-type="float" office:value="39">
            <text:p>39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ROSA ELIZABETH</text:p>
          </table:table-cell>
          <table:table-cell office:value-type="string">
            <text:p>VARGAS <text:s/></text:p>
          </table:table-cell>
          <table:table-cell office:value-type="string">
            <text:p>ALCONED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03">
            <text:p>403</text:p>
          </table:table-cell>
          <table:table-cell office:value-type="string">
            <text:p>DIP. MAYORIA RELATIVA</text:p>
          </table:table-cell>
          <table:table-cell office:value-type="float" office:value="39">
            <text:p>39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ARIEL</text:p>
          </table:table-cell>
          <table:table-cell office:value-type="string">
            <text:p>LAURRABAQUIO ALVARADO </text:p>
          </table:table-cell>
          <table:table-cell office:value-type="string">
            <text:p>MIJARE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04">
            <text:p>404</text:p>
          </table:table-cell>
          <table:table-cell office:value-type="string">
            <text:p>DIP. MAYORIA RELATIVA</text:p>
          </table:table-cell>
          <table:table-cell office:value-type="float" office:value="40">
            <text:p>40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OLGA CRISTIANA</text:p>
          </table:table-cell>
          <table:table-cell office:value-type="string">
            <text:p>MERINO </text:p>
          </table:table-cell>
          <table:table-cell office:value-type="string">
            <text:p>FLORES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05">
            <text:p>405</text:p>
          </table:table-cell>
          <table:table-cell office:value-type="string">
            <text:p>DIP. MAYORIA RELATIVA</text:p>
          </table:table-cell>
          <table:table-cell office:value-type="float" office:value="40">
            <text:p>40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ALEJANDRINA</text:p>
          </table:table-cell>
          <table:table-cell office:value-type="string">
            <text:p>BUENTELLO </text:p>
          </table:table-cell>
          <table:table-cell office:value-type="string">
            <text:p>MARTIN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06">
            <text:p>406</text:p>
          </table:table-cell>
          <table:table-cell office:value-type="string">
            <text:p>DIP. MAYORIA RELATIVA</text:p>
          </table:table-cell>
          <table:table-cell office:value-type="float" office:value="1">
            <text:p>1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VICTOR</text:p>
          </table:table-cell>
          <table:table-cell office:value-type="string">
            <text:p>GONZALEZ </text:p>
          </table:table-cell>
          <table:table-cell office:value-type="string">
            <text:p>SALAZAR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07">
            <text:p>407</text:p>
          </table:table-cell>
          <table:table-cell office:value-type="string">
            <text:p>DIP. MAYORIA RELATIVA</text:p>
          </table:table-cell>
          <table:table-cell office:value-type="float" office:value="1">
            <text:p>1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ROCIO</text:p>
          </table:table-cell>
          <table:table-cell office:value-type="string">
            <text:p>BADILLO <text:s/></text:p>
          </table:table-cell>
          <table:table-cell office:value-type="string">
            <text:p>APARICI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08">
            <text:p>408</text:p>
          </table:table-cell>
          <table:table-cell office:value-type="string">
            <text:p>DIP. MAYORIA RELATIVA</text:p>
          </table:table-cell>
          <table:table-cell office:value-type="float" office:value="2">
            <text:p>2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JAVIER</text:p>
          </table:table-cell>
          <table:table-cell office:value-type="string">
            <text:p>GARFIAS </text:p>
          </table:table-cell>
          <table:table-cell office:value-type="string">
            <text:p>MORALE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09">
            <text:p>409</text:p>
          </table:table-cell>
          <table:table-cell office:value-type="string">
            <text:p>DIP. MAYORIA RELATIVA</text:p>
          </table:table-cell>
          <table:table-cell office:value-type="float" office:value="2">
            <text:p>2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LUIS</text:p>
          </table:table-cell>
          <table:table-cell office:value-type="string">
            <text:p>SALAZAR </text:p>
          </table:table-cell>
          <table:table-cell office:value-type="string">
            <text:p>HERNAND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10">
            <text:p>410</text:p>
          </table:table-cell>
          <table:table-cell office:value-type="string">
            <text:p>DIP. MAYORIA RELATIVA</text:p>
          </table:table-cell>
          <table:table-cell office:value-type="float" office:value="3">
            <text:p>3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CARMEN</text:p>
          </table:table-cell>
          <table:table-cell office:value-type="string">
            <text:p>HERNANDEZ </text:p>
          </table:table-cell>
          <table:table-cell office:value-type="string">
            <text:p>PEDROZ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11">
            <text:p>411</text:p>
          </table:table-cell>
          <table:table-cell office:value-type="string">
            <text:p>DIP. MAYORIA RELATIVA</text:p>
          </table:table-cell>
          <table:table-cell office:value-type="float" office:value="3">
            <text:p>3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GONZALO</text:p>
          </table:table-cell>
          <table:table-cell office:value-type="string">
            <text:p>MEJIA</text:p>
          </table:table-cell>
          <table:table-cell office:value-type="string">
            <text:p><text:s/>PER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12">
            <text:p>412</text:p>
          </table:table-cell>
          <table:table-cell office:value-type="string">
            <text:p>DIP. MAYORIA RELATIVA</text:p>
          </table:table-cell>
          <table:table-cell office:value-type="float" office:value="4">
            <text:p>4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GEMA</text:p>
          </table:table-cell>
          <table:table-cell office:value-type="string">
            <text:p>MARTINEZ </text:p>
          </table:table-cell>
          <table:table-cell office:value-type="string">
            <text:p>PANHUAY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13">
            <text:p>413</text:p>
          </table:table-cell>
          <table:table-cell office:value-type="string">
            <text:p>DIP. MAYORIA RELATIVA</text:p>
          </table:table-cell>
          <table:table-cell office:value-type="float" office:value="4">
            <text:p>4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EDGAR JESUS</text:p>
          </table:table-cell>
          <table:table-cell office:value-type="string">
            <text:p>ALAMINA <text:s/></text:p>
          </table:table-cell>
          <table:table-cell office:value-type="string">
            <text:p>CORON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14">
            <text:p>414</text:p>
          </table:table-cell>
          <table:table-cell office:value-type="string">
            <text:p>DIP. MAYORIA RELATIVA</text:p>
          </table:table-cell>
          <table:table-cell office:value-type="float" office:value="5">
            <text:p>5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JOSE</text:p>
          </table:table-cell>
          <table:table-cell office:value-type="string">
            <text:p>MONDRAGON </text:p>
          </table:table-cell>
          <table:table-cell office:value-type="string">
            <text:p>TORRE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15">
            <text:p>415</text:p>
          </table:table-cell>
          <table:table-cell office:value-type="string">
            <text:p>DIP. MAYORIA RELATIVA</text:p>
          </table:table-cell>
          <table:table-cell office:value-type="float" office:value="5">
            <text:p>5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LUIS HUMBERTO</text:p>
          </table:table-cell>
          <table:table-cell office:value-type="string">
            <text:p>VILLAR </text:p>
          </table:table-cell>
          <table:table-cell office:value-type="string">
            <text:p>RODRIGU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16">
            <text:p>416</text:p>
          </table:table-cell>
          <table:table-cell office:value-type="string">
            <text:p>DIP. MAYORIA RELATIVA</text:p>
          </table:table-cell>
          <table:table-cell office:value-type="float" office:value="6">
            <text:p>6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ARTURO HUMBERTO</text:p>
          </table:table-cell>
          <table:table-cell office:value-type="string">
            <text:p>VARELA </text:p>
          </table:table-cell>
          <table:table-cell office:value-type="string">
            <text:p>ARENAS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17">
            <text:p>417</text:p>
          </table:table-cell>
          <table:table-cell office:value-type="string">
            <text:p>DIP. MAYORIA RELATIVA</text:p>
          </table:table-cell>
          <table:table-cell office:value-type="float" office:value="6">
            <text:p>6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ELIZABETH</text:p>
          </table:table-cell>
          <table:table-cell office:value-type="string">
            <text:p>GALINDO </text:p>
          </table:table-cell>
          <table:table-cell office:value-type="string">
            <text:p>RAGIN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18">
            <text:p>418</text:p>
          </table:table-cell>
          <table:table-cell office:value-type="string">
            <text:p>DIP. MAYORIA RELATIVA</text:p>
          </table:table-cell>
          <table:table-cell office:value-type="float" office:value="7">
            <text:p>7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ELIAS</text:p>
          </table:table-cell>
          <table:table-cell office:value-type="string">
            <text:p>TETLACUILO </text:p>
          </table:table-cell>
          <table:table-cell office:value-type="string">
            <text:p>PER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19">
            <text:p>419</text:p>
          </table:table-cell>
          <table:table-cell office:value-type="string">
            <text:p>DIP. MAYORIA RELATIVA</text:p>
          </table:table-cell>
          <table:table-cell office:value-type="float" office:value="7">
            <text:p>7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JESUS SALVADOR </text:p>
          </table:table-cell>
          <table:table-cell office:value-type="string">
            <text:p>LEYVA </text:p>
          </table:table-cell>
          <table:table-cell office:value-type="string">
            <text:p>PIÑON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20">
            <text:p>420</text:p>
          </table:table-cell>
          <table:table-cell office:value-type="string">
            <text:p>DIP. MAYORIA RELATIVA</text:p>
          </table:table-cell>
          <table:table-cell office:value-type="float" office:value="8">
            <text:p>8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GILBERTO</text:p>
          </table:table-cell>
          <table:table-cell table:number-columns-repeated="2" office:value-type="string">
            <text:p>GARRIDO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21">
            <text:p>421</text:p>
          </table:table-cell>
          <table:table-cell office:value-type="string">
            <text:p>DIP. MAYORIA RELATIVA</text:p>
          </table:table-cell>
          <table:table-cell office:value-type="float" office:value="8">
            <text:p>8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GABRIELA</text:p>
          </table:table-cell>
          <table:table-cell office:value-type="string">
            <text:p>HERNANDEZ </text:p>
          </table:table-cell>
          <table:table-cell office:value-type="string">
            <text:p>GARRID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22">
            <text:p>422</text:p>
          </table:table-cell>
          <table:table-cell office:value-type="string">
            <text:p>DIP. MAYORIA RELATIVA</text:p>
          </table:table-cell>
          <table:table-cell office:value-type="float" office:value="9">
            <text:p>9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RAFAEL</text:p>
          </table:table-cell>
          <table:table-cell office:value-type="string">
            <text:p>BERNAL</text:p>
          </table:table-cell>
          <table:table-cell office:value-type="string">
            <text:p><text:s/>CUSI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23">
            <text:p>423</text:p>
          </table:table-cell>
          <table:table-cell office:value-type="string">
            <text:p>DIP. MAYORIA RELATIVA</text:p>
          </table:table-cell>
          <table:table-cell office:value-type="float" office:value="9">
            <text:p>9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LAURA PATRICIA</text:p>
          </table:table-cell>
          <table:table-cell office:value-type="string">
            <text:p>DE LEON </text:p>
          </table:table-cell>
          <table:table-cell office:value-type="string">
            <text:p>HERNAND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24">
            <text:p>424</text:p>
          </table:table-cell>
          <table:table-cell office:value-type="string">
            <text:p>DIP. MAYORIA RELATIVA</text:p>
          </table:table-cell>
          <table:table-cell office:value-type="float" office:value="10">
            <text:p>10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ALEJANDRO FELIPE</text:p>
          </table:table-cell>
          <table:table-cell office:value-type="string">
            <text:p>MENDEZ <text:s/></text:p>
          </table:table-cell>
          <table:table-cell office:value-type="string">
            <text:p>TORRE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25">
            <text:p>425</text:p>
          </table:table-cell>
          <table:table-cell office:value-type="string">
            <text:p>DIP. MAYORIA RELATIVA</text:p>
          </table:table-cell>
          <table:table-cell office:value-type="float" office:value="10">
            <text:p>10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DIONICIO</text:p>
          </table:table-cell>
          <table:table-cell office:value-type="string">
            <text:p>RENDON </text:p>
          </table:table-cell>
          <table:table-cell office:value-type="string">
            <text:p>HERNAND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26">
            <text:p>426</text:p>
          </table:table-cell>
          <table:table-cell office:value-type="string">
            <text:p>DIP. MAYORIA RELATIVA</text:p>
          </table:table-cell>
          <table:table-cell office:value-type="float" office:value="11">
            <text:p>11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MONICA BEATRIZ</text:p>
          </table:table-cell>
          <table:table-cell office:value-type="string">
            <text:p>PEDROZA </text:p>
          </table:table-cell>
          <table:table-cell office:value-type="string">
            <text:p>SANTOY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27">
            <text:p>427</text:p>
          </table:table-cell>
          <table:table-cell office:value-type="string">
            <text:p>DIP. MAYORIA RELATIVA</text:p>
          </table:table-cell>
          <table:table-cell office:value-type="float" office:value="11">
            <text:p>11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MARIA EMMA</text:p>
          </table:table-cell>
          <table:table-cell office:value-type="string">
            <text:p>MORA </text:p>
          </table:table-cell>
          <table:table-cell office:value-type="string">
            <text:p>ESTEV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28">
            <text:p>428</text:p>
          </table:table-cell>
          <table:table-cell office:value-type="string">
            <text:p>DIP. MAYORIA RELATIVA</text:p>
          </table:table-cell>
          <table:table-cell office:value-type="float" office:value="12">
            <text:p>12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JOSE LUIS</text:p>
          </table:table-cell>
          <table:table-cell office:value-type="string">
            <text:p>GARCIA </text:p>
          </table:table-cell>
          <table:table-cell office:value-type="string">
            <text:p>HUERT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29">
            <text:p>429</text:p>
          </table:table-cell>
          <table:table-cell office:value-type="string">
            <text:p>DIP. MAYORIA RELATIVA</text:p>
          </table:table-cell>
          <table:table-cell office:value-type="float" office:value="12">
            <text:p>12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MIGUEL ALEJANDRO</text:p>
          </table:table-cell>
          <table:table-cell office:value-type="string">
            <text:p>GONZALEZ </text:p>
          </table:table-cell>
          <table:table-cell office:value-type="string">
            <text:p>GODIN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30">
            <text:p>430</text:p>
          </table:table-cell>
          <table:table-cell office:value-type="string">
            <text:p>DIP. MAYORIA RELATIVA</text:p>
          </table:table-cell>
          <table:table-cell office:value-type="float" office:value="13">
            <text:p>13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CARLOS MAURICIO</text:p>
          </table:table-cell>
          <table:table-cell table:number-columns-repeated="2" office:value-type="string">
            <text:p>GOM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31">
            <text:p>431</text:p>
          </table:table-cell>
          <table:table-cell office:value-type="string">
            <text:p>DIP. MAYORIA RELATIVA</text:p>
          </table:table-cell>
          <table:table-cell office:value-type="float" office:value="13">
            <text:p>13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NANCY BEATRIZ</text:p>
          </table:table-cell>
          <table:table-cell office:value-type="string">
            <text:p>MEJIA </text:p>
          </table:table-cell>
          <table:table-cell office:value-type="string">
            <text:p>HERRER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32">
            <text:p>432</text:p>
          </table:table-cell>
          <table:table-cell office:value-type="string">
            <text:p>DIP. MAYORIA RELATIVA</text:p>
          </table:table-cell>
          <table:table-cell office:value-type="float" office:value="14">
            <text:p>14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MANUEL</text:p>
          </table:table-cell>
          <table:table-cell office:value-type="string">
            <text:p>AMADOR </text:p>
          </table:table-cell>
          <table:table-cell office:value-type="string">
            <text:p>VELAZQU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33">
            <text:p>433</text:p>
          </table:table-cell>
          <table:table-cell office:value-type="string">
            <text:p>DIP. MAYORIA RELATIVA</text:p>
          </table:table-cell>
          <table:table-cell office:value-type="float" office:value="14">
            <text:p>14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PABLO</text:p>
          </table:table-cell>
          <table:table-cell office:value-type="string">
            <text:p>VALERO </text:p>
          </table:table-cell>
          <table:table-cell office:value-type="string">
            <text:p>ROBLE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34">
            <text:p>434</text:p>
          </table:table-cell>
          <table:table-cell office:value-type="string">
            <text:p>DIP. MAYORIA RELATIVA</text:p>
          </table:table-cell>
          <table:table-cell office:value-type="float" office:value="15">
            <text:p>15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MARCOS VALENTIN</text:p>
          </table:table-cell>
          <table:table-cell office:value-type="string">
            <text:p>VILLEGAS </text:p>
          </table:table-cell>
          <table:table-cell office:value-type="string">
            <text:p>GONZAL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35">
            <text:p>435</text:p>
          </table:table-cell>
          <table:table-cell office:value-type="string">
            <text:p>DIP. MAYORIA RELATIVA</text:p>
          </table:table-cell>
          <table:table-cell office:value-type="float" office:value="15">
            <text:p>15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NIDIA</text:p>
          </table:table-cell>
          <table:table-cell office:value-type="string">
            <text:p>SUAREZ </text:p>
          </table:table-cell>
          <table:table-cell office:value-type="string">
            <text:p>AYAL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36">
            <text:p>436</text:p>
          </table:table-cell>
          <table:table-cell office:value-type="string">
            <text:p>DIP. MAYORIA RELATIVA</text:p>
          </table:table-cell>
          <table:table-cell office:value-type="float" office:value="16">
            <text:p>16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ALICIA</text:p>
          </table:table-cell>
          <table:table-cell office:value-type="string">
            <text:p>OLMOS <text:s/></text:p>
          </table:table-cell>
          <table:table-cell office:value-type="string">
            <text:p>JUAR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37">
            <text:p>437</text:p>
          </table:table-cell>
          <table:table-cell office:value-type="string">
            <text:p>DIP. MAYORIA RELATIVA</text:p>
          </table:table-cell>
          <table:table-cell office:value-type="float" office:value="16">
            <text:p>16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LUIS ARTURO</text:p>
          </table:table-cell>
          <table:table-cell office:value-type="string">
            <text:p>GONZALEZ </text:p>
          </table:table-cell>
          <table:table-cell office:value-type="string">
            <text:p>GODIN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38">
            <text:p>438</text:p>
          </table:table-cell>
          <table:table-cell office:value-type="string">
            <text:p>DIP. MAYORIA RELATIVA</text:p>
          </table:table-cell>
          <table:table-cell office:value-type="float" office:value="17">
            <text:p>17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ERNESTINA</text:p>
          </table:table-cell>
          <table:table-cell office:value-type="string">
            <text:p>VILLALOBOS </text:p>
          </table:table-cell>
          <table:table-cell office:value-type="string">
            <text:p>DE LOS SANTO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39">
            <text:p>439</text:p>
          </table:table-cell>
          <table:table-cell office:value-type="string">
            <text:p>DIP. MAYORIA RELATIVA</text:p>
          </table:table-cell>
          <table:table-cell office:value-type="float" office:value="17">
            <text:p>17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ALEJANDRA BERTHA</text:p>
          </table:table-cell>
          <table:table-cell office:value-type="string">
            <text:p>PARRA </text:p>
          </table:table-cell>
          <table:table-cell office:value-type="string">
            <text:p>TOLEDO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40">
            <text:p>440</text:p>
          </table:table-cell>
          <table:table-cell office:value-type="string">
            <text:p>DIP. MAYORIA RELATIVA</text:p>
          </table:table-cell>
          <table:table-cell office:value-type="float" office:value="18">
            <text:p>18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MARIA DEL CARMEN</text:p>
          </table:table-cell>
          <table:table-cell office:value-type="string">
            <text:p>GONZALEZ </text:p>
          </table:table-cell>
          <table:table-cell office:value-type="string">
            <text:p>CAYETAN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41">
            <text:p>441</text:p>
          </table:table-cell>
          <table:table-cell office:value-type="string">
            <text:p>DIP. MAYORIA RELATIVA</text:p>
          </table:table-cell>
          <table:table-cell office:value-type="float" office:value="18">
            <text:p>18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LUIS</text:p>
          </table:table-cell>
          <table:table-cell office:value-type="string">
            <text:p>JAIMES </text:p>
          </table:table-cell>
          <table:table-cell office:value-type="string">
            <text:p>ENRIQU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42">
            <text:p>442</text:p>
          </table:table-cell>
          <table:table-cell office:value-type="string">
            <text:p>DIP. MAYORIA RELATIVA</text:p>
          </table:table-cell>
          <table:table-cell office:value-type="float" office:value="19">
            <text:p>19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JORGE NOE</text:p>
          </table:table-cell>
          <table:table-cell office:value-type="string">
            <text:p>RAMIREZ </text:p>
          </table:table-cell>
          <table:table-cell office:value-type="string">
            <text:p>CORON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43">
            <text:p>443</text:p>
          </table:table-cell>
          <table:table-cell office:value-type="string">
            <text:p>DIP. MAYORIA RELATIVA</text:p>
          </table:table-cell>
          <table:table-cell office:value-type="float" office:value="19">
            <text:p>19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MARIA EDWVIGES</text:p>
          </table:table-cell>
          <table:table-cell office:value-type="string">
            <text:p>CORONA </text:p>
          </table:table-cell>
          <table:table-cell office:value-type="string">
            <text:p>MOR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44">
            <text:p>444</text:p>
          </table:table-cell>
          <table:table-cell office:value-type="string">
            <text:p>DIP. MAYORIA RELATIVA</text:p>
          </table:table-cell>
          <table:table-cell office:value-type="float" office:value="20">
            <text:p>20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FELIPE JAVIER</text:p>
          </table:table-cell>
          <table:table-cell office:value-type="string">
            <text:p>DIAZ DEL CAMPO</text:p>
          </table:table-cell>
          <table:table-cell office:value-type="string">
            <text:p><text:s/>LIM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45">
            <text:p>445</text:p>
          </table:table-cell>
          <table:table-cell office:value-type="string">
            <text:p>DIP. MAYORIA RELATIVA</text:p>
          </table:table-cell>
          <table:table-cell office:value-type="float" office:value="20">
            <text:p>20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MARIA RAQUENEL</text:p>
          </table:table-cell>
          <table:table-cell office:value-type="string">
            <text:p>JIMENEZ </text:p>
          </table:table-cell>
          <table:table-cell office:value-type="string">
            <text:p>ZECC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46">
            <text:p>446</text:p>
          </table:table-cell>
          <table:table-cell office:value-type="string">
            <text:p>DIP. MAYORIA RELATIVA</text:p>
          </table:table-cell>
          <table:table-cell office:value-type="float" office:value="21">
            <text:p>21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ALMA ROSA</text:p>
          </table:table-cell>
          <table:table-cell office:value-type="string">
            <text:p>GALICIA <text:s/></text:p>
          </table:table-cell>
          <table:table-cell office:value-type="string">
            <text:p>CAMPO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47">
            <text:p>447</text:p>
          </table:table-cell>
          <table:table-cell office:value-type="string">
            <text:p>DIP. MAYORIA RELATIVA</text:p>
          </table:table-cell>
          <table:table-cell office:value-type="float" office:value="21">
            <text:p>21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LAURA ROCIO</text:p>
          </table:table-cell>
          <table:table-cell office:value-type="string">
            <text:p>ALBOR </text:p>
          </table:table-cell>
          <table:table-cell office:value-type="string">
            <text:p>GARCI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48">
            <text:p>448</text:p>
          </table:table-cell>
          <table:table-cell office:value-type="string">
            <text:p>DIP. MAYORIA RELATIVA</text:p>
          </table:table-cell>
          <table:table-cell office:value-type="float" office:value="22">
            <text:p>22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MARIA RUTH EMILIA</text:p>
          </table:table-cell>
          <table:table-cell office:value-type="string">
            <text:p>GUTIERREZ </text:p>
          </table:table-cell>
          <table:table-cell office:value-type="string">
            <text:p>DE LA CRU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49">
            <text:p>449</text:p>
          </table:table-cell>
          <table:table-cell office:value-type="string">
            <text:p>DIP. MAYORIA RELATIVA</text:p>
          </table:table-cell>
          <table:table-cell office:value-type="float" office:value="22">
            <text:p>22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LETICIA VICTORIA</text:p>
          </table:table-cell>
          <table:table-cell office:value-type="string">
            <text:p>PINEDA <text:s/></text:p>
          </table:table-cell>
          <table:table-cell office:value-type="string">
            <text:p>VALERI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50">
            <text:p>450</text:p>
          </table:table-cell>
          <table:table-cell office:value-type="string">
            <text:p>DIP. MAYORIA RELATIVA</text:p>
          </table:table-cell>
          <table:table-cell office:value-type="float" office:value="23">
            <text:p>23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ROBERTO</text:p>
          </table:table-cell>
          <table:table-cell office:value-type="string">
            <text:p>MARTINEZ </text:p>
          </table:table-cell>
          <table:table-cell office:value-type="string">
            <text:p>HERNAND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51">
            <text:p>451</text:p>
          </table:table-cell>
          <table:table-cell office:value-type="string">
            <text:p>DIP. MAYORIA RELATIVA</text:p>
          </table:table-cell>
          <table:table-cell office:value-type="float" office:value="23">
            <text:p>23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REYNA ELISA</text:p>
          </table:table-cell>
          <table:table-cell office:value-type="string">
            <text:p>HERNANDEZ </text:p>
          </table:table-cell>
          <table:table-cell office:value-type="string">
            <text:p>HERNAND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52">
            <text:p>452</text:p>
          </table:table-cell>
          <table:table-cell office:value-type="string">
            <text:p>DIP. MAYORIA RELATIVA</text:p>
          </table:table-cell>
          <table:table-cell office:value-type="float" office:value="24">
            <text:p>24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ANAHI</text:p>
          </table:table-cell>
          <table:table-cell office:value-type="string">
            <text:p>MORALES </text:p>
          </table:table-cell>
          <table:table-cell office:value-type="string">
            <text:p>LAR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53">
            <text:p>453</text:p>
          </table:table-cell>
          <table:table-cell office:value-type="string">
            <text:p>DIP. MAYORIA RELATIVA</text:p>
          </table:table-cell>
          <table:table-cell office:value-type="float" office:value="24">
            <text:p>24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TANIA MARICRUZ</text:p>
          </table:table-cell>
          <table:table-cell office:value-type="string">
            <text:p>OLVERA </text:p>
          </table:table-cell>
          <table:table-cell office:value-type="string">
            <text:p>LAR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54">
            <text:p>454</text:p>
          </table:table-cell>
          <table:table-cell office:value-type="string">
            <text:p>DIP. MAYORIA RELATIVA</text:p>
          </table:table-cell>
          <table:table-cell office:value-type="float" office:value="25">
            <text:p>25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ESMERALDA</text:p>
          </table:table-cell>
          <table:table-cell office:value-type="string">
            <text:p>MENDOZA <text:s/></text:p>
          </table:table-cell>
          <table:table-cell office:value-type="string">
            <text:p>CHARC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55">
            <text:p>455</text:p>
          </table:table-cell>
          <table:table-cell office:value-type="string">
            <text:p>DIP. MAYORIA RELATIVA</text:p>
          </table:table-cell>
          <table:table-cell office:value-type="float" office:value="25">
            <text:p>25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GABRIELA</text:p>
          </table:table-cell>
          <table:table-cell office:value-type="string">
            <text:p>MEJIA </text:p>
          </table:table-cell>
          <table:table-cell office:value-type="string">
            <text:p>BARRER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56">
            <text:p>456</text:p>
          </table:table-cell>
          <table:table-cell office:value-type="string">
            <text:p>DIP. MAYORIA RELATIVA</text:p>
          </table:table-cell>
          <table:table-cell office:value-type="float" office:value="26">
            <text:p>26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FRANCISCO JAVIER</text:p>
          </table:table-cell>
          <table:table-cell office:value-type="string">
            <text:p>TELLEZ </text:p>
          </table:table-cell>
          <table:table-cell office:value-type="string">
            <text:p>GARCI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57">
            <text:p>457</text:p>
          </table:table-cell>
          <table:table-cell office:value-type="string">
            <text:p>DIP. MAYORIA RELATIVA</text:p>
          </table:table-cell>
          <table:table-cell office:value-type="float" office:value="26">
            <text:p>26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SUSANA ROCIO</text:p>
          </table:table-cell>
          <table:table-cell office:value-type="string">
            <text:p>ARECHIGA </text:p>
          </table:table-cell>
          <table:table-cell office:value-type="string">
            <text:p>DARDER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58">
            <text:p>458</text:p>
          </table:table-cell>
          <table:table-cell office:value-type="string">
            <text:p>DIP. MAYORIA RELATIVA</text:p>
          </table:table-cell>
          <table:table-cell office:value-type="float" office:value="27">
            <text:p>27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SARA ELIZABETH</text:p>
          </table:table-cell>
          <table:table-cell office:value-type="string">
            <text:p>GOMEZ </text:p>
          </table:table-cell>
          <table:table-cell office:value-type="string">
            <text:p>VELAZQU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59">
            <text:p>459</text:p>
          </table:table-cell>
          <table:table-cell office:value-type="string">
            <text:p>DIP. MAYORIA RELATIVA</text:p>
          </table:table-cell>
          <table:table-cell office:value-type="float" office:value="27">
            <text:p>27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NORA INES</text:p>
          </table:table-cell>
          <table:table-cell office:value-type="string">
            <text:p>PRIETO </text:p>
          </table:table-cell>
          <table:table-cell office:value-type="string">
            <text:p>RAMIR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60">
            <text:p>460</text:p>
          </table:table-cell>
          <table:table-cell office:value-type="string">
            <text:p>DIP. MAYORIA RELATIVA</text:p>
          </table:table-cell>
          <table:table-cell office:value-type="float" office:value="28">
            <text:p>28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BLANCA DEL ROCIO</text:p>
          </table:table-cell>
          <table:table-cell office:value-type="string">
            <text:p>AYALA </text:p>
          </table:table-cell>
          <table:table-cell office:value-type="string">
            <text:p>JIMEN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61">
            <text:p>461</text:p>
          </table:table-cell>
          <table:table-cell office:value-type="string">
            <text:p>DIP. MAYORIA RELATIVA</text:p>
          </table:table-cell>
          <table:table-cell office:value-type="float" office:value="28">
            <text:p>28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JOSE DE JESUS</text:p>
          </table:table-cell>
          <table:table-cell office:value-type="string">
            <text:p>HURTADO </text:p>
          </table:table-cell>
          <table:table-cell office:value-type="string">
            <text:p>MARIN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62">
            <text:p>462</text:p>
          </table:table-cell>
          <table:table-cell office:value-type="string">
            <text:p>DIP. MAYORIA RELATIVA</text:p>
          </table:table-cell>
          <table:table-cell office:value-type="float" office:value="29">
            <text:p>29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RODOLFO</text:p>
          </table:table-cell>
          <table:table-cell office:value-type="string">
            <text:p>ROJAS </text:p>
          </table:table-cell>
          <table:table-cell office:value-type="string">
            <text:p>MARTIN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63">
            <text:p>463</text:p>
          </table:table-cell>
          <table:table-cell office:value-type="string">
            <text:p>DIP. MAYORIA RELATIVA</text:p>
          </table:table-cell>
          <table:table-cell office:value-type="float" office:value="29">
            <text:p>29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ETHELVINA</text:p>
          </table:table-cell>
          <table:table-cell office:value-type="string">
            <text:p>LOPEZ </text:p>
          </table:table-cell>
          <table:table-cell office:value-type="string">
            <text:p>BALTAZAR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64">
            <text:p>464</text:p>
          </table:table-cell>
          <table:table-cell office:value-type="string">
            <text:p>DIP. MAYORIA RELATIVA</text:p>
          </table:table-cell>
          <table:table-cell office:value-type="float" office:value="30">
            <text:p>30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FABIOLA</text:p>
          </table:table-cell>
          <table:table-cell office:value-type="string">
            <text:p>MONTIEL </text:p>
          </table:table-cell>
          <table:table-cell office:value-type="string">
            <text:p>TELL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65">
            <text:p>465</text:p>
          </table:table-cell>
          <table:table-cell office:value-type="string">
            <text:p>DIP. MAYORIA RELATIVA</text:p>
          </table:table-cell>
          <table:table-cell office:value-type="float" office:value="30">
            <text:p>30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ROCIO</text:p>
          </table:table-cell>
          <table:table-cell office:value-type="string">
            <text:p>GUERRERO </text:p>
          </table:table-cell>
          <table:table-cell office:value-type="string">
            <text:p>TORRE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66">
            <text:p>466</text:p>
          </table:table-cell>
          <table:table-cell office:value-type="string">
            <text:p>DIP. MAYORIA RELATIVA</text:p>
          </table:table-cell>
          <table:table-cell office:value-type="float" office:value="31">
            <text:p>31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JESUS CURICAVERI</text:p>
          </table:table-cell>
          <table:table-cell office:value-type="string">
            <text:p>CRUZ VILLEGAS </text:p>
          </table:table-cell>
          <table:table-cell office:value-type="string">
            <text:p>FUENTES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67">
            <text:p>467</text:p>
          </table:table-cell>
          <table:table-cell office:value-type="string">
            <text:p>DIP. MAYORIA RELATIVA</text:p>
          </table:table-cell>
          <table:table-cell office:value-type="float" office:value="31">
            <text:p>31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MARIA MILAGROS</text:p>
          </table:table-cell>
          <table:table-cell office:value-type="string">
            <text:p>CAMPOS <text:s/></text:p>
          </table:table-cell>
          <table:table-cell office:value-type="string">
            <text:p>VARGA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68">
            <text:p>468</text:p>
          </table:table-cell>
          <table:table-cell office:value-type="string">
            <text:p>DIP. MAYORIA RELATIVA</text:p>
          </table:table-cell>
          <table:table-cell office:value-type="float" office:value="32">
            <text:p>32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GABRIELA</text:p>
          </table:table-cell>
          <table:table-cell office:value-type="string">
            <text:p>VELAZQUEZ </text:p>
          </table:table-cell>
          <table:table-cell office:value-type="string">
            <text:p>DOMINGU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69">
            <text:p>469</text:p>
          </table:table-cell>
          <table:table-cell office:value-type="string">
            <text:p>DIP. MAYORIA RELATIVA</text:p>
          </table:table-cell>
          <table:table-cell office:value-type="float" office:value="32">
            <text:p>32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LAURA</text:p>
          </table:table-cell>
          <table:table-cell office:value-type="string">
            <text:p>CASTILLO </text:p>
          </table:table-cell>
          <table:table-cell office:value-type="string">
            <text:p>BARRANC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70">
            <text:p>470</text:p>
          </table:table-cell>
          <table:table-cell office:value-type="string">
            <text:p>DIP. MAYORIA RELATIVA</text:p>
          </table:table-cell>
          <table:table-cell office:value-type="float" office:value="33">
            <text:p>33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ELVIA</text:p>
          </table:table-cell>
          <table:table-cell office:value-type="string">
            <text:p>CAMACHO </text:p>
          </table:table-cell>
          <table:table-cell office:value-type="string">
            <text:p>MARTIN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71">
            <text:p>471</text:p>
          </table:table-cell>
          <table:table-cell office:value-type="string">
            <text:p>DIP. MAYORIA RELATIVA</text:p>
          </table:table-cell>
          <table:table-cell office:value-type="float" office:value="33">
            <text:p>33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ZORAYA BERENICE</text:p>
          </table:table-cell>
          <table:table-cell office:value-type="string">
            <text:p>LARA </text:p>
          </table:table-cell>
          <table:table-cell office:value-type="string">
            <text:p>ESLAV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72">
            <text:p>472</text:p>
          </table:table-cell>
          <table:table-cell office:value-type="string">
            <text:p>DIP. MAYORIA RELATIVA</text:p>
          </table:table-cell>
          <table:table-cell office:value-type="float" office:value="34">
            <text:p>34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ERNESTO</text:p>
          </table:table-cell>
          <table:table-cell office:value-type="string">
            <text:p>AGUILAR </text:p>
          </table:table-cell>
          <table:table-cell office:value-type="string">
            <text:p>HUITRON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73">
            <text:p>473</text:p>
          </table:table-cell>
          <table:table-cell office:value-type="string">
            <text:p>DIP. MAYORIA RELATIVA</text:p>
          </table:table-cell>
          <table:table-cell office:value-type="float" office:value="34">
            <text:p>34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MARICARMEN</text:p>
          </table:table-cell>
          <table:table-cell office:value-type="string">
            <text:p>JIMENEZ </text:p>
          </table:table-cell>
          <table:table-cell office:value-type="string">
            <text:p>TAPI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74">
            <text:p>474</text:p>
          </table:table-cell>
          <table:table-cell office:value-type="string">
            <text:p>DIP. MAYORIA RELATIVA</text:p>
          </table:table-cell>
          <table:table-cell office:value-type="float" office:value="35">
            <text:p>35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ALICIA</text:p>
          </table:table-cell>
          <table:table-cell office:value-type="string">
            <text:p>TORRES </text:p>
          </table:table-cell>
          <table:table-cell office:value-type="string">
            <text:p>GODIN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75">
            <text:p>475</text:p>
          </table:table-cell>
          <table:table-cell office:value-type="string">
            <text:p>DIP. MAYORIA RELATIVA</text:p>
          </table:table-cell>
          <table:table-cell office:value-type="float" office:value="35">
            <text:p>35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CESAR</text:p>
          </table:table-cell>
          <table:table-cell office:value-type="string">
            <text:p>VILLAFRANCA </text:p>
          </table:table-cell>
          <table:table-cell office:value-type="string">
            <text:p>TREJ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76">
            <text:p>476</text:p>
          </table:table-cell>
          <table:table-cell office:value-type="string">
            <text:p>DIP. MAYORIA RELATIVA</text:p>
          </table:table-cell>
          <table:table-cell office:value-type="float" office:value="36">
            <text:p>36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FLOR DE LUZ</text:p>
          </table:table-cell>
          <table:table-cell office:value-type="string">
            <text:p>CASTILLA </text:p>
          </table:table-cell>
          <table:table-cell office:value-type="string">
            <text:p>PEREZ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77">
            <text:p>477</text:p>
          </table:table-cell>
          <table:table-cell office:value-type="string">
            <text:p>DIP. MAYORIA RELATIVA</text:p>
          </table:table-cell>
          <table:table-cell office:value-type="float" office:value="36">
            <text:p>36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JULIO CESAR</text:p>
          </table:table-cell>
          <table:table-cell office:value-type="string">
            <text:p>MANZO</text:p>
          </table:table-cell>
          <table:table-cell office:value-type="string">
            <text:p><text:s/>PIÑON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78">
            <text:p>478</text:p>
          </table:table-cell>
          <table:table-cell office:value-type="string">
            <text:p>DIP. MAYORIA RELATIVA</text:p>
          </table:table-cell>
          <table:table-cell office:value-type="float" office:value="37">
            <text:p>37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SABA RAMSES</text:p>
          </table:table-cell>
          <table:table-cell office:value-type="string">
            <text:p>GARCIA </text:p>
          </table:table-cell>
          <table:table-cell office:value-type="string">
            <text:p>ANCIRA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79">
            <text:p>479</text:p>
          </table:table-cell>
          <table:table-cell office:value-type="string">
            <text:p>DIP. MAYORIA RELATIVA</text:p>
          </table:table-cell>
          <table:table-cell office:value-type="float" office:value="37">
            <text:p>37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JOSE ARTURO</text:p>
          </table:table-cell>
          <table:table-cell office:value-type="string">
            <text:p>SANDOVAL <text:s/></text:p>
          </table:table-cell>
          <table:table-cell office:value-type="string">
            <text:p>SOTO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80">
            <text:p>480</text:p>
          </table:table-cell>
          <table:table-cell office:value-type="string">
            <text:p>DIP. MAYORIA RELATIVA</text:p>
          </table:table-cell>
          <table:table-cell office:value-type="float" office:value="38">
            <text:p>38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ANGEL</text:p>
          </table:table-cell>
          <table:table-cell office:value-type="string">
            <text:p>ANTONIO </text:p>
          </table:table-cell>
          <table:table-cell office:value-type="string">
            <text:p>VILLEGAS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81">
            <text:p>481</text:p>
          </table:table-cell>
          <table:table-cell office:value-type="string">
            <text:p>DIP. MAYORIA RELATIVA</text:p>
          </table:table-cell>
          <table:table-cell office:value-type="float" office:value="38">
            <text:p>38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SALVADOR</text:p>
          </table:table-cell>
          <table:table-cell office:value-type="string">
            <text:p>PEREZ </text:p>
          </table:table-cell>
          <table:table-cell office:value-type="string">
            <text:p>ZARCO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82">
            <text:p>482</text:p>
          </table:table-cell>
          <table:table-cell office:value-type="string">
            <text:p>DIP. MAYORIA RELATIVA</text:p>
          </table:table-cell>
          <table:table-cell office:value-type="float" office:value="39">
            <text:p>39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EDNA LILIANA</text:p>
          </table:table-cell>
          <table:table-cell office:value-type="string">
            <text:p>MUÑOZ </text:p>
          </table:table-cell>
          <table:table-cell office:value-type="string">
            <text:p>MARIN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83">
            <text:p>483</text:p>
          </table:table-cell>
          <table:table-cell office:value-type="string">
            <text:p>DIP. MAYORIA RELATIVA</text:p>
          </table:table-cell>
          <table:table-cell office:value-type="float" office:value="39">
            <text:p>39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MARIA TRINIDAD</text:p>
          </table:table-cell>
          <table:table-cell office:value-type="string">
            <text:p>NIETO </text:p>
          </table:table-cell>
          <table:table-cell office:value-type="string">
            <text:p>PERALTA 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84">
            <text:p>484</text:p>
          </table:table-cell>
          <table:table-cell office:value-type="string">
            <text:p>DIP. MAYORIA RELATIVA</text:p>
          </table:table-cell>
          <table:table-cell office:value-type="float" office:value="40">
            <text:p>40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ANA KARINA</text:p>
          </table:table-cell>
          <table:table-cell office:value-type="string">
            <text:p>SOLANO <text:s/></text:p>
          </table:table-cell>
          <table:table-cell office:value-type="string">
            <text:p>GOMEZ</text:p>
          </table:table-cell>
          <table:table-cell office:value-type="string">
            <text:p>15-May-06</text:p>
          </table:table-cell>
        </table:table-row>
        <table:table-row table:style-name="ro3">
          <table:table-cell office:value-type="float" office:value="485">
            <text:p>485</text:p>
          </table:table-cell>
          <table:table-cell office:value-type="string">
            <text:p>DIP. MAYORIA RELATIVA</text:p>
          </table:table-cell>
          <table:table-cell office:value-type="float" office:value="40">
            <text:p>40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ROBERTO FRANCISCO</text:p>
          </table:table-cell>
          <table:table-cell office:value-type="string">
            <text:p>GERHARD </text:p>
          </table:table-cell>
          <table:table-cell office:value-type="string">
            <text:p>TUMA </text:p>
          </table:table-cell>
          <table:table-cell office:value-type="string">
            <text:p>15-May-06</text:p>
          </table:table-cell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DIP. REPRESENTACIÓN PROPORCIONAL</text:p>
          </table:table-cell>
          <table:table-cell office:value-type="float" office:value="1">
            <text:p>1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KENIA</text:p>
          </table:table-cell>
          <table:table-cell office:value-type="string">
            <text:p>LOPEZ </text:p>
          </table:table-cell>
          <table:table-cell office:value-type="string">
            <text:p>RABADAN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DIP. REPRESENTACIÓN PROPORCIONAL</text:p>
          </table:table-cell>
          <table:table-cell office:value-type="float" office:value="1">
            <text:p>1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ORLANDO</text:p>
          </table:table-cell>
          <table:table-cell office:value-type="string">
            <text:p>ANAYA <text:s/></text:p>
          </table:table-cell>
          <table:table-cell office:value-type="string">
            <text:p>GONZALEZ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DIP. REPRESENTACIÓN PROPORCIONAL</text:p>
          </table:table-cell>
          <table:table-cell office:value-type="float" office:value="2">
            <text:p>2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ARIA DEL CARMEN</text:p>
          </table:table-cell>
          <table:table-cell office:value-type="string">
            <text:p>SEGURA </text:p>
          </table:table-cell>
          <table:table-cell office:value-type="string">
            <text:p>RANGEL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489">
            <text:p>489</text:p>
          </table:table-cell>
          <table:table-cell office:value-type="string">
            <text:p>DIP. REPRESENTACIÓN PROPORCIONAL</text:p>
          </table:table-cell>
          <table:table-cell office:value-type="float" office:value="2">
            <text:p>2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RAUL</text:p>
          </table:table-cell>
          <table:table-cell office:value-type="string">
            <text:p>HERRERA </text:p>
          </table:table-cell>
          <table:table-cell office:value-type="string">
            <text:p>ESPINOSA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string">
            <text:p>DIP. REPRESENTACIÓN PROPORCIONAL</text:p>
          </table:table-cell>
          <table:table-cell office:value-type="float" office:value="3">
            <text:p>3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JORGE</text:p>
          </table:table-cell>
          <table:table-cell office:value-type="string">
            <text:p>TRIANA </text:p>
          </table:table-cell>
          <table:table-cell office:value-type="string">
            <text:p>TENA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491">
            <text:p>491</text:p>
          </table:table-cell>
          <table:table-cell office:value-type="string">
            <text:p>DIP. REPRESENTACIÓN PROPORCIONAL</text:p>
          </table:table-cell>
          <table:table-cell office:value-type="float" office:value="3">
            <text:p>3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YESENIA</text:p>
          </table:table-cell>
          <table:table-cell office:value-type="string">
            <text:p>VILLALUZ </text:p>
          </table:table-cell>
          <table:table-cell office:value-type="string">
            <text:p>ALBA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492">
            <text:p>492</text:p>
          </table:table-cell>
          <table:table-cell office:value-type="string">
            <text:p>DIP. REPRESENTACIÓN PROPORCIONAL</text:p>
          </table:table-cell>
          <table:table-cell office:value-type="float" office:value="4">
            <text:p>4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RAMON MIGUEL</text:p>
          </table:table-cell>
          <table:table-cell office:value-type="string">
            <text:p>HERNANDEZ </text:p>
          </table:table-cell>
          <table:table-cell office:value-type="string">
            <text:p>LABASTIDA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DIP. REPRESENTACIÓN PROPORCIONAL</text:p>
          </table:table-cell>
          <table:table-cell office:value-type="float" office:value="4">
            <text:p>4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JOSE HIRAM</text:p>
          </table:table-cell>
          <table:table-cell office:value-type="string">
            <text:p>ALVAREZ </text:p>
          </table:table-cell>
          <table:table-cell office:value-type="string">
            <text:p>ESCUDERO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494">
            <text:p>494</text:p>
          </table:table-cell>
          <table:table-cell office:value-type="string">
            <text:p>DIP. REPRESENTACIÓN PROPORCIONAL</text:p>
          </table:table-cell>
          <table:table-cell office:value-type="float" office:value="5">
            <text:p>5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MIGUEL ANGEL</text:p>
          </table:table-cell>
          <table:table-cell office:value-type="string">
            <text:p>ERRASTI </text:p>
          </table:table-cell>
          <table:table-cell office:value-type="string">
            <text:p>ARANGO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495">
            <text:p>495</text:p>
          </table:table-cell>
          <table:table-cell office:value-type="string">
            <text:p>DIP. REPRESENTACIÓN PROPORCIONAL</text:p>
          </table:table-cell>
          <table:table-cell office:value-type="float" office:value="5">
            <text:p>5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CECILIA</text:p>
          </table:table-cell>
          <table:table-cell office:value-type="string">
            <text:p>MENDOZA </text:p>
          </table:table-cell>
          <table:table-cell office:value-type="string">
            <text:p>BAUTISTA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496">
            <text:p>496</text:p>
          </table:table-cell>
          <table:table-cell office:value-type="string">
            <text:p>DIP. REPRESENTACIÓN PROPORCIONAL</text:p>
          </table:table-cell>
          <table:table-cell office:value-type="float" office:value="6">
            <text:p>6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CELINA</text:p>
          </table:table-cell>
          <table:table-cell office:value-type="string">
            <text:p>SAAVEDRA </text:p>
          </table:table-cell>
          <table:table-cell office:value-type="string">
            <text:p>ORTEGA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497">
            <text:p>497</text:p>
          </table:table-cell>
          <table:table-cell office:value-type="string">
            <text:p>DIP. REPRESENTACIÓN PROPORCIONAL</text:p>
          </table:table-cell>
          <table:table-cell office:value-type="float" office:value="6">
            <text:p>6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FRANCISCO</text:p>
          </table:table-cell>
          <table:table-cell office:value-type="string">
            <text:p>SANTIBAÑEZ </text:p>
          </table:table-cell>
          <table:table-cell office:value-type="string">
            <text:p>CALZADILLA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498">
            <text:p>498</text:p>
          </table:table-cell>
          <table:table-cell office:value-type="string">
            <text:p>DIP. REPRESENTACIÓN PROPORCIONAL</text:p>
          </table:table-cell>
          <table:table-cell office:value-type="float" office:value="7">
            <text:p>7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AGUSTIN CARLOS</text:p>
          </table:table-cell>
          <table:table-cell office:value-type="string">
            <text:p>CASTILLA <text:s/></text:p>
          </table:table-cell>
          <table:table-cell office:value-type="string">
            <text:p>MARROQUIN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499">
            <text:p>499</text:p>
          </table:table-cell>
          <table:table-cell office:value-type="string">
            <text:p>DIP. REPRESENTACIÓN PROPORCIONAL</text:p>
          </table:table-cell>
          <table:table-cell office:value-type="float" office:value="7">
            <text:p>7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ARA DEL SOCORRO</text:p>
          </table:table-cell>
          <table:table-cell office:value-type="string">
            <text:p>RIVERA <text:s/></text:p>
          </table:table-cell>
          <table:table-cell office:value-type="string">
            <text:p>HERNANDEZ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DIP. REPRESENTACIÓN PROPORCIONAL</text:p>
          </table:table-cell>
          <table:table-cell office:value-type="float" office:value="8">
            <text:p>8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ALDO DANIEL</text:p>
          </table:table-cell>
          <table:table-cell office:value-type="string">
            <text:p>ARMAS </text:p>
          </table:table-cell>
          <table:table-cell office:value-type="string">
            <text:p>PLUMA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office:value-type="string">
            <text:p>DIP. REPRESENTACIÓN PROPORCIONAL</text:p>
          </table:table-cell>
          <table:table-cell office:value-type="float" office:value="8">
            <text:p>8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ELVIRA</text:p>
          </table:table-cell>
          <table:table-cell office:value-type="string">
            <text:p>MURILLO </text:p>
          </table:table-cell>
          <table:table-cell office:value-type="string">
            <text:p>MENDOZA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02">
            <text:p>502</text:p>
          </table:table-cell>
          <table:table-cell office:value-type="string">
            <text:p>DIP. REPRESENTACIÓN PROPORCIONAL</text:p>
          </table:table-cell>
          <table:table-cell office:value-type="float" office:value="9">
            <text:p>9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ARIA DE LA PAZ</text:p>
          </table:table-cell>
          <table:table-cell office:value-type="string">
            <text:p>QUIÑONES </text:p>
          </table:table-cell>
          <table:table-cell office:value-type="string">
            <text:p>CORNEJO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03">
            <text:p>503</text:p>
          </table:table-cell>
          <table:table-cell office:value-type="string">
            <text:p>DIP. REPRESENTACIÓN PROPORCIONAL</text:p>
          </table:table-cell>
          <table:table-cell office:value-type="float" office:value="9">
            <text:p>9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GUILLERMO DE JESUS</text:p>
          </table:table-cell>
          <table:table-cell office:value-type="string">
            <text:p>TORRES <text:s/></text:p>
          </table:table-cell>
          <table:table-cell office:value-type="string">
            <text:p>QUIROZ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04">
            <text:p>504</text:p>
          </table:table-cell>
          <table:table-cell office:value-type="string">
            <text:p>DIP. REPRESENTACIÓN PROPORCIONAL</text:p>
          </table:table-cell>
          <table:table-cell office:value-type="float" office:value="10">
            <text:p>10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JORGE</text:p>
          </table:table-cell>
          <table:table-cell office:value-type="string">
            <text:p>ROMERO </text:p>
          </table:table-cell>
          <table:table-cell office:value-type="string">
            <text:p>HERRERA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office:value-type="string">
            <text:p>DIP. REPRESENTACIÓN PROPORCIONAL</text:p>
          </table:table-cell>
          <table:table-cell office:value-type="float" office:value="10">
            <text:p>10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FERNANDA</text:p>
          </table:table-cell>
          <table:table-cell office:value-type="string">
            <text:p>VERDERI </text:p>
          </table:table-cell>
          <table:table-cell office:value-type="string">
            <text:p>MUÑUZURI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06">
            <text:p>506</text:p>
          </table:table-cell>
          <table:table-cell office:value-type="string">
            <text:p>DIP. REPRESENTACIÓN PROPORCIONAL</text:p>
          </table:table-cell>
          <table:table-cell office:value-type="float" office:value="11">
            <text:p>11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DANIEL</text:p>
          </table:table-cell>
          <table:table-cell office:value-type="string">
            <text:p>RAMIREZ <text:s/></text:p>
          </table:table-cell>
          <table:table-cell office:value-type="string">
            <text:p>DEL VALLE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07">
            <text:p>507</text:p>
          </table:table-cell>
          <table:table-cell office:value-type="string">
            <text:p>DIP. REPRESENTACIÓN PROPORCIONAL</text:p>
          </table:table-cell>
          <table:table-cell office:value-type="float" office:value="11">
            <text:p>11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BRENDA FABIOLA</text:p>
          </table:table-cell>
          <table:table-cell office:value-type="string">
            <text:p>RUIZ </text:p>
          </table:table-cell>
          <table:table-cell office:value-type="string">
            <text:p>AGUILAR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08">
            <text:p>508</text:p>
          </table:table-cell>
          <table:table-cell office:value-type="string">
            <text:p>DIP. REPRESENTACIÓN PROPORCIONAL</text:p>
          </table:table-cell>
          <table:table-cell office:value-type="float" office:value="12">
            <text:p>12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PAULA ADRIANA</text:p>
          </table:table-cell>
          <table:table-cell office:value-type="string">
            <text:p>SOTO <text:s/></text:p>
          </table:table-cell>
          <table:table-cell office:value-type="string">
            <text:p>MALDONADO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09">
            <text:p>509</text:p>
          </table:table-cell>
          <table:table-cell office:value-type="string">
            <text:p>DIP. REPRESENTACIÓN PROPORCIONAL</text:p>
          </table:table-cell>
          <table:table-cell office:value-type="float" office:value="12">
            <text:p>12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FERNANDO</text:p>
          </table:table-cell>
          <table:table-cell office:value-type="string">
            <text:p>CUEVAS</text:p>
          </table:table-cell>
          <table:table-cell office:value-type="string">
            <text:p><text:s/>MORANCHEL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string">
            <text:p>DIP. REPRESENTACIÓN PROPORCIONAL</text:p>
          </table:table-cell>
          <table:table-cell office:value-type="float" office:value="13">
            <text:p>13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JACOBO MANFREDO</text:p>
          </table:table-cell>
          <table:table-cell office:value-type="string">
            <text:p>BONILLA </text:p>
          </table:table-cell>
          <table:table-cell office:value-type="string">
            <text:p>CEDILLO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11">
            <text:p>511</text:p>
          </table:table-cell>
          <table:table-cell office:value-type="string">
            <text:p>DIP. REPRESENTACIÓN PROPORCIONAL</text:p>
          </table:table-cell>
          <table:table-cell office:value-type="float" office:value="13">
            <text:p>13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LORENA</text:p>
          </table:table-cell>
          <table:table-cell office:value-type="string">
            <text:p>NUÑEZ </text:p>
          </table:table-cell>
          <table:table-cell office:value-type="string">
            <text:p>LOPEZ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string">
            <text:p>DIP. REPRESENTACIÓN PROPORCIONAL</text:p>
          </table:table-cell>
          <table:table-cell office:value-type="float" office:value="14">
            <text:p>14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RAFAEL</text:p>
          </table:table-cell>
          <table:table-cell office:value-type="string">
            <text:p>CALDERON <text:s/></text:p>
          </table:table-cell>
          <table:table-cell office:value-type="string">
            <text:p>JIMENEZ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13">
            <text:p>513</text:p>
          </table:table-cell>
          <table:table-cell office:value-type="string">
            <text:p>DIP. REPRESENTACIÓN PROPORCIONAL</text:p>
          </table:table-cell>
          <table:table-cell office:value-type="float" office:value="14">
            <text:p>14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ONICA</text:p>
          </table:table-cell>
          <table:table-cell office:value-type="string">
            <text:p>GARRIDO </text:p>
          </table:table-cell>
          <table:table-cell office:value-type="string">
            <text:p>MARTINEZ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14">
            <text:p>514</text:p>
          </table:table-cell>
          <table:table-cell office:value-type="string">
            <text:p>DIP. REPRESENTACIÓN PROPORCIONAL</text:p>
          </table:table-cell>
          <table:table-cell office:value-type="float" office:value="15">
            <text:p>15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MARIA NANCY</text:p>
          </table:table-cell>
          <table:table-cell office:value-type="string">
            <text:p>GONZALEZ </text:p>
          </table:table-cell>
          <table:table-cell office:value-type="string">
            <text:p>GOMEZ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string">
            <text:p>DIP. REPRESENTACIÓN PROPORCIONAL</text:p>
          </table:table-cell>
          <table:table-cell office:value-type="float" office:value="15">
            <text:p>15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JAIME ALEJANDRO</text:p>
          </table:table-cell>
          <table:table-cell office:value-type="string">
            <text:p>VENCES <text:s/></text:p>
          </table:table-cell>
          <table:table-cell office:value-type="string">
            <text:p>MEJIA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16">
            <text:p>516</text:p>
          </table:table-cell>
          <table:table-cell office:value-type="string">
            <text:p>DIP. REPRESENTACIÓN PROPORCIONAL</text:p>
          </table:table-cell>
          <table:table-cell office:value-type="float" office:value="16">
            <text:p>16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FELIPE DE JESUS</text:p>
          </table:table-cell>
          <table:table-cell office:value-type="string">
            <text:p>GONZALEZ </text:p>
          </table:table-cell>
          <table:table-cell office:value-type="string">
            <text:p>GARZA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17">
            <text:p>517</text:p>
          </table:table-cell>
          <table:table-cell office:value-type="string">
            <text:p>DIP. REPRESENTACIÓN PROPORCIONAL</text:p>
          </table:table-cell>
          <table:table-cell office:value-type="float" office:value="16">
            <text:p>16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VERONICA</text:p>
          </table:table-cell>
          <table:table-cell office:value-type="string">
            <text:p>LEMUS </text:p>
          </table:table-cell>
          <table:table-cell office:value-type="string">
            <text:p>COCOLETZI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18">
            <text:p>518</text:p>
          </table:table-cell>
          <table:table-cell office:value-type="string">
            <text:p>DIP. REPRESENTACIÓN PROPORCIONAL</text:p>
          </table:table-cell>
          <table:table-cell office:value-type="float" office:value="17">
            <text:p>17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JORGE</text:p>
          </table:table-cell>
          <table:table-cell office:value-type="string">
            <text:p>REAL </text:p>
          </table:table-cell>
          <table:table-cell office:value-type="string">
            <text:p>SANCHEZ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19">
            <text:p>519</text:p>
          </table:table-cell>
          <table:table-cell office:value-type="string">
            <text:p>DIP. REPRESENTACIÓN PROPORCIONAL</text:p>
          </table:table-cell>
          <table:table-cell office:value-type="float" office:value="17">
            <text:p>17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LIZZET VANESSA</text:p>
          </table:table-cell>
          <table:table-cell office:value-type="string">
            <text:p>BERNAL </text:p>
          </table:table-cell>
          <table:table-cell office:value-type="string">
            <text:p>RABADAN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string">
            <text:p>DIP. REPRESENTACIÓN PROPORCIONAL</text:p>
          </table:table-cell>
          <table:table-cell office:value-type="float" office:value="18">
            <text:p>18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ARIA DEL CARMEN</text:p>
          </table:table-cell>
          <table:table-cell office:value-type="string">
            <text:p>RODRIGUEZ MIRAMON </text:p>
          </table:table-cell>
          <table:table-cell office:value-type="string">
            <text:p>LOPEZ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21">
            <text:p>521</text:p>
          </table:table-cell>
          <table:table-cell office:value-type="string">
            <text:p>DIP. REPRESENTACIÓN PROPORCIONAL</text:p>
          </table:table-cell>
          <table:table-cell office:value-type="float" office:value="18">
            <text:p>18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OISES</text:p>
          </table:table-cell>
          <table:table-cell office:value-type="string">
            <text:p>MARTINEZ <text:s/></text:p>
          </table:table-cell>
          <table:table-cell office:value-type="string">
            <text:p>SAUCO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22">
            <text:p>522</text:p>
          </table:table-cell>
          <table:table-cell office:value-type="string">
            <text:p>DIP. REPRESENTACIÓN PROPORCIONAL</text:p>
          </table:table-cell>
          <table:table-cell office:value-type="float" office:value="19">
            <text:p>19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CARLOS DE JESUS</text:p>
          </table:table-cell>
          <table:table-cell office:value-type="string">
            <text:p>JIMENEZ </text:p>
          </table:table-cell>
          <table:table-cell office:value-type="string">
            <text:p>BARRANCO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23">
            <text:p>523</text:p>
          </table:table-cell>
          <table:table-cell office:value-type="string">
            <text:p>DIP. REPRESENTACIÓN PROPORCIONAL</text:p>
          </table:table-cell>
          <table:table-cell office:value-type="float" office:value="19">
            <text:p>19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FLOR ITZE</text:p>
          </table:table-cell>
          <table:table-cell office:value-type="string">
            <text:p>RAMIREZ </text:p>
          </table:table-cell>
          <table:table-cell office:value-type="string">
            <text:p>GODINEZ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24">
            <text:p>524</text:p>
          </table:table-cell>
          <table:table-cell office:value-type="string">
            <text:p>DIP. REPRESENTACIÓN PROPORCIONAL</text:p>
          </table:table-cell>
          <table:table-cell office:value-type="float" office:value="20">
            <text:p>20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LORENA</text:p>
          </table:table-cell>
          <table:table-cell office:value-type="string">
            <text:p>RIOS </text:p>
          </table:table-cell>
          <table:table-cell office:value-type="string">
            <text:p>MARTINEZ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office:value-type="string">
            <text:p>DIP. REPRESENTACIÓN PROPORCIONAL</text:p>
          </table:table-cell>
          <table:table-cell office:value-type="float" office:value="20">
            <text:p>20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FIDEL DANIEL</text:p>
          </table:table-cell>
          <table:table-cell office:value-type="string">
            <text:p>CHIMAL</text:p>
          </table:table-cell>
          <table:table-cell office:value-type="string">
            <text:p><text:s/>GARCIA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26">
            <text:p>526</text:p>
          </table:table-cell>
          <table:table-cell office:value-type="string">
            <text:p>DIP. REPRESENTACIÓN PROPORCIONAL</text:p>
          </table:table-cell>
          <table:table-cell office:value-type="float" office:value="21">
            <text:p>21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GUSTAVO EDMUNDO</text:p>
          </table:table-cell>
          <table:table-cell office:value-type="string">
            <text:p>CERVIN </text:p>
          </table:table-cell>
          <table:table-cell office:value-type="string">
            <text:p>AYALA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27">
            <text:p>527</text:p>
          </table:table-cell>
          <table:table-cell office:value-type="string">
            <text:p>DIP. REPRESENTACIÓN PROPORCIONAL</text:p>
          </table:table-cell>
          <table:table-cell office:value-type="float" office:value="21">
            <text:p>21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ARIA DEYANIRA</text:p>
          </table:table-cell>
          <table:table-cell office:value-type="string">
            <text:p>ARELLANO </text:p>
          </table:table-cell>
          <table:table-cell office:value-type="string">
            <text:p>SANCHEZ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28">
            <text:p>528</text:p>
          </table:table-cell>
          <table:table-cell office:value-type="string">
            <text:p>DIP. REPRESENTACIÓN PROPORCIONAL</text:p>
          </table:table-cell>
          <table:table-cell office:value-type="float" office:value="22">
            <text:p>22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JUAN MANUEL</text:p>
          </table:table-cell>
          <table:table-cell office:value-type="string">
            <text:p>ALMAZAN <text:s/></text:p>
          </table:table-cell>
          <table:table-cell office:value-type="string">
            <text:p>PEREZ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29">
            <text:p>529</text:p>
          </table:table-cell>
          <table:table-cell office:value-type="string">
            <text:p>DIP. REPRESENTACIÓN PROPORCIONAL</text:p>
          </table:table-cell>
          <table:table-cell office:value-type="float" office:value="22">
            <text:p>22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ARINA</text:p>
          </table:table-cell>
          <table:table-cell office:value-type="string">
            <text:p>MANDUJANO <text:s/></text:p>
          </table:table-cell>
          <table:table-cell office:value-type="string">
            <text:p>CURIEL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string">
            <text:p>DIP. REPRESENTACIÓN PROPORCIONAL</text:p>
          </table:table-cell>
          <table:table-cell office:value-type="float" office:value="23">
            <text:p>23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MARIA MERCEDES</text:p>
          </table:table-cell>
          <table:table-cell office:value-type="string">
            <text:p>VELASCO </text:p>
          </table:table-cell>
          <table:table-cell office:value-type="string">
            <text:p>GOMEZ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31">
            <text:p>531</text:p>
          </table:table-cell>
          <table:table-cell office:value-type="string">
            <text:p>DIP. REPRESENTACIÓN PROPORCIONAL</text:p>
          </table:table-cell>
          <table:table-cell office:value-type="float" office:value="23">
            <text:p>23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FELIPE IVAN</text:p>
          </table:table-cell>
          <table:table-cell office:value-type="string">
            <text:p>ANAYA </text:p>
          </table:table-cell>
          <table:table-cell office:value-type="string">
            <text:p>FLORES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32">
            <text:p>532</text:p>
          </table:table-cell>
          <table:table-cell office:value-type="string">
            <text:p>DIP. REPRESENTACIÓN PROPORCIONAL</text:p>
          </table:table-cell>
          <table:table-cell office:value-type="float" office:value="24">
            <text:p>24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<text:s/>FRANCISCO JAVIER</text:p>
          </table:table-cell>
          <table:table-cell office:value-type="string">
            <text:p>ACOSTA</text:p>
          </table:table-cell>
          <table:table-cell office:value-type="string">
            <text:p><text:s/>MINQUINI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33">
            <text:p>533</text:p>
          </table:table-cell>
          <table:table-cell office:value-type="string">
            <text:p>DIP. REPRESENTACIÓN PROPORCIONAL</text:p>
          </table:table-cell>
          <table:table-cell office:value-type="float" office:value="24">
            <text:p>24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LAURA IRAIS</text:p>
          </table:table-cell>
          <table:table-cell office:value-type="string">
            <text:p>BALLESTEROS </text:p>
          </table:table-cell>
          <table:table-cell office:value-type="string">
            <text:p>MANCILLA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34">
            <text:p>534</text:p>
          </table:table-cell>
          <table:table-cell office:value-type="string">
            <text:p>DIP. REPRESENTACIÓN PROPORCIONAL</text:p>
          </table:table-cell>
          <table:table-cell office:value-type="float" office:value="25">
            <text:p>25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OSCAR</text:p>
          </table:table-cell>
          <table:table-cell office:value-type="string">
            <text:p>VALENCIA </text:p>
          </table:table-cell>
          <table:table-cell office:value-type="string">
            <text:p>VILLA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35">
            <text:p>535</text:p>
          </table:table-cell>
          <table:table-cell office:value-type="string">
            <text:p>DIP. REPRESENTACIÓN PROPORCIONAL</text:p>
          </table:table-cell>
          <table:table-cell office:value-type="float" office:value="25">
            <text:p>25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LEYLA JOSEFINA</text:p>
          </table:table-cell>
          <table:table-cell office:value-type="string">
            <text:p>ZAVALA </text:p>
          </table:table-cell>
          <table:table-cell office:value-type="string">
            <text:p>GUIDI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DIP. REPRESENTACIÓN PROPORCIONAL</text:p>
          </table:table-cell>
          <table:table-cell office:value-type="float" office:value="26">
            <text:p>26</text:p>
          </table:table-cell>
          <table:table-cell office:value-type="string">
            <text:p>pro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DEUNIS IVETTE</text:p>
          </table:table-cell>
          <table:table-cell office:value-type="string">
            <text:p>MEADE </text:p>
          </table:table-cell>
          <table:table-cell office:value-type="string">
            <text:p>GAUDRY </text:p>
          </table:table-cell>
          <table:table-cell office:value-type="string">
            <text:p>24-May-06</text:p>
          </table:table-cell>
        </table:table-row>
        <table:table-row table:style-name="ro2">
          <table:table-cell office:value-type="float" office:value="537">
            <text:p>537</text:p>
          </table:table-cell>
          <table:table-cell office:value-type="string">
            <text:p>DIP. REPRESENTACIÓN PROPORCIONAL</text:p>
          </table:table-cell>
          <table:table-cell office:value-type="float" office:value="26">
            <text:p>26</text:p>
          </table:table-cell>
          <table:table-cell office:value-type="string">
            <text:p>sup</text:p>
          </table:table-cell>
          <table:table-cell office:value-type="string">
            <text:p>pan</text:p>
          </table:table-cell>
          <table:table-cell office:value-type="float" office:value="2006">
            <text:p>2006</text:p>
          </table:table-cell>
          <table:table-cell office:value-type="string">
            <text:p>RUBEN</text:p>
          </table:table-cell>
          <table:table-cell office:value-type="string">
            <text:p>OTAMENDI </text:p>
          </table:table-cell>
          <table:table-cell office:value-type="string">
            <text:p>GAMBO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38">
            <text:p>538</text:p>
          </table:table-cell>
          <table:table-cell office:value-type="string">
            <text:p>DIP. REPRESENTACIÓN PROPORCIONAL</text:p>
          </table:table-cell>
          <table:table-cell office:value-type="float" office:value="1">
            <text:p>1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ORGE FEDERICO</text:p>
          </table:table-cell>
          <table:table-cell office:value-type="string">
            <text:p>SCHIAFFINO </text:p>
          </table:table-cell>
          <table:table-cell office:value-type="string">
            <text:p>ISUNZ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39">
            <text:p>539</text:p>
          </table:table-cell>
          <table:table-cell office:value-type="string">
            <text:p>DIP. REPRESENTACIÓN PROPORCIONAL</text:p>
          </table:table-cell>
          <table:table-cell office:value-type="float" office:value="1">
            <text:p>1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ALICIA VIRGINIA</text:p>
          </table:table-cell>
          <table:table-cell office:value-type="string">
            <text:p>TELLEZ <text:s/></text:p>
          </table:table-cell>
          <table:table-cell office:value-type="string">
            <text:p>SANCHEZ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40">
            <text:p>540</text:p>
          </table:table-cell>
          <table:table-cell office:value-type="string">
            <text:p>DIP. REPRESENTACIÓN PROPORCIONAL</text:p>
          </table:table-cell>
          <table:table-cell office:value-type="float" office:value="2">
            <text:p>2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MARIA DEL CARMEN</text:p>
          </table:table-cell>
          <table:table-cell office:value-type="string">
            <text:p>PERALTA</text:p>
          </table:table-cell>
          <table:table-cell office:value-type="string">
            <text:p><text:s/>VAQUEIRO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41">
            <text:p>541</text:p>
          </table:table-cell>
          <table:table-cell office:value-type="string">
            <text:p>DIP. REPRESENTACIÓN PROPORCIONAL</text:p>
          </table:table-cell>
          <table:table-cell office:value-type="float" office:value="2">
            <text:p>2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OSE ANTONIO</text:p>
          </table:table-cell>
          <table:table-cell office:value-type="string">
            <text:p>ARZATE <text:s/></text:p>
          </table:table-cell>
          <table:table-cell office:value-type="string">
            <text:p>FLORES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42">
            <text:p>542</text:p>
          </table:table-cell>
          <table:table-cell office:value-type="string">
            <text:p>DIP. REPRESENTACIÓN PROPORCIONAL</text:p>
          </table:table-cell>
          <table:table-cell office:value-type="float" office:value="3">
            <text:p>3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MARTIN CARLOS</text:p>
          </table:table-cell>
          <table:table-cell office:value-type="string">
            <text:p>OLAVARRIETA </text:p>
          </table:table-cell>
          <table:table-cell office:value-type="string">
            <text:p>MALDONADO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43">
            <text:p>543</text:p>
          </table:table-cell>
          <table:table-cell office:value-type="string">
            <text:p>DIP. REPRESENTACIÓN PROPORCIONAL</text:p>
          </table:table-cell>
          <table:table-cell office:value-type="float" office:value="3">
            <text:p>3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SERGIO</text:p>
          </table:table-cell>
          <table:table-cell office:value-type="string">
            <text:p>JIMENEZ </text:p>
          </table:table-cell>
          <table:table-cell office:value-type="string">
            <text:p>BARRIOS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44">
            <text:p>544</text:p>
          </table:table-cell>
          <table:table-cell office:value-type="string">
            <text:p>DIP. REPRESENTACIÓN PROPORCIONAL</text:p>
          </table:table-cell>
          <table:table-cell office:value-type="float" office:value="4">
            <text:p>4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LEONARDO</text:p>
          </table:table-cell>
          <table:table-cell office:value-type="string">
            <text:p>ALVAREZ </text:p>
          </table:table-cell>
          <table:table-cell office:value-type="string">
            <text:p>ROMO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45">
            <text:p>545</text:p>
          </table:table-cell>
          <table:table-cell office:value-type="string">
            <text:p>DIP. REPRESENTACIÓN PROPORCIONAL</text:p>
          </table:table-cell>
          <table:table-cell office:value-type="float" office:value="4">
            <text:p>4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OSE FERNANDO</text:p>
          </table:table-cell>
          <table:table-cell office:value-type="string">
            <text:p>PEÑA </text:p>
          </table:table-cell>
          <table:table-cell office:value-type="string">
            <text:p>GARAVITO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46">
            <text:p>546</text:p>
          </table:table-cell>
          <table:table-cell office:value-type="string">
            <text:p>DIP. REPRESENTACIÓN PROPORCIONAL</text:p>
          </table:table-cell>
          <table:table-cell office:value-type="float" office:value="5">
            <text:p>5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MARCO ANTONIO</text:p>
          </table:table-cell>
          <table:table-cell office:value-type="string">
            <text:p>GARCIA </text:p>
          </table:table-cell>
          <table:table-cell office:value-type="string">
            <text:p>AYAL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47">
            <text:p>547</text:p>
          </table:table-cell>
          <table:table-cell office:value-type="string">
            <text:p>DIP. REPRESENTACIÓN PROPORCIONAL</text:p>
          </table:table-cell>
          <table:table-cell office:value-type="float" office:value="5">
            <text:p>5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CANO SYLVIA ELENA</text:p>
          </table:table-cell>
          <table:table-cell office:value-type="string">
            <text:p>GASCON </text:p>
          </table:table-cell>
          <table:table-cell office:value-type="string">
            <text:p>LOP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48">
            <text:p>548</text:p>
          </table:table-cell>
          <table:table-cell office:value-type="string">
            <text:p>DIP. REPRESENTACIÓN PROPORCIONAL</text:p>
          </table:table-cell>
          <table:table-cell office:value-type="float" office:value="6">
            <text:p>6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ANA LUISA</text:p>
          </table:table-cell>
          <table:table-cell office:value-type="string">
            <text:p>ALVARADO </text:p>
          </table:table-cell>
          <table:table-cell office:value-type="string">
            <text:p>VILLAZON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49">
            <text:p>549</text:p>
          </table:table-cell>
          <table:table-cell office:value-type="string">
            <text:p>DIP. REPRESENTACIÓN PROPORCIONAL</text:p>
          </table:table-cell>
          <table:table-cell office:value-type="float" office:value="6">
            <text:p>6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FRANCISCO XAVIER</text:p>
          </table:table-cell>
          <table:table-cell office:value-type="string">
            <text:p>ALVARADO </text:p>
          </table:table-cell>
          <table:table-cell office:value-type="string">
            <text:p>VILLAZON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50">
            <text:p>550</text:p>
          </table:table-cell>
          <table:table-cell office:value-type="string">
            <text:p>DIP. REPRESENTACIÓN PROPORCIONAL</text:p>
          </table:table-cell>
          <table:table-cell office:value-type="float" office:value="7">
            <text:p>7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ARMANDO TONATIUH</text:p>
          </table:table-cell>
          <table:table-cell office:value-type="string">
            <text:p>GONZALEZ <text:s/></text:p>
          </table:table-cell>
          <table:table-cell office:value-type="string">
            <text:p>CASE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51">
            <text:p>551</text:p>
          </table:table-cell>
          <table:table-cell office:value-type="string">
            <text:p>DIP. REPRESENTACIÓN PROPORCIONAL</text:p>
          </table:table-cell>
          <table:table-cell office:value-type="float" office:value="7">
            <text:p>7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DIEGO</text:p>
          </table:table-cell>
          <table:table-cell office:value-type="string">
            <text:p>VALDEZ </text:p>
          </table:table-cell>
          <table:table-cell office:value-type="string">
            <text:p>MEDINA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52">
            <text:p>552</text:p>
          </table:table-cell>
          <table:table-cell office:value-type="string">
            <text:p>DIP. REPRESENTACIÓN PROPORCIONAL</text:p>
          </table:table-cell>
          <table:table-cell office:value-type="float" office:value="8">
            <text:p>8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LUIS ANTONIO</text:p>
          </table:table-cell>
          <table:table-cell office:value-type="string">
            <text:p>GONZALEZ </text:p>
          </table:table-cell>
          <table:table-cell office:value-type="string">
            <text:p>ROLDAN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53">
            <text:p>553</text:p>
          </table:table-cell>
          <table:table-cell office:value-type="string">
            <text:p>DIP. REPRESENTACIÓN PROPORCIONAL</text:p>
          </table:table-cell>
          <table:table-cell office:value-type="float" office:value="8">
            <text:p>8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ZULY</text:p>
          </table:table-cell>
          <table:table-cell office:value-type="string">
            <text:p>FERIA <text:s/></text:p>
          </table:table-cell>
          <table:table-cell office:value-type="string">
            <text:p>VALENCIA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54">
            <text:p>554</text:p>
          </table:table-cell>
          <table:table-cell office:value-type="string">
            <text:p>DIP. REPRESENTACIÓN PROPORCIONAL</text:p>
          </table:table-cell>
          <table:table-cell office:value-type="float" office:value="9">
            <text:p>9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CLAUDIA</text:p>
          </table:table-cell>
          <table:table-cell office:value-type="string">
            <text:p>RUIZ MASSIEU </text:p>
          </table:table-cell>
          <table:table-cell office:value-type="string">
            <text:p>SALINAS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55">
            <text:p>555</text:p>
          </table:table-cell>
          <table:table-cell office:value-type="string">
            <text:p>DIP. REPRESENTACIÓN PROPORCIONAL</text:p>
          </table:table-cell>
          <table:table-cell office:value-type="float" office:value="9">
            <text:p>9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CESAR ROGERIO</text:p>
          </table:table-cell>
          <table:table-cell office:value-type="string">
            <text:p>PELLICER <text:s/></text:p>
          </table:table-cell>
          <table:table-cell office:value-type="string">
            <text:p>AGUIRRE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56">
            <text:p>556</text:p>
          </table:table-cell>
          <table:table-cell office:value-type="string">
            <text:p>DIP. REPRESENTACIÓN PROPORCIONAL</text:p>
          </table:table-cell>
          <table:table-cell office:value-type="float" office:value="10">
            <text:p>10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ORGE</text:p>
          </table:table-cell>
          <table:table-cell office:value-type="string">
            <text:p>HERRERA </text:p>
          </table:table-cell>
          <table:table-cell office:value-type="string">
            <text:p>MARTIN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57">
            <text:p>557</text:p>
          </table:table-cell>
          <table:table-cell office:value-type="string">
            <text:p>DIP. REPRESENTACIÓN PROPORCIONAL</text:p>
          </table:table-cell>
          <table:table-cell office:value-type="float" office:value="10">
            <text:p>10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CANET FERNANDO</text:p>
          </table:table-cell>
          <table:table-cell office:value-type="string">
            <text:p>SOLIS CAMARA </text:p>
          </table:table-cell>
          <table:table-cell office:value-type="string">
            <text:p>Y JIMEN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58">
            <text:p>558</text:p>
          </table:table-cell>
          <table:table-cell office:value-type="string">
            <text:p>DIP. REPRESENTACIÓN PROPORCIONAL</text:p>
          </table:table-cell>
          <table:table-cell office:value-type="float" office:value="11">
            <text:p>11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SONIA</text:p>
          </table:table-cell>
          <table:table-cell office:value-type="string">
            <text:p>SALAZAR </text:p>
          </table:table-cell>
          <table:table-cell office:value-type="string">
            <text:p>HAM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59">
            <text:p>559</text:p>
          </table:table-cell>
          <table:table-cell office:value-type="string">
            <text:p>DIP. REPRESENTACIÓN PROPORCIONAL</text:p>
          </table:table-cell>
          <table:table-cell office:value-type="float" office:value="11">
            <text:p>11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SALVADOR</text:p>
          </table:table-cell>
          <table:table-cell office:value-type="string">
            <text:p>AVILA </text:p>
          </table:table-cell>
          <table:table-cell office:value-type="string">
            <text:p>SALCED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60">
            <text:p>560</text:p>
          </table:table-cell>
          <table:table-cell office:value-type="string">
            <text:p>DIP. REPRESENTACIÓN PROPORCIONAL</text:p>
          </table:table-cell>
          <table:table-cell office:value-type="float" office:value="12">
            <text:p>12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ISRAEL</text:p>
          </table:table-cell>
          <table:table-cell office:value-type="string">
            <text:p>BETANZOS </text:p>
          </table:table-cell>
          <table:table-cell office:value-type="string">
            <text:p>CORTES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61">
            <text:p>561</text:p>
          </table:table-cell>
          <table:table-cell office:value-type="string">
            <text:p>DIP. REPRESENTACIÓN PROPORCIONAL</text:p>
          </table:table-cell>
          <table:table-cell office:value-type="float" office:value="12">
            <text:p>12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MARTHA EUGENIA</text:p>
          </table:table-cell>
          <table:table-cell office:value-type="string">
            <text:p>OCHOA </text:p>
          </table:table-cell>
          <table:table-cell office:value-type="string">
            <text:p>QUIJAD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62">
            <text:p>562</text:p>
          </table:table-cell>
          <table:table-cell office:value-type="string">
            <text:p>DIP. REPRESENTACIÓN PROPORCIONAL</text:p>
          </table:table-cell>
          <table:table-cell office:value-type="float" office:value="13">
            <text:p>13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OSE</text:p>
          </table:table-cell>
          <table:table-cell office:value-type="string">
            <text:p>JIMENEZ</text:p>
          </table:table-cell>
          <table:table-cell office:value-type="string">
            <text:p><text:s/>LOP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63">
            <text:p>563</text:p>
          </table:table-cell>
          <table:table-cell office:value-type="string">
            <text:p>DIP. REPRESENTACIÓN PROPORCIONAL</text:p>
          </table:table-cell>
          <table:table-cell office:value-type="float" office:value="13">
            <text:p>13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ERNESTO</text:p>
          </table:table-cell>
          <table:table-cell office:value-type="string">
            <text:p>GARCIA <text:s/></text:p>
          </table:table-cell>
          <table:table-cell office:value-type="string">
            <text:p>ELIZALDE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64">
            <text:p>564</text:p>
          </table:table-cell>
          <table:table-cell office:value-type="string">
            <text:p>DIP. REPRESENTACIÓN PROPORCIONAL</text:p>
          </table:table-cell>
          <table:table-cell office:value-type="float" office:value="14">
            <text:p>14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EMILIA PATRICIA</text:p>
          </table:table-cell>
          <table:table-cell office:value-type="string">
            <text:p>GOMEZ </text:p>
          </table:table-cell>
          <table:table-cell office:value-type="string">
            <text:p>BRAVO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65">
            <text:p>565</text:p>
          </table:table-cell>
          <table:table-cell office:value-type="string">
            <text:p>DIP. REPRESENTACIÓN PROPORCIONAL</text:p>
          </table:table-cell>
          <table:table-cell office:value-type="float" office:value="14">
            <text:p>14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ANA LAURA</text:p>
          </table:table-cell>
          <table:table-cell office:value-type="string">
            <text:p>LUNA </text:p>
          </table:table-cell>
          <table:table-cell office:value-type="string">
            <text:p>CORI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66">
            <text:p>566</text:p>
          </table:table-cell>
          <table:table-cell office:value-type="string">
            <text:p>DIP. REPRESENTACIÓN PROPORCIONAL</text:p>
          </table:table-cell>
          <table:table-cell office:value-type="float" office:value="15">
            <text:p>15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ORGE</text:p>
          </table:table-cell>
          <table:table-cell office:value-type="string">
            <text:p>SANDOVAL </text:p>
          </table:table-cell>
          <table:table-cell office:value-type="string">
            <text:p>NUÑ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67">
            <text:p>567</text:p>
          </table:table-cell>
          <table:table-cell office:value-type="string">
            <text:p>DIP. REPRESENTACIÓN PROPORCIONAL</text:p>
          </table:table-cell>
          <table:table-cell office:value-type="float" office:value="15">
            <text:p>15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ENRIQUE</text:p>
          </table:table-cell>
          <table:table-cell office:value-type="string">
            <text:p>ALVAREZ </text:p>
          </table:table-cell>
          <table:table-cell office:value-type="string">
            <text:p>RAY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68">
            <text:p>568</text:p>
          </table:table-cell>
          <table:table-cell office:value-type="string">
            <text:p>DIP. REPRESENTACIÓN PROPORCIONAL</text:p>
          </table:table-cell>
          <table:table-cell office:value-type="float" office:value="16">
            <text:p>16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GERARDO MANUEL</text:p>
          </table:table-cell>
          <table:table-cell office:value-type="string">
            <text:p>RAMIREZ </text:p>
          </table:table-cell>
          <table:table-cell office:value-type="string">
            <text:p>ORNELAS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69">
            <text:p>569</text:p>
          </table:table-cell>
          <table:table-cell office:value-type="string">
            <text:p>DIP. REPRESENTACIÓN PROPORCIONAL</text:p>
          </table:table-cell>
          <table:table-cell office:value-type="float" office:value="16">
            <text:p>16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MONTSERRAT</text:p>
          </table:table-cell>
          <table:table-cell office:value-type="string">
            <text:p>FERNANDEZ </text:p>
          </table:table-cell>
          <table:table-cell office:value-type="string">
            <text:p>CRU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70">
            <text:p>570</text:p>
          </table:table-cell>
          <table:table-cell office:value-type="string">
            <text:p>DIP. REPRESENTACIÓN PROPORCIONAL</text:p>
          </table:table-cell>
          <table:table-cell office:value-type="float" office:value="17">
            <text:p>17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PEDRO MIGUEL</text:p>
          </table:table-cell>
          <table:table-cell office:value-type="string">
            <text:p>HACES </text:p>
          </table:table-cell>
          <table:table-cell office:value-type="string">
            <text:p>BARB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71">
            <text:p>571</text:p>
          </table:table-cell>
          <table:table-cell office:value-type="string">
            <text:p>DIP. REPRESENTACIÓN PROPORCIONAL</text:p>
          </table:table-cell>
          <table:table-cell office:value-type="float" office:value="17">
            <text:p>17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GUSTAVO</text:p>
          </table:table-cell>
          <table:table-cell office:value-type="string">
            <text:p>GONZALEZ </text:p>
          </table:table-cell>
          <table:table-cell office:value-type="string">
            <text:p>ORTEG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72">
            <text:p>572</text:p>
          </table:table-cell>
          <table:table-cell office:value-type="string">
            <text:p>DIP. REPRESENTACIÓN PROPORCIONAL</text:p>
          </table:table-cell>
          <table:table-cell office:value-type="float" office:value="18">
            <text:p>18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MARIA ALEJANDRA</text:p>
          </table:table-cell>
          <table:table-cell office:value-type="string">
            <text:p>BARRIOS </text:p>
          </table:table-cell>
          <table:table-cell office:value-type="string">
            <text:p>RICHAR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73">
            <text:p>573</text:p>
          </table:table-cell>
          <table:table-cell office:value-type="string">
            <text:p>DIP. REPRESENTACIÓN PROPORCIONAL</text:p>
          </table:table-cell>
          <table:table-cell office:value-type="float" office:value="18">
            <text:p>18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MIGUEL DARIO</text:p>
          </table:table-cell>
          <table:table-cell office:value-type="string">
            <text:p>ALBARRAN <text:s/></text:p>
          </table:table-cell>
          <table:table-cell office:value-type="string">
            <text:p>ALEMAN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74">
            <text:p>574</text:p>
          </table:table-cell>
          <table:table-cell office:value-type="string">
            <text:p>DIP. REPRESENTACIÓN PROPORCIONAL</text:p>
          </table:table-cell>
          <table:table-cell office:value-type="float" office:value="19">
            <text:p>19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JOSE LUIS</text:p>
          </table:table-cell>
          <table:table-cell office:value-type="string">
            <text:p>MATABUENA </text:p>
          </table:table-cell>
          <table:table-cell office:value-type="string">
            <text:p>RAMIREZ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75">
            <text:p>575</text:p>
          </table:table-cell>
          <table:table-cell office:value-type="string">
            <text:p>DIP. REPRESENTACIÓN PROPORCIONAL</text:p>
          </table:table-cell>
          <table:table-cell office:value-type="float" office:value="19">
            <text:p>19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LUIS GERARDO</text:p>
          </table:table-cell>
          <table:table-cell office:value-type="string">
            <text:p>QUIJANO </text:p>
          </table:table-cell>
          <table:table-cell office:value-type="string">
            <text:p>MORALES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76">
            <text:p>576</text:p>
          </table:table-cell>
          <table:table-cell office:value-type="string">
            <text:p>DIP. REPRESENTACIÓN PROPORCIONAL</text:p>
          </table:table-cell>
          <table:table-cell office:value-type="float" office:value="20">
            <text:p>20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LAURA CECILIA</text:p>
          </table:table-cell>
          <table:table-cell office:value-type="string">
            <text:p>FIGUEROA </text:p>
          </table:table-cell>
          <table:table-cell office:value-type="string">
            <text:p>GUTIERREZ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77">
            <text:p>577</text:p>
          </table:table-cell>
          <table:table-cell office:value-type="string">
            <text:p>DIP. REPRESENTACIÓN PROPORCIONAL</text:p>
          </table:table-cell>
          <table:table-cell office:value-type="float" office:value="20">
            <text:p>20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JOSE TRINIDAD</text:p>
          </table:table-cell>
          <table:table-cell office:value-type="string">
            <text:p>BLAS</text:p>
          </table:table-cell>
          <table:table-cell office:value-type="string">
            <text:p><text:s/>JIMEN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78">
            <text:p>578</text:p>
          </table:table-cell>
          <table:table-cell office:value-type="string">
            <text:p>DIP. REPRESENTACIÓN PROPORCIONAL</text:p>
          </table:table-cell>
          <table:table-cell office:value-type="float" office:value="21">
            <text:p>21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ROBERTO</text:p>
          </table:table-cell>
          <table:table-cell office:value-type="string">
            <text:p>REBOLLO </text:p>
          </table:table-cell>
          <table:table-cell office:value-type="string">
            <text:p>VIVERO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79">
            <text:p>579</text:p>
          </table:table-cell>
          <table:table-cell office:value-type="string">
            <text:p>DIP. REPRESENTACIÓN PROPORCIONAL</text:p>
          </table:table-cell>
          <table:table-cell office:value-type="float" office:value="21">
            <text:p>21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MA. CRISTINA</text:p>
          </table:table-cell>
          <table:table-cell office:value-type="string">
            <text:p>MERCADO</text:p>
          </table:table-cell>
          <table:table-cell office:value-type="string">
            <text:p><text:s/>MARIN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80">
            <text:p>580</text:p>
          </table:table-cell>
          <table:table-cell office:value-type="string">
            <text:p>DIP. REPRESENTACIÓN PROPORCIONAL</text:p>
          </table:table-cell>
          <table:table-cell office:value-type="float" office:value="22">
            <text:p>22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MANUEL</text:p>
          </table:table-cell>
          <table:table-cell office:value-type="string">
            <text:p>ALQUICIRA </text:p>
          </table:table-cell>
          <table:table-cell office:value-type="string">
            <text:p>GEORGE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81">
            <text:p>581</text:p>
          </table:table-cell>
          <table:table-cell office:value-type="string">
            <text:p>DIP. REPRESENTACIÓN PROPORCIONAL</text:p>
          </table:table-cell>
          <table:table-cell office:value-type="float" office:value="22">
            <text:p>22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SOFIA NICTEHA</text:p>
          </table:table-cell>
          <table:table-cell office:value-type="string">
            <text:p>SORIANO </text:p>
          </table:table-cell>
          <table:table-cell office:value-type="string">
            <text:p>PORRAS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82">
            <text:p>582</text:p>
          </table:table-cell>
          <table:table-cell office:value-type="string">
            <text:p>DIP. REPRESENTACIÓN PROPORCIONAL</text:p>
          </table:table-cell>
          <table:table-cell office:value-type="float" office:value="23">
            <text:p>23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GLORIA EDNA</text:p>
          </table:table-cell>
          <table:table-cell office:value-type="string">
            <text:p>CHAPA </text:p>
          </table:table-cell>
          <table:table-cell office:value-type="string">
            <text:p>RESEND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83">
            <text:p>583</text:p>
          </table:table-cell>
          <table:table-cell office:value-type="string">
            <text:p>DIP. REPRESENTACIÓN PROPORCIONAL</text:p>
          </table:table-cell>
          <table:table-cell office:value-type="float" office:value="23">
            <text:p>23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SERGIO ADAN</text:p>
          </table:table-cell>
          <table:table-cell office:value-type="string">
            <text:p>FLORES </text:p>
          </table:table-cell>
          <table:table-cell office:value-type="string">
            <text:p>ARMENT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84">
            <text:p>584</text:p>
          </table:table-cell>
          <table:table-cell office:value-type="string">
            <text:p>DIP. REPRESENTACIÓN PROPORCIONAL</text:p>
          </table:table-cell>
          <table:table-cell office:value-type="float" office:value="24">
            <text:p>24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EUGENIO PIO</text:p>
          </table:table-cell>
          <table:table-cell office:value-type="string">
            <text:p>ALBUERNE </text:p>
          </table:table-cell>
          <table:table-cell office:value-type="string">
            <text:p>PIÑ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85">
            <text:p>585</text:p>
          </table:table-cell>
          <table:table-cell office:value-type="string">
            <text:p>DIP. REPRESENTACIÓN PROPORCIONAL</text:p>
          </table:table-cell>
          <table:table-cell office:value-type="float" office:value="24">
            <text:p>24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<text:s/>HARRY GERARDO</text:p>
          </table:table-cell>
          <table:table-cell office:value-type="string">
            <text:p>RODRIGUEZ </text:p>
          </table:table-cell>
          <table:table-cell office:value-type="string">
            <text:p>BOTELLO FIERRO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86">
            <text:p>586</text:p>
          </table:table-cell>
          <table:table-cell office:value-type="string">
            <text:p>DIP. REPRESENTACIÓN PROPORCIONAL</text:p>
          </table:table-cell>
          <table:table-cell office:value-type="float" office:value="25">
            <text:p>25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OSCAR</text:p>
          </table:table-cell>
          <table:table-cell office:value-type="string">
            <text:p>CARMONA </text:p>
          </table:table-cell>
          <table:table-cell office:value-type="string">
            <text:p>BELTRAN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87">
            <text:p>587</text:p>
          </table:table-cell>
          <table:table-cell office:value-type="string">
            <text:p>DIP. REPRESENTACIÓN PROPORCIONAL</text:p>
          </table:table-cell>
          <table:table-cell office:value-type="float" office:value="25">
            <text:p>25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FERNANDO</text:p>
          </table:table-cell>
          <table:table-cell office:value-type="string">
            <text:p>GARIBAY <text:s/></text:p>
          </table:table-cell>
          <table:table-cell office:value-type="string">
            <text:p>PALOMINO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88">
            <text:p>588</text:p>
          </table:table-cell>
          <table:table-cell office:value-type="string">
            <text:p>DIP. REPRESENTACIÓN PROPORCIONAL</text:p>
          </table:table-cell>
          <table:table-cell office:value-type="float" office:value="26">
            <text:p>26</text:p>
          </table:table-cell>
          <table:table-cell office:value-type="string">
            <text:p>pro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CLAUDIA</text:p>
          </table:table-cell>
          <table:table-cell office:value-type="string">
            <text:p>GARCIA <text:s/></text:p>
          </table:table-cell>
          <table:table-cell office:value-type="string">
            <text:p>MORENO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89">
            <text:p>589</text:p>
          </table:table-cell>
          <table:table-cell office:value-type="string">
            <text:p>DIP. REPRESENTACIÓN PROPORCIONAL</text:p>
          </table:table-cell>
          <table:table-cell office:value-type="float" office:value="26">
            <text:p>26</text:p>
          </table:table-cell>
          <table:table-cell office:value-type="string">
            <text:p>sup</text:p>
          </table:table-cell>
          <table:table-cell office:value-type="string">
            <text:p>cuplc</text:p>
          </table:table-cell>
          <table:table-cell office:value-type="float" office:value="2006">
            <text:p>2006</text:p>
          </table:table-cell>
          <table:table-cell office:value-type="string">
            <text:p>KARLA GRACIELA</text:p>
          </table:table-cell>
          <table:table-cell office:value-type="string">
            <text:p>BELTRAN </text:p>
          </table:table-cell>
          <table:table-cell office:value-type="string">
            <text:p>BARRER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90">
            <text:p>590</text:p>
          </table:table-cell>
          <table:table-cell office:value-type="string">
            <text:p>DIP. REPRESENTACIÓN PROPORCIONAL</text:p>
          </table:table-cell>
          <table:table-cell office:value-type="float" office:value="1">
            <text:p>1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JOSE</text:p>
          </table:table-cell>
          <table:table-cell office:value-type="string">
            <text:p>SANCHEZ </text:p>
          </table:table-cell>
          <table:table-cell office:value-type="string">
            <text:p>JUAR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91">
            <text:p>591</text:p>
          </table:table-cell>
          <table:table-cell office:value-type="string">
            <text:p>DIP. REPRESENTACIÓN PROPORCIONAL</text:p>
          </table:table-cell>
          <table:table-cell office:value-type="float" office:value="1">
            <text:p>1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JOEL</text:p>
          </table:table-cell>
          <table:table-cell office:value-type="string">
            <text:p>FLORES <text:s/></text:p>
          </table:table-cell>
          <table:table-cell office:value-type="string">
            <text:p>GALVAN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92">
            <text:p>592</text:p>
          </table:table-cell>
          <table:table-cell office:value-type="string">
            <text:p>DIP. REPRESENTACIÓN PROPORCIONAL</text:p>
          </table:table-cell>
          <table:table-cell office:value-type="float" office:value="2">
            <text:p>2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ONESIMO</text:p>
          </table:table-cell>
          <table:table-cell office:value-type="string">
            <text:p>DEL OLMO </text:p>
          </table:table-cell>
          <table:table-cell office:value-type="string">
            <text:p>BAUTIST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93">
            <text:p>593</text:p>
          </table:table-cell>
          <table:table-cell office:value-type="string">
            <text:p>DIP. REPRESENTACIÓN PROPORCIONAL</text:p>
          </table:table-cell>
          <table:table-cell office:value-type="float" office:value="2">
            <text:p>2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GRACIELA</text:p>
          </table:table-cell>
          <table:table-cell office:value-type="string">
            <text:p>VAZQUEZ </text:p>
          </table:table-cell>
          <table:table-cell office:value-type="string">
            <text:p>MENDOZ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94">
            <text:p>594</text:p>
          </table:table-cell>
          <table:table-cell office:value-type="string">
            <text:p>DIP. REPRESENTACIÓN PROPORCIONAL</text:p>
          </table:table-cell>
          <table:table-cell office:value-type="float" office:value="3">
            <text:p>3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TERESA</text:p>
          </table:table-cell>
          <table:table-cell office:value-type="string">
            <text:p>ROBLES </text:p>
          </table:table-cell>
          <table:table-cell office:value-type="string">
            <text:p>COLIN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95">
            <text:p>595</text:p>
          </table:table-cell>
          <table:table-cell office:value-type="string">
            <text:p>DIP. REPRESENTACIÓN PROPORCIONAL</text:p>
          </table:table-cell>
          <table:table-cell office:value-type="float" office:value="3">
            <text:p>3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MARIA REMEDIOS</text:p>
          </table:table-cell>
          <table:table-cell office:value-type="string">
            <text:p>PEREZ <text:s/></text:p>
          </table:table-cell>
          <table:table-cell office:value-type="string">
            <text:p>MENDOZA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96">
            <text:p>596</text:p>
          </table:table-cell>
          <table:table-cell office:value-type="string">
            <text:p>DIP. REPRESENTACIÓN PROPORCIONAL</text:p>
          </table:table-cell>
          <table:table-cell office:value-type="float" office:value="4">
            <text:p>4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DULCE JOSEFINA</text:p>
          </table:table-cell>
          <table:table-cell office:value-type="string">
            <text:p>VAZQUEZ </text:p>
          </table:table-cell>
          <table:table-cell office:value-type="string">
            <text:p>GARCI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97">
            <text:p>597</text:p>
          </table:table-cell>
          <table:table-cell office:value-type="string">
            <text:p>DIP. REPRESENTACIÓN PROPORCIONAL</text:p>
          </table:table-cell>
          <table:table-cell office:value-type="float" office:value="4">
            <text:p>4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LUCIA DOLORES</text:p>
          </table:table-cell>
          <table:table-cell office:value-type="string">
            <text:p>REYES </text:p>
          </table:table-cell>
          <table:table-cell office:value-type="string">
            <text:p>ORTEG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98">
            <text:p>598</text:p>
          </table:table-cell>
          <table:table-cell office:value-type="string">
            <text:p>DIP. REPRESENTACIÓN PROPORCIONAL</text:p>
          </table:table-cell>
          <table:table-cell office:value-type="float" office:value="5">
            <text:p>5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MIRIAM</text:p>
          </table:table-cell>
          <table:table-cell office:value-type="string">
            <text:p>PEREZ <text:s/></text:p>
          </table:table-cell>
          <table:table-cell office:value-type="string">
            <text:p>ACEVEDO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599">
            <text:p>599</text:p>
          </table:table-cell>
          <table:table-cell office:value-type="string">
            <text:p>DIP. REPRESENTACIÓN PROPORCIONAL</text:p>
          </table:table-cell>
          <table:table-cell office:value-type="float" office:value="5">
            <text:p>5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MAGDA LAURA</text:p>
          </table:table-cell>
          <table:table-cell office:value-type="string">
            <text:p>DE LA CRUZ </text:p>
          </table:table-cell>
          <table:table-cell office:value-type="string">
            <text:p>PELCASTRE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00">
            <text:p>600</text:p>
          </table:table-cell>
          <table:table-cell office:value-type="string">
            <text:p>DIP. REPRESENTACIÓN PROPORCIONAL</text:p>
          </table:table-cell>
          <table:table-cell office:value-type="float" office:value="6">
            <text:p>6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CARLOS NICOLAS</text:p>
          </table:table-cell>
          <table:table-cell office:value-type="string">
            <text:p>GARCIA DE LEON</text:p>
          </table:table-cell>
          <table:table-cell office:value-type="string">
            <text:p><text:s/>MORENO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01">
            <text:p>601</text:p>
          </table:table-cell>
          <table:table-cell office:value-type="string">
            <text:p>DIP. REPRESENTACIÓN PROPORCIONAL</text:p>
          </table:table-cell>
          <table:table-cell office:value-type="float" office:value="6">
            <text:p>6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RAMON</text:p>
          </table:table-cell>
          <table:table-cell office:value-type="string">
            <text:p>JIMENEZ </text:p>
          </table:table-cell>
          <table:table-cell office:value-type="string">
            <text:p>LOP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02">
            <text:p>602</text:p>
          </table:table-cell>
          <table:table-cell office:value-type="string">
            <text:p>DIP. REPRESENTACIÓN PROPORCIONAL</text:p>
          </table:table-cell>
          <table:table-cell office:value-type="float" office:value="7">
            <text:p>7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SUSANA</text:p>
          </table:table-cell>
          <table:table-cell office:value-type="string">
            <text:p>LEON </text:p>
          </table:table-cell>
          <table:table-cell office:value-type="string">
            <text:p>AGUILER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03">
            <text:p>603</text:p>
          </table:table-cell>
          <table:table-cell office:value-type="string">
            <text:p>DIP. REPRESENTACIÓN PROPORCIONAL</text:p>
          </table:table-cell>
          <table:table-cell office:value-type="float" office:value="7">
            <text:p>7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SILVIA YUNUEN</text:p>
          </table:table-cell>
          <table:table-cell office:value-type="string">
            <text:p>FLORES </text:p>
          </table:table-cell>
          <table:table-cell office:value-type="string">
            <text:p>LEON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04">
            <text:p>604</text:p>
          </table:table-cell>
          <table:table-cell office:value-type="string">
            <text:p>DIP. REPRESENTACIÓN PROPORCIONAL</text:p>
          </table:table-cell>
          <table:table-cell office:value-type="float" office:value="8">
            <text:p>8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GONZALO</text:p>
          </table:table-cell>
          <table:table-cell office:value-type="string">
            <text:p>PENICHE </text:p>
          </table:table-cell>
          <table:table-cell office:value-type="string">
            <text:p>GARCI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05">
            <text:p>605</text:p>
          </table:table-cell>
          <table:table-cell office:value-type="string">
            <text:p>DIP. REPRESENTACIÓN PROPORCIONAL</text:p>
          </table:table-cell>
          <table:table-cell office:value-type="float" office:value="8">
            <text:p>8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RAUL JOSE</text:p>
          </table:table-cell>
          <table:table-cell office:value-type="string">
            <text:p>CRUZ <text:s/></text:p>
          </table:table-cell>
          <table:table-cell office:value-type="string">
            <text:p>GUTIERREZ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06">
            <text:p>606</text:p>
          </table:table-cell>
          <table:table-cell office:value-type="string">
            <text:p>DIP. REPRESENTACIÓN PROPORCIONAL</text:p>
          </table:table-cell>
          <table:table-cell office:value-type="float" office:value="9">
            <text:p>9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ELSA PATRIA</text:p>
          </table:table-cell>
          <table:table-cell office:value-type="string">
            <text:p>JIMENEZ </text:p>
          </table:table-cell>
          <table:table-cell office:value-type="string">
            <text:p>FLORES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07">
            <text:p>607</text:p>
          </table:table-cell>
          <table:table-cell office:value-type="string">
            <text:p>DIP. REPRESENTACIÓN PROPORCIONAL</text:p>
          </table:table-cell>
          <table:table-cell office:value-type="float" office:value="9">
            <text:p>9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GLORIA ANGELICA</text:p>
          </table:table-cell>
          <table:table-cell office:value-type="string">
            <text:p>CAREAGA </text:p>
          </table:table-cell>
          <table:table-cell office:value-type="string">
            <text:p>PER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08">
            <text:p>608</text:p>
          </table:table-cell>
          <table:table-cell office:value-type="string">
            <text:p>DIP. REPRESENTACIÓN PROPORCIONAL</text:p>
          </table:table-cell>
          <table:table-cell office:value-type="float" office:value="10">
            <text:p>10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JOSE ALBERTO</text:p>
          </table:table-cell>
          <table:table-cell office:value-type="string">
            <text:p>DIAZ </text:p>
          </table:table-cell>
          <table:table-cell office:value-type="string">
            <text:p>OLIVER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09">
            <text:p>609</text:p>
          </table:table-cell>
          <table:table-cell office:value-type="string">
            <text:p>DIP. REPRESENTACIÓN PROPORCIONAL</text:p>
          </table:table-cell>
          <table:table-cell office:value-type="float" office:value="10">
            <text:p>10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OSCAR JESUS</text:p>
          </table:table-cell>
          <table:table-cell office:value-type="string">
            <text:p>MATEOS </text:p>
          </table:table-cell>
          <table:table-cell office:value-type="string">
            <text:p>MORATO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10">
            <text:p>610</text:p>
          </table:table-cell>
          <table:table-cell office:value-type="string">
            <text:p>DIP. REPRESENTACIÓN PROPORCIONAL</text:p>
          </table:table-cell>
          <table:table-cell office:value-type="float" office:value="11">
            <text:p>11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LUIS ALFONSO</text:p>
          </table:table-cell>
          <table:table-cell office:value-type="string">
            <text:p>BARTILOTTI </text:p>
          </table:table-cell>
          <table:table-cell office:value-type="string">
            <text:p>RODRIGUEZ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11">
            <text:p>611</text:p>
          </table:table-cell>
          <table:table-cell office:value-type="string">
            <text:p>DIP. REPRESENTACIÓN PROPORCIONAL</text:p>
          </table:table-cell>
          <table:table-cell office:value-type="float" office:value="11">
            <text:p>11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MARTHA ISABEL</text:p>
          </table:table-cell>
          <table:table-cell office:value-type="string">
            <text:p>OJEDA </text:p>
          </table:table-cell>
          <table:table-cell office:value-type="string">
            <text:p>MIRAND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12">
            <text:p>612</text:p>
          </table:table-cell>
          <table:table-cell office:value-type="string">
            <text:p>DIP. REPRESENTACIÓN PROPORCIONAL</text:p>
          </table:table-cell>
          <table:table-cell office:value-type="float" office:value="12">
            <text:p>12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NORMA ANGELICA</text:p>
          </table:table-cell>
          <table:table-cell office:value-type="string">
            <text:p>DIAZ </text:p>
          </table:table-cell>
          <table:table-cell office:value-type="string">
            <text:p>GOM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13">
            <text:p>613</text:p>
          </table:table-cell>
          <table:table-cell office:value-type="string">
            <text:p>DIP. REPRESENTACIÓN PROPORCIONAL</text:p>
          </table:table-cell>
          <table:table-cell office:value-type="float" office:value="12">
            <text:p>12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PAOLA GABRIELA</text:p>
          </table:table-cell>
          <table:table-cell office:value-type="string">
            <text:p>LEDEZMA </text:p>
          </table:table-cell>
          <table:table-cell office:value-type="string">
            <text:p>LOP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14">
            <text:p>614</text:p>
          </table:table-cell>
          <table:table-cell office:value-type="string">
            <text:p>DIP. REPRESENTACIÓN PROPORCIONAL</text:p>
          </table:table-cell>
          <table:table-cell office:value-type="float" office:value="13">
            <text:p>13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JOSE EDUARDO</text:p>
          </table:table-cell>
          <table:table-cell office:value-type="string">
            <text:p>NUÑEZ </text:p>
          </table:table-cell>
          <table:table-cell office:value-type="string">
            <text:p>DURAN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15">
            <text:p>615</text:p>
          </table:table-cell>
          <table:table-cell office:value-type="string">
            <text:p>DIP. REPRESENTACIÓN PROPORCIONAL</text:p>
          </table:table-cell>
          <table:table-cell office:value-type="float" office:value="13">
            <text:p>13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MARIO ALBERTO</text:p>
          </table:table-cell>
          <table:table-cell office:value-type="string">
            <text:p>GARCIA</text:p>
          </table:table-cell>
          <table:table-cell office:value-type="string">
            <text:p><text:s/>BRETON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16">
            <text:p>616</text:p>
          </table:table-cell>
          <table:table-cell office:value-type="string">
            <text:p>DIP. REPRESENTACIÓN PROPORCIONAL</text:p>
          </table:table-cell>
          <table:table-cell office:value-type="float" office:value="14">
            <text:p>14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EDITH <text:s/>PATRICIA</text:p>
          </table:table-cell>
          <table:table-cell office:value-type="string">
            <text:p>LORENZANA </text:p>
          </table:table-cell>
          <table:table-cell office:value-type="string">
            <text:p>ZAMOR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17">
            <text:p>617</text:p>
          </table:table-cell>
          <table:table-cell office:value-type="string">
            <text:p>DIP. REPRESENTACIÓN PROPORCIONAL</text:p>
          </table:table-cell>
          <table:table-cell office:value-type="float" office:value="14">
            <text:p>14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CECILIA DEL CARMEN</text:p>
          </table:table-cell>
          <table:table-cell office:value-type="string">
            <text:p>OLIVOS <text:s/></text:p>
          </table:table-cell>
          <table:table-cell office:value-type="string">
            <text:p>SANTOYO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18">
            <text:p>618</text:p>
          </table:table-cell>
          <table:table-cell office:value-type="string">
            <text:p>DIP. REPRESENTACIÓN PROPORCIONAL</text:p>
          </table:table-cell>
          <table:table-cell office:value-type="float" office:value="15">
            <text:p>15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ABEL</text:p>
          </table:table-cell>
          <table:table-cell office:value-type="string">
            <text:p>ESTEVA <text:s/></text:p>
          </table:table-cell>
          <table:table-cell office:value-type="string">
            <text:p>VALERDI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19">
            <text:p>619</text:p>
          </table:table-cell>
          <table:table-cell office:value-type="string">
            <text:p>DIP. REPRESENTACIÓN PROPORCIONAL</text:p>
          </table:table-cell>
          <table:table-cell office:value-type="float" office:value="15">
            <text:p>15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MARIA ELENA</text:p>
          </table:table-cell>
          <table:table-cell office:value-type="string">
            <text:p>CRUZ </text:p>
          </table:table-cell>
          <table:table-cell office:value-type="string">
            <text:p>YESCAS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20">
            <text:p>620</text:p>
          </table:table-cell>
          <table:table-cell office:value-type="string">
            <text:p>DIP. REPRESENTACIÓN PROPORCIONAL</text:p>
          </table:table-cell>
          <table:table-cell office:value-type="float" office:value="16">
            <text:p>16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ALBA DENI</text:p>
          </table:table-cell>
          <table:table-cell office:value-type="string">
            <text:p>LECHUGA </text:p>
          </table:table-cell>
          <table:table-cell office:value-type="string">
            <text:p>PINEDA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21">
            <text:p>621</text:p>
          </table:table-cell>
          <table:table-cell office:value-type="string">
            <text:p>DIP. REPRESENTACIÓN PROPORCIONAL</text:p>
          </table:table-cell>
          <table:table-cell office:value-type="float" office:value="16">
            <text:p>16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JULIA RACHEL</text:p>
          </table:table-cell>
          <table:table-cell office:value-type="string">
            <text:p>DUARTE </text:p>
          </table:table-cell>
          <table:table-cell office:value-type="string">
            <text:p>PER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22">
            <text:p>622</text:p>
          </table:table-cell>
          <table:table-cell office:value-type="string">
            <text:p>DIP. REPRESENTACIÓN PROPORCIONAL</text:p>
          </table:table-cell>
          <table:table-cell office:value-type="float" office:value="17">
            <text:p>17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JOEL MELQUIADES</text:p>
          </table:table-cell>
          <table:table-cell office:value-type="string">
            <text:p>ESCOBAR </text:p>
          </table:table-cell>
          <table:table-cell office:value-type="string">
            <text:p>CUAPIO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23">
            <text:p>623</text:p>
          </table:table-cell>
          <table:table-cell office:value-type="string">
            <text:p>DIP. REPRESENTACIÓN PROPORCIONAL</text:p>
          </table:table-cell>
          <table:table-cell office:value-type="float" office:value="17">
            <text:p>17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ARYANA</text:p>
          </table:table-cell>
          <table:table-cell office:value-type="string">
            <text:p>ORTIZ </text:p>
          </table:table-cell>
          <table:table-cell office:value-type="string">
            <text:p>RODRIGU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24">
            <text:p>624</text:p>
          </table:table-cell>
          <table:table-cell office:value-type="string">
            <text:p>DIP. REPRESENTACIÓN PROPORCIONAL</text:p>
          </table:table-cell>
          <table:table-cell office:value-type="float" office:value="18">
            <text:p>18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EZEQUIEL</text:p>
          </table:table-cell>
          <table:table-cell office:value-type="string">
            <text:p>SIERRA <text:s/></text:p>
          </table:table-cell>
          <table:table-cell office:value-type="string">
            <text:p>MONJARAS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25">
            <text:p>625</text:p>
          </table:table-cell>
          <table:table-cell office:value-type="string">
            <text:p>DIP. REPRESENTACIÓN PROPORCIONAL</text:p>
          </table:table-cell>
          <table:table-cell office:value-type="float" office:value="18">
            <text:p>18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ANTONIO</text:p>
          </table:table-cell>
          <table:table-cell office:value-type="string">
            <text:p>CHAVEZ </text:p>
          </table:table-cell>
          <table:table-cell office:value-type="string">
            <text:p>ALVEAR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26">
            <text:p>626</text:p>
          </table:table-cell>
          <table:table-cell office:value-type="string">
            <text:p>DIP. REPRESENTACIÓN PROPORCIONAL</text:p>
          </table:table-cell>
          <table:table-cell office:value-type="float" office:value="19">
            <text:p>19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DANIELA REINA</text:p>
          </table:table-cell>
          <table:table-cell office:value-type="string">
            <text:p>SERRANO </text:p>
          </table:table-cell>
          <table:table-cell office:value-type="string">
            <text:p>ALONSO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27">
            <text:p>627</text:p>
          </table:table-cell>
          <table:table-cell office:value-type="string">
            <text:p>DIP. REPRESENTACIÓN PROPORCIONAL</text:p>
          </table:table-cell>
          <table:table-cell office:value-type="float" office:value="19">
            <text:p>19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CLAUDIA ISABEL</text:p>
          </table:table-cell>
          <table:table-cell office:value-type="string">
            <text:p>ACHELL <text:s/></text:p>
          </table:table-cell>
          <table:table-cell office:value-type="string">
            <text:p>SANTOYO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28">
            <text:p>628</text:p>
          </table:table-cell>
          <table:table-cell office:value-type="string">
            <text:p>DIP. REPRESENTACIÓN PROPORCIONAL</text:p>
          </table:table-cell>
          <table:table-cell office:value-type="float" office:value="20">
            <text:p>20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MIGUEL</text:p>
          </table:table-cell>
          <table:table-cell office:value-type="string">
            <text:p>SOSA </text:p>
          </table:table-cell>
          <table:table-cell office:value-type="string">
            <text:p>TAN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29">
            <text:p>629</text:p>
          </table:table-cell>
          <table:table-cell office:value-type="string">
            <text:p>DIP. REPRESENTACIÓN PROPORCIONAL</text:p>
          </table:table-cell>
          <table:table-cell office:value-type="float" office:value="20">
            <text:p>20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JUAN CARLOS</text:p>
          </table:table-cell>
          <table:table-cell office:value-type="string">
            <text:p>TRILLO </text:p>
          </table:table-cell>
          <table:table-cell office:value-type="string">
            <text:p>DOMINGU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30">
            <text:p>630</text:p>
          </table:table-cell>
          <table:table-cell office:value-type="string">
            <text:p>DIP. REPRESENTACIÓN PROPORCIONAL</text:p>
          </table:table-cell>
          <table:table-cell office:value-type="float" office:value="21">
            <text:p>21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ROGELIO</text:p>
          </table:table-cell>
          <table:table-cell office:value-type="string">
            <text:p>DEL CASTILLO </text:p>
          </table:table-cell>
          <table:table-cell office:value-type="string">
            <text:p>BRIKER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31">
            <text:p>631</text:p>
          </table:table-cell>
          <table:table-cell office:value-type="string">
            <text:p>DIP. REPRESENTACIÓN PROPORCIONAL</text:p>
          </table:table-cell>
          <table:table-cell office:value-type="float" office:value="21">
            <text:p>21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REYNA</text:p>
          </table:table-cell>
          <table:table-cell office:value-type="string">
            <text:p>MARTINEZ </text:p>
          </table:table-cell>
          <table:table-cell office:value-type="string">
            <text:p>VALENCI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32">
            <text:p>632</text:p>
          </table:table-cell>
          <table:table-cell office:value-type="string">
            <text:p>DIP. REPRESENTACIÓN PROPORCIONAL</text:p>
          </table:table-cell>
          <table:table-cell office:value-type="float" office:value="22">
            <text:p>22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ODILON</text:p>
          </table:table-cell>
          <table:table-cell office:value-type="string">
            <text:p>VELAZQUEZ </text:p>
          </table:table-cell>
          <table:table-cell office:value-type="string">
            <text:p>TOLENTINO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33">
            <text:p>633</text:p>
          </table:table-cell>
          <table:table-cell office:value-type="string">
            <text:p>DIP. REPRESENTACIÓN PROPORCIONAL</text:p>
          </table:table-cell>
          <table:table-cell office:value-type="float" office:value="22">
            <text:p>22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SALVADOR</text:p>
          </table:table-cell>
          <table:table-cell office:value-type="string">
            <text:p>FLORES </text:p>
          </table:table-cell>
          <table:table-cell office:value-type="string">
            <text:p>RODRIGU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34">
            <text:p>634</text:p>
          </table:table-cell>
          <table:table-cell office:value-type="string">
            <text:p>DIP. REPRESENTACIÓN PROPORCIONAL</text:p>
          </table:table-cell>
          <table:table-cell office:value-type="float" office:value="23">
            <text:p>23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SALVADOR</text:p>
          </table:table-cell>
          <table:table-cell office:value-type="string">
            <text:p>GARCIA </text:p>
          </table:table-cell>
          <table:table-cell office:value-type="string">
            <text:p>BERRUECOS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35">
            <text:p>635</text:p>
          </table:table-cell>
          <table:table-cell office:value-type="string">
            <text:p>DIP. REPRESENTACIÓN PROPORCIONAL</text:p>
          </table:table-cell>
          <table:table-cell office:value-type="float" office:value="23">
            <text:p>23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DIANA</text:p>
          </table:table-cell>
          <table:table-cell office:value-type="string">
            <text:p>OLGUIN </text:p>
          </table:table-cell>
          <table:table-cell office:value-type="string">
            <text:p>VARGAS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36">
            <text:p>636</text:p>
          </table:table-cell>
          <table:table-cell office:value-type="string">
            <text:p>DIP. REPRESENTACIÓN PROPORCIONAL</text:p>
          </table:table-cell>
          <table:table-cell office:value-type="float" office:value="24">
            <text:p>24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ROCIO DEL PILAR</text:p>
          </table:table-cell>
          <table:table-cell office:value-type="string">
            <text:p>VILLARAUZ </text:p>
          </table:table-cell>
          <table:table-cell office:value-type="string">
            <text:p>MARTIN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37">
            <text:p>637</text:p>
          </table:table-cell>
          <table:table-cell office:value-type="string">
            <text:p>DIP. REPRESENTACIÓN PROPORCIONAL</text:p>
          </table:table-cell>
          <table:table-cell office:value-type="float" office:value="24">
            <text:p>24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ROSA MARIA</text:p>
          </table:table-cell>
          <table:table-cell office:value-type="string">
            <text:p>ZABAL </text:p>
          </table:table-cell>
          <table:table-cell office:value-type="string">
            <text:p>CORTES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38">
            <text:p>638</text:p>
          </table:table-cell>
          <table:table-cell office:value-type="string">
            <text:p>DIP. REPRESENTACIÓN PROPORCIONAL</text:p>
          </table:table-cell>
          <table:table-cell office:value-type="float" office:value="25">
            <text:p>25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JOANA VANESA</text:p>
          </table:table-cell>
          <table:table-cell office:value-type="string">
            <text:p>GUZMAN </text:p>
          </table:table-cell>
          <table:table-cell office:value-type="string">
            <text:p>QUINTANAR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39">
            <text:p>639</text:p>
          </table:table-cell>
          <table:table-cell office:value-type="string">
            <text:p>DIP. REPRESENTACIÓN PROPORCIONAL</text:p>
          </table:table-cell>
          <table:table-cell office:value-type="float" office:value="25">
            <text:p>25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KARIM ALEJANDRA</text:p>
          </table:table-cell>
          <table:table-cell office:value-type="string">
            <text:p>GALARZA </text:p>
          </table:table-cell>
          <table:table-cell office:value-type="string">
            <text:p>AGUILAR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40">
            <text:p>640</text:p>
          </table:table-cell>
          <table:table-cell office:value-type="string">
            <text:p>DIP. REPRESENTACIÓN PROPORCIONAL</text:p>
          </table:table-cell>
          <table:table-cell office:value-type="float" office:value="26">
            <text:p>26</text:p>
          </table:table-cell>
          <table:table-cell office:value-type="string">
            <text:p>pro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<text:s/>AGUSTIN</text:p>
          </table:table-cell>
          <table:table-cell office:value-type="string">
            <text:p>MENDEZ </text:p>
          </table:table-cell>
          <table:table-cell office:value-type="string">
            <text:p>EDUARDO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41">
            <text:p>641</text:p>
          </table:table-cell>
          <table:table-cell office:value-type="string">
            <text:p>DIP. REPRESENTACIÓN PROPORCIONAL</text:p>
          </table:table-cell>
          <table:table-cell office:value-type="float" office:value="26">
            <text:p>26</text:p>
          </table:table-cell>
          <table:table-cell office:value-type="string">
            <text:p>sup</text:p>
          </table:table-cell>
          <table:table-cell office:value-type="string">
            <text:p>cbt</text:p>
          </table:table-cell>
          <table:table-cell office:value-type="float" office:value="2006">
            <text:p>2006</text:p>
          </table:table-cell>
          <table:table-cell office:value-type="string">
            <text:p>MARIA ELENA</text:p>
          </table:table-cell>
          <table:table-cell office:value-type="string">
            <text:p>ALVA </text:p>
          </table:table-cell>
          <table:table-cell office:value-type="string">
            <text:p>SANCH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42">
            <text:p>642</text:p>
          </table:table-cell>
          <table:table-cell office:value-type="string">
            <text:p>DIP. REPRESENTACIÓN PROPORCIONAL</text:p>
          </table:table-cell>
          <table:table-cell office:value-type="float" office:value="1">
            <text:p>1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GLORIA ISABEL</text:p>
          </table:table-cell>
          <table:table-cell office:value-type="string">
            <text:p>CAÑIZO </text:p>
          </table:table-cell>
          <table:table-cell office:value-type="string">
            <text:p>CUEVAS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43">
            <text:p>643</text:p>
          </table:table-cell>
          <table:table-cell office:value-type="string">
            <text:p>DIP. REPRESENTACIÓN PROPORCIONAL</text:p>
          </table:table-cell>
          <table:table-cell office:value-type="float" office:value="1">
            <text:p>1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MARIA DE LAS MERCEDES</text:p>
          </table:table-cell>
          <table:table-cell office:value-type="string">
            <text:p>KURI </text:p>
          </table:table-cell>
          <table:table-cell office:value-type="string">
            <text:p>LORENZO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44">
            <text:p>644</text:p>
          </table:table-cell>
          <table:table-cell office:value-type="string">
            <text:p>DIP. REPRESENTACIÓN PROPORCIONAL</text:p>
          </table:table-cell>
          <table:table-cell office:value-type="float" office:value="2">
            <text:p>2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FERNANDO</text:p>
          </table:table-cell>
          <table:table-cell office:value-type="string">
            <text:p>ESPINO </text:p>
          </table:table-cell>
          <table:table-cell office:value-type="string">
            <text:p>AREVALO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45">
            <text:p>645</text:p>
          </table:table-cell>
          <table:table-cell office:value-type="string">
            <text:p>DIP. REPRESENTACIÓN PROPORCIONAL</text:p>
          </table:table-cell>
          <table:table-cell office:value-type="float" office:value="2">
            <text:p>2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MARIA ENRIQUETA</text:p>
          </table:table-cell>
          <table:table-cell office:value-type="string">
            <text:p>GARCIA </text:p>
          </table:table-cell>
          <table:table-cell office:value-type="string">
            <text:p>VILLARREAL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46">
            <text:p>646</text:p>
          </table:table-cell>
          <table:table-cell office:value-type="string">
            <text:p>DIP. REPRESENTACIÓN PROPORCIONAL</text:p>
          </table:table-cell>
          <table:table-cell office:value-type="float" office:value="3">
            <text:p>3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XIUH GUILLERMO</text:p>
          </table:table-cell>
          <table:table-cell office:value-type="string">
            <text:p>TENORIO <text:s/></text:p>
          </table:table-cell>
          <table:table-cell office:value-type="string">
            <text:p>ANTIGA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47">
            <text:p>647</text:p>
          </table:table-cell>
          <table:table-cell office:value-type="string">
            <text:p>DIP. REPRESENTACIÓN PROPORCIONAL</text:p>
          </table:table-cell>
          <table:table-cell office:value-type="float" office:value="3">
            <text:p>3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OSCAR</text:p>
          </table:table-cell>
          <table:table-cell office:value-type="string">
            <text:p>HERNANDEZ </text:p>
          </table:table-cell>
          <table:table-cell office:value-type="string">
            <text:p>SALGADO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48">
            <text:p>648</text:p>
          </table:table-cell>
          <table:table-cell office:value-type="string">
            <text:p>DIP. REPRESENTACIÓN PROPORCIONAL</text:p>
          </table:table-cell>
          <table:table-cell office:value-type="float" office:value="4">
            <text:p>4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REBECA</text:p>
          </table:table-cell>
          <table:table-cell office:value-type="string">
            <text:p>PARADA </text:p>
          </table:table-cell>
          <table:table-cell office:value-type="string">
            <text:p>ORTEG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49">
            <text:p>649</text:p>
          </table:table-cell>
          <table:table-cell office:value-type="string">
            <text:p>DIP. REPRESENTACIÓN PROPORCIONAL</text:p>
          </table:table-cell>
          <table:table-cell office:value-type="float" office:value="4">
            <text:p>4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LEONARDO</text:p>
          </table:table-cell>
          <table:table-cell office:value-type="string">
            <text:p>MACARENO </text:p>
          </table:table-cell>
          <table:table-cell office:value-type="string">
            <text:p>MEJI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50">
            <text:p>650</text:p>
          </table:table-cell>
          <table:table-cell office:value-type="string">
            <text:p>DIP. REPRESENTACIÓN PROPORCIONAL</text:p>
          </table:table-cell>
          <table:table-cell office:value-type="float" office:value="5">
            <text:p>5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ALBERTO</text:p>
          </table:table-cell>
          <table:table-cell office:value-type="string">
            <text:p>ITURBE </text:p>
          </table:table-cell>
          <table:table-cell office:value-type="string">
            <text:p>GONZAL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51">
            <text:p>651</text:p>
          </table:table-cell>
          <table:table-cell office:value-type="string">
            <text:p>DIP. REPRESENTACIÓN PROPORCIONAL</text:p>
          </table:table-cell>
          <table:table-cell office:value-type="float" office:value="5">
            <text:p>5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SARA PAOLA</text:p>
          </table:table-cell>
          <table:table-cell office:value-type="string">
            <text:p>SANCHEZ </text:p>
          </table:table-cell>
          <table:table-cell office:value-type="string">
            <text:p>JIMEN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52">
            <text:p>652</text:p>
          </table:table-cell>
          <table:table-cell office:value-type="string">
            <text:p>DIP. REPRESENTACIÓN PROPORCIONAL</text:p>
          </table:table-cell>
          <table:table-cell office:value-type="float" office:value="6">
            <text:p>6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LUIS ANTONIO</text:p>
          </table:table-cell>
          <table:table-cell office:value-type="string">
            <text:p>MORENO </text:p>
          </table:table-cell>
          <table:table-cell office:value-type="string">
            <text:p>VEG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53">
            <text:p>653</text:p>
          </table:table-cell>
          <table:table-cell office:value-type="string">
            <text:p>DIP. REPRESENTACIÓN PROPORCIONAL</text:p>
          </table:table-cell>
          <table:table-cell office:value-type="float" office:value="6">
            <text:p>6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MIGUEL ANGEL</text:p>
          </table:table-cell>
          <table:table-cell office:value-type="string">
            <text:p>UREÑA <text:s/></text:p>
          </table:table-cell>
          <table:table-cell office:value-type="string">
            <text:p>VERGARA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54">
            <text:p>654</text:p>
          </table:table-cell>
          <table:table-cell office:value-type="string">
            <text:p>DIP. REPRESENTACIÓN PROPORCIONAL</text:p>
          </table:table-cell>
          <table:table-cell office:value-type="float" office:value="7">
            <text:p>7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JUAN SEBASTIAN</text:p>
          </table:table-cell>
          <table:table-cell office:value-type="string">
            <text:p>ESQUIVEL </text:p>
          </table:table-cell>
          <table:table-cell office:value-type="string">
            <text:p>SENTIES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55">
            <text:p>655</text:p>
          </table:table-cell>
          <table:table-cell office:value-type="string">
            <text:p>DIP. REPRESENTACIÓN PROPORCIONAL</text:p>
          </table:table-cell>
          <table:table-cell office:value-type="float" office:value="7">
            <text:p>7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NINON CATHERINE</text:p>
          </table:table-cell>
          <table:table-cell office:value-type="string">
            <text:p>CASILLAS </text:p>
          </table:table-cell>
          <table:table-cell office:value-type="string">
            <text:p>AHMANN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56">
            <text:p>656</text:p>
          </table:table-cell>
          <table:table-cell office:value-type="string">
            <text:p>DIP. REPRESENTACIÓN PROPORCIONAL</text:p>
          </table:table-cell>
          <table:table-cell office:value-type="float" office:value="8">
            <text:p>8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EDUARDO</text:p>
          </table:table-cell>
          <table:table-cell office:value-type="string">
            <text:p>BARRIENTOS </text:p>
          </table:table-cell>
          <table:table-cell office:value-type="string">
            <text:p>MARTIN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57">
            <text:p>657</text:p>
          </table:table-cell>
          <table:table-cell office:value-type="string">
            <text:p>DIP. REPRESENTACIÓN PROPORCIONAL</text:p>
          </table:table-cell>
          <table:table-cell office:value-type="float" office:value="8">
            <text:p>8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FATIMA ESPERANZA</text:p>
          </table:table-cell>
          <table:table-cell office:value-type="string">
            <text:p>PEREZ </text:p>
          </table:table-cell>
          <table:table-cell office:value-type="string">
            <text:p>LAR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58">
            <text:p>658</text:p>
          </table:table-cell>
          <table:table-cell office:value-type="string">
            <text:p>DIP. REPRESENTACIÓN PROPORCIONAL</text:p>
          </table:table-cell>
          <table:table-cell office:value-type="float" office:value="9">
            <text:p>9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SILVIA</text:p>
          </table:table-cell>
          <table:table-cell office:value-type="string">
            <text:p>BONILLA </text:p>
          </table:table-cell>
          <table:table-cell office:value-type="string">
            <text:p>ALVAR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59">
            <text:p>659</text:p>
          </table:table-cell>
          <table:table-cell office:value-type="string">
            <text:p>DIP. REPRESENTACIÓN PROPORCIONAL</text:p>
          </table:table-cell>
          <table:table-cell office:value-type="float" office:value="9">
            <text:p>9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JORGE CARLOS</text:p>
          </table:table-cell>
          <table:table-cell office:value-type="string">
            <text:p>ROMERO </text:p>
          </table:table-cell>
          <table:table-cell office:value-type="string">
            <text:p>FRANZU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60">
            <text:p>660</text:p>
          </table:table-cell>
          <table:table-cell office:value-type="string">
            <text:p>DIP. REPRESENTACIÓN PROPORCIONAL</text:p>
          </table:table-cell>
          <table:table-cell office:value-type="float" office:value="10">
            <text:p>10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ALFONSO</text:p>
          </table:table-cell>
          <table:table-cell office:value-type="string">
            <text:p>GARCIA </text:p>
          </table:table-cell>
          <table:table-cell office:value-type="string">
            <text:p>RAMIR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61">
            <text:p>661</text:p>
          </table:table-cell>
          <table:table-cell office:value-type="string">
            <text:p>DIP. REPRESENTACIÓN PROPORCIONAL</text:p>
          </table:table-cell>
          <table:table-cell office:value-type="float" office:value="10">
            <text:p>10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ORLANDO</text:p>
          </table:table-cell>
          <table:table-cell office:value-type="string">
            <text:p>GONZALEZ </text:p>
          </table:table-cell>
          <table:table-cell office:value-type="string">
            <text:p>RODRIGU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62">
            <text:p>662</text:p>
          </table:table-cell>
          <table:table-cell office:value-type="string">
            <text:p>DIP. REPRESENTACIÓN PROPORCIONAL</text:p>
          </table:table-cell>
          <table:table-cell office:value-type="float" office:value="11">
            <text:p>11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CAROLINA</text:p>
          </table:table-cell>
          <table:table-cell office:value-type="string">
            <text:p>HUAROTA </text:p>
          </table:table-cell>
          <table:table-cell office:value-type="string">
            <text:p>GUTIERREZ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63">
            <text:p>663</text:p>
          </table:table-cell>
          <table:table-cell office:value-type="string">
            <text:p>DIP. REPRESENTACIÓN PROPORCIONAL</text:p>
          </table:table-cell>
          <table:table-cell office:value-type="float" office:value="11">
            <text:p>11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LUCIA</text:p>
          </table:table-cell>
          <table:table-cell office:value-type="string">
            <text:p>GUADARRAMA </text:p>
          </table:table-cell>
          <table:table-cell office:value-type="string">
            <text:p>HERNAND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64">
            <text:p>664</text:p>
          </table:table-cell>
          <table:table-cell office:value-type="string">
            <text:p>DIP. REPRESENTACIÓN PROPORCIONAL</text:p>
          </table:table-cell>
          <table:table-cell office:value-type="float" office:value="12">
            <text:p>12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MARCO ANTONIO</text:p>
          </table:table-cell>
          <table:table-cell office:value-type="string">
            <text:p>SERRALDE </text:p>
          </table:table-cell>
          <table:table-cell office:value-type="string">
            <text:p>MARTIN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65">
            <text:p>665</text:p>
          </table:table-cell>
          <table:table-cell office:value-type="string">
            <text:p>DIP. REPRESENTACIÓN PROPORCIONAL</text:p>
          </table:table-cell>
          <table:table-cell office:value-type="float" office:value="12">
            <text:p>12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JESSICA VIANEY</text:p>
          </table:table-cell>
          <table:table-cell office:value-type="string">
            <text:p>SERRALDE </text:p>
          </table:table-cell>
          <table:table-cell office:value-type="string">
            <text:p>JIMEN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66">
            <text:p>666</text:p>
          </table:table-cell>
          <table:table-cell office:value-type="string">
            <text:p>DIP. REPRESENTACIÓN PROPORCIONAL</text:p>
          </table:table-cell>
          <table:table-cell office:value-type="float" office:value="13">
            <text:p>13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FELIPA</text:p>
          </table:table-cell>
          <table:table-cell office:value-type="string">
            <text:p>AGUILAR </text:p>
          </table:table-cell>
          <table:table-cell office:value-type="string">
            <text:p>Y CANSINO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67">
            <text:p>667</text:p>
          </table:table-cell>
          <table:table-cell office:value-type="string">
            <text:p>DIP. REPRESENTACIÓN PROPORCIONAL</text:p>
          </table:table-cell>
          <table:table-cell office:value-type="float" office:value="13">
            <text:p>13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MARIA DOLORES</text:p>
          </table:table-cell>
          <table:table-cell office:value-type="string">
            <text:p>JIMENEZ </text:p>
          </table:table-cell>
          <table:table-cell office:value-type="string">
            <text:p>MARQU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68">
            <text:p>668</text:p>
          </table:table-cell>
          <table:table-cell office:value-type="string">
            <text:p>DIP. REPRESENTACIÓN PROPORCIONAL</text:p>
          </table:table-cell>
          <table:table-cell office:value-type="float" office:value="14">
            <text:p>14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VICTOR</text:p>
          </table:table-cell>
          <table:table-cell office:value-type="string">
            <text:p>PONCE </text:p>
          </table:table-cell>
          <table:table-cell office:value-type="string">
            <text:p>NOYOL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69">
            <text:p>669</text:p>
          </table:table-cell>
          <table:table-cell office:value-type="string">
            <text:p>DIP. REPRESENTACIÓN PROPORCIONAL</text:p>
          </table:table-cell>
          <table:table-cell office:value-type="float" office:value="14">
            <text:p>14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RENE TRINIDAD</text:p>
          </table:table-cell>
          <table:table-cell office:value-type="string">
            <text:p>PINTO</text:p>
          </table:table-cell>
          <table:table-cell office:value-type="string">
            <text:p><text:s/>PINTO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70">
            <text:p>670</text:p>
          </table:table-cell>
          <table:table-cell office:value-type="string">
            <text:p>DIP. REPRESENTACIÓN PROPORCIONAL</text:p>
          </table:table-cell>
          <table:table-cell office:value-type="float" office:value="15">
            <text:p>15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DANIEL</text:p>
          </table:table-cell>
          <table:table-cell office:value-type="string">
            <text:p>OJEDA </text:p>
          </table:table-cell>
          <table:table-cell office:value-type="string">
            <text:p>OLVERA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71">
            <text:p>671</text:p>
          </table:table-cell>
          <table:table-cell office:value-type="string">
            <text:p>DIP. REPRESENTACIÓN PROPORCIONAL</text:p>
          </table:table-cell>
          <table:table-cell office:value-type="float" office:value="15">
            <text:p>15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DOLORES AIDEE</text:p>
          </table:table-cell>
          <table:table-cell office:value-type="string">
            <text:p>MENDEZ </text:p>
          </table:table-cell>
          <table:table-cell office:value-type="string">
            <text:p>OCHO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72">
            <text:p>672</text:p>
          </table:table-cell>
          <table:table-cell office:value-type="string">
            <text:p>DIP. REPRESENTACIÓN PROPORCIONAL</text:p>
          </table:table-cell>
          <table:table-cell office:value-type="float" office:value="16">
            <text:p>16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BLANCA GRACIELA</text:p>
          </table:table-cell>
          <table:table-cell office:value-type="string">
            <text:p>SIERRA </text:p>
          </table:table-cell>
          <table:table-cell office:value-type="string">
            <text:p>GARCI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73">
            <text:p>673</text:p>
          </table:table-cell>
          <table:table-cell office:value-type="string">
            <text:p>DIP. REPRESENTACIÓN PROPORCIONAL</text:p>
          </table:table-cell>
          <table:table-cell office:value-type="float" office:value="16">
            <text:p>16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EDGAR</text:p>
          </table:table-cell>
          <table:table-cell office:value-type="string">
            <text:p>SANTILLAN </text:p>
          </table:table-cell>
          <table:table-cell office:value-type="string">
            <text:p>VEL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74">
            <text:p>674</text:p>
          </table:table-cell>
          <table:table-cell office:value-type="string">
            <text:p>DIP. REPRESENTACIÓN PROPORCIONAL</text:p>
          </table:table-cell>
          <table:table-cell office:value-type="float" office:value="17">
            <text:p>17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JORGE LUIS</text:p>
          </table:table-cell>
          <table:table-cell office:value-type="string">
            <text:p>SUAREZ </text:p>
          </table:table-cell>
          <table:table-cell office:value-type="string">
            <text:p>FLORES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75">
            <text:p>675</text:p>
          </table:table-cell>
          <table:table-cell office:value-type="string">
            <text:p>DIP. REPRESENTACIÓN PROPORCIONAL</text:p>
          </table:table-cell>
          <table:table-cell office:value-type="float" office:value="17">
            <text:p>17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SANDRA</text:p>
          </table:table-cell>
          <table:table-cell office:value-type="string">
            <text:p>HERNANDEZ </text:p>
          </table:table-cell>
          <table:table-cell office:value-type="string">
            <text:p>SUAREZ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76">
            <text:p>676</text:p>
          </table:table-cell>
          <table:table-cell office:value-type="string">
            <text:p>DIP. REPRESENTACIÓN PROPORCIONAL</text:p>
          </table:table-cell>
          <table:table-cell office:value-type="float" office:value="18">
            <text:p>18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EVERARDO</text:p>
          </table:table-cell>
          <table:table-cell office:value-type="string">
            <text:p>URIBE <text:s/></text:p>
          </table:table-cell>
          <table:table-cell office:value-type="string">
            <text:p>UNZUETA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77">
            <text:p>677</text:p>
          </table:table-cell>
          <table:table-cell office:value-type="string">
            <text:p>DIP. REPRESENTACIÓN PROPORCIONAL</text:p>
          </table:table-cell>
          <table:table-cell office:value-type="float" office:value="18">
            <text:p>18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SERAFIN</text:p>
          </table:table-cell>
          <table:table-cell office:value-type="string">
            <text:p>ESTRADA </text:p>
          </table:table-cell>
          <table:table-cell office:value-type="string">
            <text:p>GARCI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78">
            <text:p>678</text:p>
          </table:table-cell>
          <table:table-cell office:value-type="string">
            <text:p>DIP. REPRESENTACIÓN PROPORCIONAL</text:p>
          </table:table-cell>
          <table:table-cell office:value-type="float" office:value="19">
            <text:p>19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MARIA DEL PILAR</text:p>
          </table:table-cell>
          <table:table-cell office:value-type="string">
            <text:p>LOREDO </text:p>
          </table:table-cell>
          <table:table-cell office:value-type="string">
            <text:p>ROMERO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79">
            <text:p>679</text:p>
          </table:table-cell>
          <table:table-cell office:value-type="string">
            <text:p>DIP. REPRESENTACIÓN PROPORCIONAL</text:p>
          </table:table-cell>
          <table:table-cell office:value-type="float" office:value="19">
            <text:p>19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MIGUEL ANGEL</text:p>
          </table:table-cell>
          <table:table-cell office:value-type="string">
            <text:p>GORGU </text:p>
          </table:table-cell>
          <table:table-cell office:value-type="string">
            <text:p>CRUZ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80">
            <text:p>680</text:p>
          </table:table-cell>
          <table:table-cell office:value-type="string">
            <text:p>DIP. REPRESENTACIÓN PROPORCIONAL</text:p>
          </table:table-cell>
          <table:table-cell office:value-type="float" office:value="20">
            <text:p>20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XAVIZZENDI NATALIA</text:p>
          </table:table-cell>
          <table:table-cell office:value-type="string">
            <text:p>BAUTISTA </text:p>
          </table:table-cell>
          <table:table-cell office:value-type="string">
            <text:p>JIMEN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81">
            <text:p>681</text:p>
          </table:table-cell>
          <table:table-cell office:value-type="string">
            <text:p>DIP. REPRESENTACIÓN PROPORCIONAL</text:p>
          </table:table-cell>
          <table:table-cell office:value-type="float" office:value="20">
            <text:p>20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BRAULIO DAVID</text:p>
          </table:table-cell>
          <table:table-cell office:value-type="string">
            <text:p>INFANTE </text:p>
          </table:table-cell>
          <table:table-cell office:value-type="string">
            <text:p>GALINDO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82">
            <text:p>682</text:p>
          </table:table-cell>
          <table:table-cell office:value-type="string">
            <text:p>DIP. REPRESENTACIÓN PROPORCIONAL</text:p>
          </table:table-cell>
          <table:table-cell office:value-type="float" office:value="21">
            <text:p>21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MARCO ARTURO</text:p>
          </table:table-cell>
          <table:table-cell office:value-type="string">
            <text:p>NIÑO </text:p>
          </table:table-cell>
          <table:table-cell office:value-type="string">
            <text:p>SILV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83">
            <text:p>683</text:p>
          </table:table-cell>
          <table:table-cell office:value-type="string">
            <text:p>DIP. REPRESENTACIÓN PROPORCIONAL</text:p>
          </table:table-cell>
          <table:table-cell office:value-type="float" office:value="21">
            <text:p>21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MARTHA</text:p>
          </table:table-cell>
          <table:table-cell office:value-type="string">
            <text:p>RAMIREZ </text:p>
          </table:table-cell>
          <table:table-cell office:value-type="string">
            <text:p>ARENAS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84">
            <text:p>684</text:p>
          </table:table-cell>
          <table:table-cell office:value-type="string">
            <text:p>DIP. REPRESENTACIÓN PROPORCIONAL</text:p>
          </table:table-cell>
          <table:table-cell office:value-type="float" office:value="22">
            <text:p>22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VERONICA</text:p>
          </table:table-cell>
          <table:table-cell office:value-type="string">
            <text:p>ESLAVA </text:p>
          </table:table-cell>
          <table:table-cell office:value-type="string">
            <text:p>NUÑ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85">
            <text:p>685</text:p>
          </table:table-cell>
          <table:table-cell office:value-type="string">
            <text:p>DIP. REPRESENTACIÓN PROPORCIONAL</text:p>
          </table:table-cell>
          <table:table-cell office:value-type="float" office:value="22">
            <text:p>22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DIANEY ARIADNA</text:p>
          </table:table-cell>
          <table:table-cell office:value-type="string">
            <text:p>HERRERA </text:p>
          </table:table-cell>
          <table:table-cell office:value-type="string">
            <text:p>SILV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86">
            <text:p>686</text:p>
          </table:table-cell>
          <table:table-cell office:value-type="string">
            <text:p>DIP. REPRESENTACIÓN PROPORCIONAL</text:p>
          </table:table-cell>
          <table:table-cell office:value-type="float" office:value="23">
            <text:p>23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GUADALUPE JULIA</text:p>
          </table:table-cell>
          <table:table-cell office:value-type="string">
            <text:p>GOMEZ </text:p>
          </table:table-cell>
          <table:table-cell office:value-type="string">
            <text:p>ORTI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87">
            <text:p>687</text:p>
          </table:table-cell>
          <table:table-cell office:value-type="string">
            <text:p>DIP. REPRESENTACIÓN PROPORCIONAL</text:p>
          </table:table-cell>
          <table:table-cell office:value-type="float" office:value="23">
            <text:p>23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FRANCISCO</text:p>
          </table:table-cell>
          <table:table-cell office:value-type="string">
            <text:p>GALVAN </text:p>
          </table:table-cell>
          <table:table-cell office:value-type="string">
            <text:p>PULIDO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88">
            <text:p>688</text:p>
          </table:table-cell>
          <table:table-cell office:value-type="string">
            <text:p>DIP. REPRESENTACIÓN PROPORCIONAL</text:p>
          </table:table-cell>
          <table:table-cell office:value-type="float" office:value="24">
            <text:p>24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ERIC</text:p>
          </table:table-cell>
          <table:table-cell office:value-type="string">
            <text:p>SERRALDE </text:p>
          </table:table-cell>
          <table:table-cell office:value-type="string">
            <text:p>MARTIN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89">
            <text:p>689</text:p>
          </table:table-cell>
          <table:table-cell office:value-type="string">
            <text:p>DIP. REPRESENTACIÓN PROPORCIONAL</text:p>
          </table:table-cell>
          <table:table-cell office:value-type="float" office:value="24">
            <text:p>24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BLANCA XOCHITL</text:p>
          </table:table-cell>
          <table:table-cell office:value-type="string">
            <text:p>SERRALDE <text:s/></text:p>
          </table:table-cell>
          <table:table-cell office:value-type="string">
            <text:p>RUIZ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90">
            <text:p>690</text:p>
          </table:table-cell>
          <table:table-cell office:value-type="string">
            <text:p>DIP. REPRESENTACIÓN PROPORCIONAL</text:p>
          </table:table-cell>
          <table:table-cell office:value-type="float" office:value="25">
            <text:p>25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ARACELI</text:p>
          </table:table-cell>
          <table:table-cell office:value-type="string">
            <text:p>RIVERA </text:p>
          </table:table-cell>
          <table:table-cell office:value-type="string">
            <text:p>PONCE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91">
            <text:p>691</text:p>
          </table:table-cell>
          <table:table-cell office:value-type="string">
            <text:p>DIP. REPRESENTACIÓN PROPORCIONAL</text:p>
          </table:table-cell>
          <table:table-cell office:value-type="float" office:value="25">
            <text:p>25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CESAR</text:p>
          </table:table-cell>
          <table:table-cell office:value-type="string">
            <text:p>MACARENO </text:p>
          </table:table-cell>
          <table:table-cell office:value-type="string">
            <text:p>MEJIA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92">
            <text:p>692</text:p>
          </table:table-cell>
          <table:table-cell office:value-type="string">
            <text:p>DIP. REPRESENTACIÓN PROPORCIONAL</text:p>
          </table:table-cell>
          <table:table-cell office:value-type="float" office:value="26">
            <text:p>26</text:p>
          </table:table-cell>
          <table:table-cell office:value-type="string">
            <text:p>pro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<text:s/>ADRIANA</text:p>
          </table:table-cell>
          <table:table-cell office:value-type="string">
            <text:p>TEJEIDA </text:p>
          </table:table-cell>
          <table:table-cell office:value-type="string">
            <text:p>NAVARRETE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93">
            <text:p>693</text:p>
          </table:table-cell>
          <table:table-cell office:value-type="string">
            <text:p>DIP. REPRESENTACIÓN PROPORCIONAL</text:p>
          </table:table-cell>
          <table:table-cell office:value-type="float" office:value="26">
            <text:p>26</text:p>
          </table:table-cell>
          <table:table-cell office:value-type="string">
            <text:p>sup</text:p>
          </table:table-cell>
          <table:table-cell office:value-type="string">
            <text:p>panal</text:p>
          </table:table-cell>
          <table:table-cell office:value-type="float" office:value="2006">
            <text:p>2006</text:p>
          </table:table-cell>
          <table:table-cell office:value-type="string">
            <text:p>ALFREDO</text:p>
          </table:table-cell>
          <table:table-cell office:value-type="string">
            <text:p>HUERTA </text:p>
          </table:table-cell>
          <table:table-cell office:value-type="string">
            <text:p>ORE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94">
            <text:p>694</text:p>
          </table:table-cell>
          <table:table-cell office:value-type="string">
            <text:p>DIP. REPRESENTACIÓN PROPORCIONAL</text:p>
          </table:table-cell>
          <table:table-cell office:value-type="float" office:value="1">
            <text:p>1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JORGE CARLOS</text:p>
          </table:table-cell>
          <table:table-cell office:value-type="string">
            <text:p>DIAZ </text:p>
          </table:table-cell>
          <table:table-cell office:value-type="string">
            <text:p>CUERVO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95">
            <text:p>695</text:p>
          </table:table-cell>
          <table:table-cell office:value-type="string">
            <text:p>DIP. REPRESENTACIÓN PROPORCIONAL</text:p>
          </table:table-cell>
          <table:table-cell office:value-type="float" office:value="1">
            <text:p>1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CARLA ALEJANDRA</text:p>
          </table:table-cell>
          <table:table-cell office:value-type="string">
            <text:p>SANCHEZ </text:p>
          </table:table-cell>
          <table:table-cell office:value-type="string">
            <text:p>ARMAS GARCI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96">
            <text:p>696</text:p>
          </table:table-cell>
          <table:table-cell office:value-type="string">
            <text:p>DIP. REPRESENTACIÓN PROPORCIONAL</text:p>
          </table:table-cell>
          <table:table-cell office:value-type="float" office:value="2">
            <text:p>2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ENRIQUE</text:p>
          </table:table-cell>
          <table:table-cell office:value-type="string">
            <text:p>PEREZ </text:p>
          </table:table-cell>
          <table:table-cell office:value-type="string">
            <text:p>CORRE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97">
            <text:p>697</text:p>
          </table:table-cell>
          <table:table-cell office:value-type="string">
            <text:p>DIP. REPRESENTACIÓN PROPORCIONAL</text:p>
          </table:table-cell>
          <table:table-cell office:value-type="float" office:value="2">
            <text:p>2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CARLOS MAURICIO</text:p>
          </table:table-cell>
          <table:table-cell table:number-columns-repeated="2" office:value-type="string">
            <text:p>GOM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98">
            <text:p>698</text:p>
          </table:table-cell>
          <table:table-cell office:value-type="string">
            <text:p>DIP. REPRESENTACIÓN PROPORCIONAL</text:p>
          </table:table-cell>
          <table:table-cell office:value-type="float" office:value="3">
            <text:p>3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ADELA</text:p>
          </table:table-cell>
          <table:table-cell office:value-type="string">
            <text:p>MUÑIZ </text:p>
          </table:table-cell>
          <table:table-cell office:value-type="string">
            <text:p>GUADARRAM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699">
            <text:p>699</text:p>
          </table:table-cell>
          <table:table-cell office:value-type="string">
            <text:p>DIP. REPRESENTACIÓN PROPORCIONAL</text:p>
          </table:table-cell>
          <table:table-cell office:value-type="float" office:value="3">
            <text:p>3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JOSUE ALBERTO</text:p>
          </table:table-cell>
          <table:table-cell office:value-type="string">
            <text:p>QUINO <text:s/></text:p>
          </table:table-cell>
          <table:table-cell office:value-type="string">
            <text:p>ANDRADE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00">
            <text:p>700</text:p>
          </table:table-cell>
          <table:table-cell office:value-type="string">
            <text:p>DIP. REPRESENTACIÓN PROPORCIONAL</text:p>
          </table:table-cell>
          <table:table-cell office:value-type="float" office:value="4">
            <text:p>4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JESUS ROBERTO</text:p>
          </table:table-cell>
          <table:table-cell office:value-type="string">
            <text:p>ROBLES </text:p>
          </table:table-cell>
          <table:table-cell office:value-type="string">
            <text:p>MALOOF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01">
            <text:p>701</text:p>
          </table:table-cell>
          <table:table-cell office:value-type="string">
            <text:p>DIP. REPRESENTACIÓN PROPORCIONAL</text:p>
          </table:table-cell>
          <table:table-cell office:value-type="float" office:value="4">
            <text:p>4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CARMEN ANGELICA</text:p>
          </table:table-cell>
          <table:table-cell office:value-type="string">
            <text:p>RUBIO </text:p>
          </table:table-cell>
          <table:table-cell office:value-type="string">
            <text:p>LOP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02">
            <text:p>702</text:p>
          </table:table-cell>
          <table:table-cell office:value-type="string">
            <text:p>DIP. REPRESENTACIÓN PROPORCIONAL</text:p>
          </table:table-cell>
          <table:table-cell office:value-type="float" office:value="5">
            <text:p>5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SOFIA</text:p>
          </table:table-cell>
          <table:table-cell office:value-type="string">
            <text:p>ROMAN </text:p>
          </table:table-cell>
          <table:table-cell office:value-type="string">
            <text:p>MONTES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03">
            <text:p>703</text:p>
          </table:table-cell>
          <table:table-cell office:value-type="string">
            <text:p>DIP. REPRESENTACIÓN PROPORCIONAL</text:p>
          </table:table-cell>
          <table:table-cell office:value-type="float" office:value="5">
            <text:p>5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JESUS</text:p>
          </table:table-cell>
          <table:table-cell office:value-type="string">
            <text:p>FIGUEROA </text:p>
          </table:table-cell>
          <table:table-cell office:value-type="string">
            <text:p>CUELLAR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04">
            <text:p>704</text:p>
          </table:table-cell>
          <table:table-cell office:value-type="string">
            <text:p>DIP. REPRESENTACIÓN PROPORCIONAL</text:p>
          </table:table-cell>
          <table:table-cell office:value-type="float" office:value="6">
            <text:p>6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MIGUEL MEDARDO</text:p>
          </table:table-cell>
          <table:table-cell office:value-type="string">
            <text:p>GONZALEZ </text:p>
          </table:table-cell>
          <table:table-cell office:value-type="string">
            <text:p>COMPEAN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05">
            <text:p>705</text:p>
          </table:table-cell>
          <table:table-cell office:value-type="string">
            <text:p>DIP. REPRESENTACIÓN PROPORCIONAL</text:p>
          </table:table-cell>
          <table:table-cell office:value-type="float" office:value="6">
            <text:p>6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ANA DELIA</text:p>
          </table:table-cell>
          <table:table-cell office:value-type="string">
            <text:p>DIAZ </text:p>
          </table:table-cell>
          <table:table-cell office:value-type="string">
            <text:p>LOYA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06">
            <text:p>706</text:p>
          </table:table-cell>
          <table:table-cell office:value-type="string">
            <text:p>DIP. REPRESENTACIÓN PROPORCIONAL</text:p>
          </table:table-cell>
          <table:table-cell office:value-type="float" office:value="7">
            <text:p>7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LEON</text:p>
          </table:table-cell>
          <table:table-cell office:value-type="string">
            <text:p>KONIK </text:p>
          </table:table-cell>
          <table:table-cell office:value-type="string">
            <text:p>TACHER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07">
            <text:p>707</text:p>
          </table:table-cell>
          <table:table-cell office:value-type="string">
            <text:p>DIP. REPRESENTACIÓN PROPORCIONAL</text:p>
          </table:table-cell>
          <table:table-cell office:value-type="float" office:value="7">
            <text:p>7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JESUS CURICAVERI</text:p>
          </table:table-cell>
          <table:table-cell office:value-type="string">
            <text:p>CRUZ VILLEGAS <text:s/></text:p>
          </table:table-cell>
          <table:table-cell office:value-type="string">
            <text:p>FUENTES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08">
            <text:p>708</text:p>
          </table:table-cell>
          <table:table-cell office:value-type="string">
            <text:p>DIP. REPRESENTACIÓN PROPORCIONAL</text:p>
          </table:table-cell>
          <table:table-cell office:value-type="float" office:value="8">
            <text:p>8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PABLO</text:p>
          </table:table-cell>
          <table:table-cell office:value-type="string">
            <text:p>VALERO </text:p>
          </table:table-cell>
          <table:table-cell office:value-type="string">
            <text:p>ROBLES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09">
            <text:p>709</text:p>
          </table:table-cell>
          <table:table-cell office:value-type="string">
            <text:p>DIP. REPRESENTACIÓN PROPORCIONAL</text:p>
          </table:table-cell>
          <table:table-cell office:value-type="float" office:value="8">
            <text:p>8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ANTONIO OSCAR</text:p>
          </table:table-cell>
          <table:table-cell office:value-type="string">
            <text:p>SALDIVAR </text:p>
          </table:table-cell>
          <table:table-cell office:value-type="string">
            <text:p>MENDOZ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10">
            <text:p>710</text:p>
          </table:table-cell>
          <table:table-cell office:value-type="string">
            <text:p>DIP. REPRESENTACIÓN PROPORCIONAL</text:p>
          </table:table-cell>
          <table:table-cell office:value-type="float" office:value="9">
            <text:p>9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AMELIA DOMINGA</text:p>
          </table:table-cell>
          <table:table-cell office:value-type="string">
            <text:p>HERNANDEZ</text:p>
          </table:table-cell>
          <table:table-cell office:value-type="string">
            <text:p><text:s/>VELAZQUEZ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11">
            <text:p>711</text:p>
          </table:table-cell>
          <table:table-cell office:value-type="string">
            <text:p>DIP. REPRESENTACIÓN PROPORCIONAL</text:p>
          </table:table-cell>
          <table:table-cell office:value-type="float" office:value="9">
            <text:p>9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JULIA</text:p>
          </table:table-cell>
          <table:table-cell office:value-type="string">
            <text:p>GALINDO</text:p>
          </table:table-cell>
          <table:table-cell office:value-type="string">
            <text:p><text:s/>ROSAS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12">
            <text:p>712</text:p>
          </table:table-cell>
          <table:table-cell office:value-type="string">
            <text:p>DIP. REPRESENTACIÓN PROPORCIONAL</text:p>
          </table:table-cell>
          <table:table-cell office:value-type="float" office:value="10">
            <text:p>10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JUAN CARLOS</text:p>
          </table:table-cell>
          <table:table-cell office:value-type="string">
            <text:p>GAMEZ </text:p>
          </table:table-cell>
          <table:table-cell office:value-type="string">
            <text:p>SAGRERO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13">
            <text:p>713</text:p>
          </table:table-cell>
          <table:table-cell office:value-type="string">
            <text:p>DIP. REPRESENTACIÓN PROPORCIONAL</text:p>
          </table:table-cell>
          <table:table-cell office:value-type="float" office:value="10">
            <text:p>10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MA. GUADALUPE</text:p>
          </table:table-cell>
          <table:table-cell office:value-type="string">
            <text:p>MALDONADO</text:p>
          </table:table-cell>
          <table:table-cell office:value-type="string">
            <text:p><text:s/>SUSANO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14">
            <text:p>714</text:p>
          </table:table-cell>
          <table:table-cell office:value-type="string">
            <text:p>DIP. REPRESENTACIÓN PROPORCIONAL</text:p>
          </table:table-cell>
          <table:table-cell office:value-type="float" office:value="11">
            <text:p>11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MARIA ISABEL</text:p>
          </table:table-cell>
          <table:table-cell office:value-type="string">
            <text:p>VALDES</text:p>
          </table:table-cell>
          <table:table-cell office:value-type="string">
            <text:p><text:s/>HERNANDEZ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15">
            <text:p>715</text:p>
          </table:table-cell>
          <table:table-cell office:value-type="string">
            <text:p>DIP. REPRESENTACIÓN PROPORCIONAL</text:p>
          </table:table-cell>
          <table:table-cell office:value-type="float" office:value="11">
            <text:p>11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FRANCISCO GERARDO</text:p>
          </table:table-cell>
          <table:table-cell office:value-type="string">
            <text:p>TORRES </text:p>
          </table:table-cell>
          <table:table-cell office:value-type="string">
            <text:p>RODRIGUEZ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16">
            <text:p>716</text:p>
          </table:table-cell>
          <table:table-cell office:value-type="string">
            <text:p>DIP. REPRESENTACIÓN PROPORCIONAL</text:p>
          </table:table-cell>
          <table:table-cell office:value-type="float" office:value="12">
            <text:p>12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CARLOS RENE</text:p>
          </table:table-cell>
          <table:table-cell office:value-type="string">
            <text:p>SALGADO</text:p>
          </table:table-cell>
          <table:table-cell office:value-type="string">
            <text:p><text:s/>YAÑ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17">
            <text:p>717</text:p>
          </table:table-cell>
          <table:table-cell office:value-type="string">
            <text:p>DIP. REPRESENTACIÓN PROPORCIONAL</text:p>
          </table:table-cell>
          <table:table-cell office:value-type="float" office:value="12">
            <text:p>12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JUAN PABLO</text:p>
          </table:table-cell>
          <table:table-cell office:value-type="string">
            <text:p>PEREZ</text:p>
          </table:table-cell>
          <table:table-cell office:value-type="string">
            <text:p><text:s/>MEJIA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18">
            <text:p>718</text:p>
          </table:table-cell>
          <table:table-cell office:value-type="string">
            <text:p>DIP. REPRESENTACIÓN PROPORCIONAL</text:p>
          </table:table-cell>
          <table:table-cell office:value-type="float" office:value="13">
            <text:p>13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MONICA</text:p>
          </table:table-cell>
          <table:table-cell office:value-type="string">
            <text:p>PUEBLITA </text:p>
          </table:table-cell>
          <table:table-cell office:value-type="string">
            <text:p>DIAZ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19">
            <text:p>719</text:p>
          </table:table-cell>
          <table:table-cell office:value-type="string">
            <text:p>DIP. REPRESENTACIÓN PROPORCIONAL</text:p>
          </table:table-cell>
          <table:table-cell office:value-type="float" office:value="13">
            <text:p>13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CHRISTIAN BADIR</text:p>
          </table:table-cell>
          <table:table-cell office:value-type="string">
            <text:p>FLORES </text:p>
          </table:table-cell>
          <table:table-cell office:value-type="string">
            <text:p>PEREZ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20">
            <text:p>720</text:p>
          </table:table-cell>
          <table:table-cell office:value-type="string">
            <text:p>DIP. REPRESENTACIÓN PROPORCIONAL</text:p>
          </table:table-cell>
          <table:table-cell office:value-type="float" office:value="14">
            <text:p>14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ROBERTO FRANCISCO</text:p>
          </table:table-cell>
          <table:table-cell office:value-type="string">
            <text:p>GERHARD</text:p>
          </table:table-cell>
          <table:table-cell office:value-type="string">
            <text:p><text:s/>TUM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21">
            <text:p>721</text:p>
          </table:table-cell>
          <table:table-cell office:value-type="string">
            <text:p>DIP. REPRESENTACIÓN PROPORCIONAL</text:p>
          </table:table-cell>
          <table:table-cell office:value-type="float" office:value="14">
            <text:p>14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LAURA PATRICIA</text:p>
          </table:table-cell>
          <table:table-cell office:value-type="string">
            <text:p>DE LEON </text:p>
          </table:table-cell>
          <table:table-cell office:value-type="string">
            <text:p>HERNANDEZ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22">
            <text:p>722</text:p>
          </table:table-cell>
          <table:table-cell office:value-type="string">
            <text:p>DIP. REPRESENTACIÓN PROPORCIONAL</text:p>
          </table:table-cell>
          <table:table-cell office:value-type="float" office:value="15">
            <text:p>15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JUAN CARLOS</text:p>
          </table:table-cell>
          <table:table-cell office:value-type="string">
            <text:p>RANGEL <text:s/></text:p>
          </table:table-cell>
          <table:table-cell office:value-type="string">
            <text:p>ROMERO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23">
            <text:p>723</text:p>
          </table:table-cell>
          <table:table-cell office:value-type="string">
            <text:p>DIP. REPRESENTACIÓN PROPORCIONAL</text:p>
          </table:table-cell>
          <table:table-cell office:value-type="float" office:value="15">
            <text:p>15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DANIEL PAULO FERNANDO</text:p>
          </table:table-cell>
          <table:table-cell office:value-type="string">
            <text:p>CALLES </text:p>
          </table:table-cell>
          <table:table-cell office:value-type="string">
            <text:p>RITTNER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24">
            <text:p>724</text:p>
          </table:table-cell>
          <table:table-cell office:value-type="string">
            <text:p>DIP. REPRESENTACIÓN PROPORCIONAL</text:p>
          </table:table-cell>
          <table:table-cell office:value-type="float" office:value="16">
            <text:p>16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DOMINGO</text:p>
          </table:table-cell>
          <table:table-cell office:value-type="string">
            <text:p>RAZO </text:p>
          </table:table-cell>
          <table:table-cell office:value-type="string">
            <text:p>CERVANTES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25">
            <text:p>725</text:p>
          </table:table-cell>
          <table:table-cell office:value-type="string">
            <text:p>DIP. REPRESENTACIÓN PROPORCIONAL</text:p>
          </table:table-cell>
          <table:table-cell office:value-type="float" office:value="16">
            <text:p>16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ANA MARIA</text:p>
          </table:table-cell>
          <table:table-cell office:value-type="string">
            <text:p>PEREZ </text:p>
          </table:table-cell>
          <table:table-cell office:value-type="string">
            <text:p>MUÑO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26">
            <text:p>726</text:p>
          </table:table-cell>
          <table:table-cell office:value-type="string">
            <text:p>DIP. REPRESENTACIÓN PROPORCIONAL</text:p>
          </table:table-cell>
          <table:table-cell office:value-type="float" office:value="17">
            <text:p>17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AIRY</text:p>
          </table:table-cell>
          <table:table-cell office:value-type="string">
            <text:p>GARCIA </text:p>
          </table:table-cell>
          <table:table-cell office:value-type="string">
            <text:p>TERRAZAS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27">
            <text:p>727</text:p>
          </table:table-cell>
          <table:table-cell office:value-type="string">
            <text:p>DIP. REPRESENTACIÓN PROPORCIONAL</text:p>
          </table:table-cell>
          <table:table-cell office:value-type="float" office:value="17">
            <text:p>17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DAVID</text:p>
          </table:table-cell>
          <table:table-cell office:value-type="string">
            <text:p>PAEZ </text:p>
          </table:table-cell>
          <table:table-cell office:value-type="string">
            <text:p>GONZALEZ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28">
            <text:p>728</text:p>
          </table:table-cell>
          <table:table-cell office:value-type="string">
            <text:p>DIP. REPRESENTACIÓN PROPORCIONAL</text:p>
          </table:table-cell>
          <table:table-cell office:value-type="float" office:value="18">
            <text:p>18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HUGO MARCELO</text:p>
          </table:table-cell>
          <table:table-cell office:value-type="string">
            <text:p>SALAS </text:p>
          </table:table-cell>
          <table:table-cell office:value-type="string">
            <text:p>GARCIA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29">
            <text:p>729</text:p>
          </table:table-cell>
          <table:table-cell office:value-type="string">
            <text:p>DIP. REPRESENTACIÓN PROPORCIONAL</text:p>
          </table:table-cell>
          <table:table-cell office:value-type="float" office:value="18">
            <text:p>18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PABLO DAVID</text:p>
          </table:table-cell>
          <table:table-cell office:value-type="string">
            <text:p>BALTAZAR</text:p>
          </table:table-cell>
          <table:table-cell office:value-type="string">
            <text:p><text:s/>LUNA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30">
            <text:p>730</text:p>
          </table:table-cell>
          <table:table-cell office:value-type="string">
            <text:p>DIP. REPRESENTACIÓN PROPORCIONAL</text:p>
          </table:table-cell>
          <table:table-cell office:value-type="float" office:value="19">
            <text:p>19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ALFONSO</text:p>
          </table:table-cell>
          <table:table-cell office:value-type="string">
            <text:p>CERVANTES</text:p>
          </table:table-cell>
          <table:table-cell office:value-type="string">
            <text:p><text:s/>RODRIGUEZ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31">
            <text:p>731</text:p>
          </table:table-cell>
          <table:table-cell office:value-type="string">
            <text:p>DIP. REPRESENTACIÓN PROPORCIONAL</text:p>
          </table:table-cell>
          <table:table-cell office:value-type="float" office:value="19">
            <text:p>19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FLOR DE LUZ</text:p>
          </table:table-cell>
          <table:table-cell office:value-type="string">
            <text:p>CASTILLA</text:p>
          </table:table-cell>
          <table:table-cell office:value-type="string">
            <text:p><text:s/>PEREZ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32">
            <text:p>732</text:p>
          </table:table-cell>
          <table:table-cell office:value-type="string">
            <text:p>DIP. REPRESENTACIÓN PROPORCIONAL</text:p>
          </table:table-cell>
          <table:table-cell office:value-type="float" office:value="20">
            <text:p>20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SILVIA</text:p>
          </table:table-cell>
          <table:table-cell office:value-type="string">
            <text:p>SAUCEDO </text:p>
          </table:table-cell>
          <table:table-cell office:value-type="string">
            <text:p>SUAR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33">
            <text:p>733</text:p>
          </table:table-cell>
          <table:table-cell office:value-type="string">
            <text:p>DIP. REPRESENTACIÓN PROPORCIONAL</text:p>
          </table:table-cell>
          <table:table-cell office:value-type="float" office:value="20">
            <text:p>20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CARLOS FRANCISCO</text:p>
          </table:table-cell>
          <table:table-cell office:value-type="string">
            <text:p>RAMIREZ </text:p>
          </table:table-cell>
          <table:table-cell office:value-type="string">
            <text:p>DELGADO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34">
            <text:p>734</text:p>
          </table:table-cell>
          <table:table-cell office:value-type="string">
            <text:p>DIP. REPRESENTACIÓN PROPORCIONAL</text:p>
          </table:table-cell>
          <table:table-cell office:value-type="float" office:value="21">
            <text:p>21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PAOLA</text:p>
          </table:table-cell>
          <table:table-cell office:value-type="string">
            <text:p>GOMEZ </text:p>
          </table:table-cell>
          <table:table-cell office:value-type="string">
            <text:p>ESPINOSA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35">
            <text:p>735</text:p>
          </table:table-cell>
          <table:table-cell office:value-type="string">
            <text:p>DIP. REPRESENTACIÓN PROPORCIONAL</text:p>
          </table:table-cell>
          <table:table-cell office:value-type="float" office:value="21">
            <text:p>21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JESUS</text:p>
          </table:table-cell>
          <table:table-cell office:value-type="string">
            <text:p>RAMIREZ</text:p>
          </table:table-cell>
          <table:table-cell office:value-type="string">
            <text:p><text:s/>MARTIN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36">
            <text:p>736</text:p>
          </table:table-cell>
          <table:table-cell office:value-type="string">
            <text:p>DIP. REPRESENTACIÓN PROPORCIONAL</text:p>
          </table:table-cell>
          <table:table-cell office:value-type="float" office:value="22">
            <text:p>22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MARINA</text:p>
          </table:table-cell>
          <table:table-cell office:value-type="string">
            <text:p>MUÑOZ </text:p>
          </table:table-cell>
          <table:table-cell office:value-type="string">
            <text:p>RODRIGUEZ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37">
            <text:p>737</text:p>
          </table:table-cell>
          <table:table-cell office:value-type="string">
            <text:p>DIP. REPRESENTACIÓN PROPORCIONAL</text:p>
          </table:table-cell>
          <table:table-cell office:value-type="float" office:value="22">
            <text:p>22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HECTOR MANUEL</text:p>
          </table:table-cell>
          <table:table-cell office:value-type="string">
            <text:p>ZAMORA </text:p>
          </table:table-cell>
          <table:table-cell office:value-type="string">
            <text:p>CASTREJON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38">
            <text:p>738</text:p>
          </table:table-cell>
          <table:table-cell office:value-type="string">
            <text:p>DIP. REPRESENTACIÓN PROPORCIONAL</text:p>
          </table:table-cell>
          <table:table-cell office:value-type="float" office:value="23">
            <text:p>23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HUGO</text:p>
          </table:table-cell>
          <table:table-cell office:value-type="string">
            <text:p>COVANTES </text:p>
          </table:table-cell>
          <table:table-cell office:value-type="string">
            <text:p>TORRES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39">
            <text:p>739</text:p>
          </table:table-cell>
          <table:table-cell office:value-type="string">
            <text:p>DIP. REPRESENTACIÓN PROPORCIONAL</text:p>
          </table:table-cell>
          <table:table-cell office:value-type="float" office:value="23">
            <text:p>23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C MERCEDES</text:p>
          </table:table-cell>
          <table:table-cell office:value-type="string">
            <text:p>HOREÑO </text:p>
          </table:table-cell>
          <table:table-cell office:value-type="string">
            <text:p>DOMINGUEZ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40">
            <text:p>740</text:p>
          </table:table-cell>
          <table:table-cell office:value-type="string">
            <text:p>DIP. REPRESENTACIÓN PROPORCIONAL</text:p>
          </table:table-cell>
          <table:table-cell office:value-type="float" office:value="24">
            <text:p>24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VICTOR MANUEL</text:p>
          </table:table-cell>
          <table:table-cell office:value-type="string">
            <text:p>CERVANTES </text:p>
          </table:table-cell>
          <table:table-cell office:value-type="string">
            <text:p>RODRIGUEZ 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41">
            <text:p>741</text:p>
          </table:table-cell>
          <table:table-cell office:value-type="string">
            <text:p>DIP. REPRESENTACIÓN PROPORCIONAL</text:p>
          </table:table-cell>
          <table:table-cell office:value-type="float" office:value="24">
            <text:p>24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FRANCISCO GUILLERMO</text:p>
          </table:table-cell>
          <table:table-cell office:value-type="string">
            <text:p>ALONSO <text:s/></text:p>
          </table:table-cell>
          <table:table-cell office:value-type="string">
            <text:p>NORMA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42">
            <text:p>742</text:p>
          </table:table-cell>
          <table:table-cell office:value-type="string">
            <text:p>DIP. REPRESENTACIÓN PROPORCIONAL</text:p>
          </table:table-cell>
          <table:table-cell office:value-type="float" office:value="25">
            <text:p>25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VICTOR ELIAS</text:p>
          </table:table-cell>
          <table:table-cell office:value-type="string">
            <text:p>ROSAS </text:p>
          </table:table-cell>
          <table:table-cell office:value-type="string">
            <text:p>REYES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43">
            <text:p>743</text:p>
          </table:table-cell>
          <table:table-cell office:value-type="string">
            <text:p>DIP. REPRESENTACIÓN PROPORCIONAL</text:p>
          </table:table-cell>
          <table:table-cell office:value-type="float" office:value="25">
            <text:p>25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RAUL</text:p>
          </table:table-cell>
          <table:table-cell office:value-type="string">
            <text:p>FRANCO <text:s/></text:p>
          </table:table-cell>
          <table:table-cell office:value-type="string">
            <text:p>DELGADO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44">
            <text:p>744</text:p>
          </table:table-cell>
          <table:table-cell office:value-type="string">
            <text:p>DIP. REPRESENTACIÓN PROPORCIONAL</text:p>
          </table:table-cell>
          <table:table-cell office:value-type="float" office:value="26">
            <text:p>26</text:p>
          </table:table-cell>
          <table:table-cell office:value-type="string">
            <text:p>pro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ELIZABETH</text:p>
          </table:table-cell>
          <table:table-cell office:value-type="string">
            <text:p>PEREZ <text:s/></text:p>
          </table:table-cell>
          <table:table-cell office:value-type="string">
            <text:p>CADENA</text:p>
          </table:table-cell>
          <table:table-cell office:value-type="string">
            <text:p>24-May-06</text:p>
          </table:table-cell>
        </table:table-row>
        <table:table-row table:style-name="ro3">
          <table:table-cell office:value-type="float" office:value="745">
            <text:p>745</text:p>
          </table:table-cell>
          <table:table-cell office:value-type="string">
            <text:p>DIP. REPRESENTACIÓN PROPORCIONAL</text:p>
          </table:table-cell>
          <table:table-cell office:value-type="float" office:value="26">
            <text:p>26</text:p>
          </table:table-cell>
          <table:table-cell office:value-type="string">
            <text:p>sup</text:p>
          </table:table-cell>
          <table:table-cell office:value-type="string">
            <text:p>asdc</text:p>
          </table:table-cell>
          <table:table-cell office:value-type="float" office:value="2006">
            <text:p>2006</text:p>
          </table:table-cell>
          <table:table-cell office:value-type="string">
            <text:p><text:s/>ANDRES</text:p>
          </table:table-cell>
          <table:table-cell office:value-type="string">
            <text:p>VALERO </text:p>
          </table:table-cell>
          <table:table-cell office:value-type="string">
            <text:p>ROBLES</text:p>
          </table:table-cell>
          <table:table-cell office:value-type="string">
            <text:p>24-May-06</text:p>
          </table:table-cell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database-ranges>
        <table:database-range table:name="__Anonymous_Sheet_DB__0" table:target-range-address="Sheet1.A3:Sheet1.J7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10/10/2013</text:date>, <text:time>17:4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3-10-09T19:16:32</meta:creation-date>
    <dc:date>2013-10-10T17:45:30.13</dc:date>
    <dc:creator>Eric Magar</dc:creator>
    <meta:editing-duration>PT25M23S</meta:editing-duration>
    <meta:editing-cycles>7</meta:editing-cycles>
    <meta:generator>OpenOffice/4.0.0$Win32 OpenOffice.org_project/400m3$Build-9702</meta:generator>
    <meta:document-statistic meta:table-count="3" meta:cell-count="7460" meta:object-count="0"/>
  </office:meta>
</office:document-meta>
</file>